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data_base_to_open_source</text:h>
      <text:h text:outline-level="2" text:style-name="Heading_2" text:is-list-header="true">Table structure for table dohe</text:h>
      <table:table table:name="dohe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en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dohe</text:h>
      <table:table table:name="dohe_structure">
        <table:table-column table:number-columns-repeated="2"/>
        <table:table-row>
          <table:table-cell office:value-type="string">
            <text:p>id</text:p>
          </table:table-cell>
          <table:table-cell office:value-type="string">
            <text:p>content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दुख में सुमरिन सब करे, सुख मे करे न कोय ।जो सुख मे सुमरिन करे, दुख काहे को होय ॥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तिनका कबहुँ न निंदिये, जो पाँयन तर होय । कबहुँ उड़ आँखिन परे, पीर घनेरी होय ॥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माला फेरत जुग भया, फिरा न मन का फेर । कर का मन का डार दें, मन का मनका फेर ॥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गुरु गोविन्द दोनों खड़े, काके लागूं पाँय । बलिहारी गुरु आपनो, गोविंद दियो बताय ॥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बलिहारी गुरु आपनो, घड़ी-घड़ी सौ सौ बार । मानुष से देवत किया करत न लागी बार ॥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कबिरा माला मनहि की, और संसारी भीख । माला फेरे हरि मिले, गले रहट के देख ॥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सुख मे सुमिरन ना किया, दु:ख में किया याद । कह कबीर ता दास की, कौन सुने फरियाद ॥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साईं इतना दीजिये, जा मे कुटुम समाय । मैं भी भूखा न रहूँ, साधु ना भूखा जाय ॥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लूट सके तो लूट ले, राम नाम की लूट । पाछे फिरे पछताओगे, प्राण जाहिं जब छूट ॥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जाति न पूछो साधु की, पूछि लीजिए ज्ञान । मोल करो तलवार का, पड़ा रहन दो म्यान ॥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जहाँ दया तहाँ धर्म है, जहाँ लोभ तहाँ पाप । जहाँ क्रोध तहाँ पाप है, जहाँ क्षमा तहाँ आप ॥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धीरे-धीरे रे मना, धीरे सब कुछ होय । माली सींचे सौ घड़ा, ॠतु आए फल होय ॥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कबीरा ते नर अन्ध है, गुरु को कहते और । हरि रूठे गुरु ठौर है, गुरु रुठै नहीं ठौर ॥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पाँच पहर धन्धे गया, तीन पहर गया सोय । एक पहर हरि नाम बिन, मुक्ति कैसे होय ॥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कबीरा सोया क्या करे, उठि न भजे भगवान । जम जब घर ले जायेंगे, पड़ी रहेगी म्यान ॥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शीलवन्त सबसे बड़ा, सब रतनन की खान । तीन लोक की सम्पदा, रही शील में आन ॥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माया मरी न मन मरा, मर-मर गए शरीर । आशा तृष्णा न मरी, कह गए दास कबीर ॥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माटी कहे कुम्हार से, तु क्या रौंदे मोय । एक दिन ऐसा आएगा, मैं रौंदूंगी तोय ॥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रात गंवाई सोय के, दिवस गंवाया खाय । हीना जन्म अनमोल था, कोड़ी बदले जाय ॥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नींद निशानी मौत की, उठ कबीरा जाग । और रसायन छांड़ि के, नाम रसायन लाग ॥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जो तोकु कांटा बुवे, ताहि बोय तू फूल । तोकू फूल के फूल है, बाकू है त्रिशूल ॥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दुर्लभ मानुष जन्म है, देह न बारम्बार । तरुवर ज्यों पत्ती झड़े, बहुरि न लागे डार ॥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आय हैं सो जाएँगे, राजा रंक फकीर । एक सिंहासन चढ़ि चले, एक बँधे जात जंजीर ॥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काल करे सो आज कर, आज करे सो अब । पल में प्रलय होएगी, बहुरि करेगा कब ॥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माँगन मरण समान है, मति माँगो कोई भीख । माँगन से तो मरना भला, यह सतगुरु की सीख ॥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जहाँ आपा तहाँ आपदां, जहाँ संशय तहाँ रोग । कह कबीर यह क्यों मिटे, चारों धीरज रोग ॥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माया छाया एक सी, बिरला जाने कोय । भगता के पीछे लगे, सम्मुख भागे सोय ॥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आया था किस काम को, तु सोया चादर तान । सुरत सम्भाल ए गाफिल, अपना आप पहचान ॥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क्या भरोसा देह का, बिनस जात छिन मांह । साँस-सांस सुमिरन करो और यतन कुछ नांह ॥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गारी ही सों ऊपजे, कलह कष्ट और मींच । हारि चले सो साधु है, लागि चले सो नींच ॥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दुर्बल को न सताइए, जाकि मोटी हाय । बिना जीव की हाय से, लोहा भस्म हो जाय ॥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दान दिए धन ना घते, नदी ने घटे नीर । अपनी आँखों देख लो, यों क्या कहे कबीर ॥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दस द्वारे का पिंजरा, तामे पंछी का कौन । रहे को अचरज है, गए अचम्भा कौन ॥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ऐसी वाणी बोलेए, मन का आपा खोय । औरन को शीतल करे, आपहु शीतल होय ॥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हीरा वहाँ न खोलिये, जहाँ कुंजड़ों की हाट । बांधो चुप की पोटरी, लागहु अपनी बाट ॥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कुटिल वचन सबसे बुरा, जारि कर तन हार । साधु वचन जल रूप, बरसे अमृत धार ॥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जग में बैरी कोई नहीं, जो मन शीतल होय । यह आपा तो ड़ाल दे, दया करे सब कोय ॥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मैं रोऊँ जब जगत को, मोको रोवे न होय । मोको रोबे सोचना, जो शब्द बोय की होय ॥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सोवा साधु जगाइए, करे नाम का जाप । यह तीनों सोते भले, साकित सिंह और साँप ॥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अवगुन कहूँ शराब का, आपा अहमक साथ । मानुष से पशुआ करे दाय, गाँठ से खात ॥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बाजीगर का बांदरा, ऐसा जीव मन के साथ । नाना नाच दिखाय कर, राखे अपने साथ ॥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अटकी भाल शरीर में तीर रहा है टूट । चुम्बक बिना निकले नहीं कोटि पटन को फ़ूट ॥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कबीरा जपना काठ की, क्या दिख्लावे मोय । ह्रदय नाम न जपेगा, यह जपनी क्या होय ॥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पतिवृता मैली, काली कुचल कुरूप । पतिवृता के रूप पर, वारो कोटि सरूप ॥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बैध मुआ रोगी मुआ, मुआ सकल संसार । एक कबीरा ना मुआ, जेहि के राम अधार ॥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हर चाले तो मानव, बेहद चले सो साध । हद बेहद दोनों तजे, ताको भता अगाध ॥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राम रहे बन भीतरे गुरु की पूजा ना आस । रहे कबीर पाखण्ड सब, झूठे सदा निराश ॥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जाके जिव्या बन्धन नहीं, ह्र्दय में नहीं साँच । वाके संग न लागिये, खाले वटिया काँच ॥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तीरथ गये ते एक फल, सन्त मिले फल चार । सत्गुरु मिले अनेक फल, कहें कबीर विचार ॥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सुमरण से मन लाइए, जैसे पानी बिन मीन । प्राण तजे बिन बिछड़े, सन्त कबीर कह दीन ॥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समझाये समझे नहीं, पर के साथ बिकाय । मैं खींचत हूँ आपके, तू चला जमपुर जाए ॥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हंसा मोती विण्न्या, कुञ्च्न थार भराय । जो जन मार्ग न जाने, सो तिस कहा कराय ॥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कहना सो कह दिया, अब कुछ कहा न जाय । एक रहा दूजा गया, दरिया लहर समाय ॥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वस्तु है ग्राहक नहीं, वस्तु सागर अनमोल । बिना करम का मानव, फिरैं डांवाडोल ॥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कली खोटा जग आंधरा, शब्द न माने कोय । चाहे कहँ सत आइना, जो जग बैरी होय ॥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कामी, क्रोधी, लालची, इनसे भक्ति न होय । भक्ति करे कोइ सूरमा, जाति वरन कुल खोय ॥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जागन में सोवन करे, साधन में लौ लाय । सूरत डोर लागी रहे, तार टूट नाहिं जाय ॥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साधु ऐसा चहिए ,जैसा सूप सुभाय । सार-सार को गहि रहे, थोथ देइ उड़ाय ॥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लगी लग्न छूटे नाहिं, जीभ चोंच जरि जाय । मीठा कहा अंगार में, जाहि चकोर चबाय ॥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भक्ति गेंद चौगान की, भावे कोई ले जाय । कह कबीर कुछ भेद नाहिं, कहां रंक कहां राय ॥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घट का परदा खोलकर, सन्मुख दे दीदार । बाल सनेही सांइयाँ, आवा अन्त का यार ॥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अन्तर्यामी एक तुम, आत्मा के आधार । जो तुम छोड़ो हाथ तो, कौन उतारे पार ॥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मैं अपराधी जन्म का, नख-सिख भरा विकार । तुम दाता दु:ख भंजना, मेरी करो सम्हार ॥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प्रेम न बड़ी ऊपजै, प्रेम न हाट बिकाय । राजा-प्रजा जोहि रुचें, शीश देई ले जाय ॥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प्रेम प्याला जो पिये, शीश दक्षिणा देय । लोभी शीश न दे सके, नाम प्रेम का लेय ॥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सुमिरन में मन लाइए, जैसे नाद कुरंग । कहैं कबीर बिसरे नहीं, प्रान तजे तेहि संग ॥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सुमरित सुरत जगाय कर, मुख के कछु न बोल । बाहर का पट बन्द कर, अन्दर का पट खोल ॥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छीर रूप सतनाम है, नीर रूप व्यवहार । हंस रूप कोई साधु है, सत का छाननहार ॥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ज्यों तिल मांही तेल है, ज्यों चकमक में आग । तेरा सांई तुझमें, बस जाग सके तो जाग ॥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जा करण जग ढ़ूँढ़िया, सो तो घट ही मांहि । परदा दिया भरम का, ताते सूझे नाहिं ॥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जबही नाम हिरदे घरा, भया पाप का नाश । मानो चिंगरी आग की, परी पुरानी घास ॥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नहीं शीतल है चन्द्रमा, हिंम नहीं शीतल होय । कबीरा शीतल सन्त जन, नाम सनेही सोय ॥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आहार करे मन भावता, इंदी किए स्वाद । नाक तलक पूरन भरे, तो का कहिए प्रसाद ॥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जब लग नाता जगत का, तब लग भक्ति न होय । नाता तोड़े हरि भजे, भगत कहावें सोय ॥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जल ज्यों प्यारा माहरी, लोभी प्यारा दाम । माता प्यारा बारका, भगति प्यारा नाम ॥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दिल का मरहम ना मिला, जो मिला सो गर्जी । कह कबीर आसमान फटा, क्योंकर सीवे दर्जी ॥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बानी से पह्चानिये, साम चोर की घात । अन्दर की करनी से सब, निकले मुँह कई बात ॥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जब लगि भगति सकाम है, तब लग निष्फल सेव । कह कबीर वह क्यों मिले, निष्कामी तज देव ॥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फूटी आँख विवेक की, लखे ना सन्त असन्त । जाके संग दस-बीस हैं, ताको नाम महन्त ॥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दाया भाव ह्र्दय नहीं, ज्ञान थके बेहद । ते नर नरक ही जायेंगे, सुनि-सुनि साखी शब्द ॥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दाया कौन पर कीजिये, का पर निर्दय होय । सांई के सब जीव है, कीरी कुंजर दोय ॥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जब मैं था तब गुरु नहीं, अब गुरु हैं मैं नाय । प्रेम गली अति साँकरी, ता मे दो न समाय ॥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छिन ही चढ़े छिन ही उतरे, सो तो प्रेम न होय । अघट प्रेम पिंजरे बसे, प्रेम कहावे सोय ॥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जहाँ काम तहाँ नाम नहिं, जहाँ नाम नहिं वहाँ काम । दोनों कबहूँ नहिं मिले, रवि रजनी इक धाम ॥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कबीरा धीरज के धरे, हाथी मन भर खाय । टूट एक के कारने, स्वान घरै घर जाय ॥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ऊँचे पानी न टिके, नीचे ही ठहराय । नीचा हो सो भरिए पिए, ऊँचा प्यासा जाय ॥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सबते लघुताई भली, लघुता ते सब होय । जौसे दूज का चन्द्रमा, शीश नवे सब कोय ॥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संत ही में सत बांटई, रोटी में ते टूक । कहे कबीर ता दास को, कबहूँ न आवे चूक ॥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मार्ग चलते जो गिरा, ताकों नाहि दोष । यह कबिरा बैठा रहे, तो सिर करड़े दोष ॥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जब ही नाम ह्रदय धरयो, भयो पाप का नाश । मानो चिनगी अग्नि की, परि पुरानी घास ॥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काया काठी काल घुन, जतन-जतन सो खाय । काया वैध ईश बस, मर्म न काहू पाय ॥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सुख सागर का शील है, कोई न पावे थाह । शब्द बिना साधु नही, द्रव्य बिना नहीं शाह ॥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बाहर क्या दिखलाए, अनन्तर जपिए राम । कहा काज संसार से, तुझे धनी से काम ॥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फल कारण सेवा करे, करे न मन से काम । कहे कबीर सेवक नहीं, चहै चौगुना दाम ॥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तेरा साँई तुझमें, ज्यों पहुपन में बास । कस्तूरी का हिरन ज्यों, फिर-फिर ढ़ूँढ़त घास ॥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कथा-कीर्तन कुल विशे, भवसागर की नाव । कहत कबीरा या जगत में नाहि और उपाव ॥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कबिरा यह तन जात है, सके तो ठौर लगा । कै सेवा कर साधु की, कै गोविंद गुन गा ॥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तन बोहत मन काग है, लक्ष योजन उड़ जाय । कबहु के धर्म अगम दयी, कबहुं गगन समाय ॥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जहँ गाहक ता हूँ नहीं, जहाँ मैं गाहक नाँय । मूरख यह भरमत फिरे, पकड़ शब्द की छाँय ॥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कहता तो बहुत मिला, गहता मिला न कोय । सो कहता वह जान दे, जो नहिं गहता होय ॥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>आस पराई राख्त, खाया घर का खेत । औरन को प्त बोधता, मुख में पड़ रेत ॥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>
            <text:p>सोना, सज्जन, साधु जन, टूट जुड़ै सौ बार । दुर्जन कुम्भ कुम्हार के, ऐके धका दरार ॥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>
            <text:p>सब धरती कारज करूँ, लेखनी सब बनराय । सात समुद्र की मसि करूँ गुरुगुन लिखा न जाय ॥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बलिहारी वा दूध की, जामे निकसे घीव । घी साखी कबीर की, चार वेद का जीव ॥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आग जो लागी समुद्र में, धुआँ न प्रकट होय । सो जाने जो जरमुआ, जाकी लाई होय ॥</text:p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साधु गाँठि न बाँधई, उदर समाता लेय । आगे-पीछे हरि खड़े जब भोगे तब देय ॥</text:p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>घट का परदा खोलकर, सन्मुख दे दीदार । बाल सने ही सांइया, आवा अन्त का यार ॥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>
            <text:p>कबिरा खालिक जागिया, और ना जागे कोय । जाके विषय विष भरा, दास बन्दगी होय ॥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>
            <text:p>ऊँचे कुल में जामिया, करनी ऊँच न होय । सौरन कलश सुरा, भरी, साधु निन्दा सोय ॥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>
            <text:p>सुमरण की सुब्यों करो ज्यों गागर पनिहार । होले-होले सुरत में, कहैं कबीर विचार ॥</text:p>
          </table:table-cell>
        </table:table-row>
        <table:table-row>
          <table:table-cell office:value-type="float" office:value="111">
            <text:p>111</text:p>
          </table:table-cell>
          <table:table-cell office:value-type="string">
            <text:p>सब आए इस एक में, डाल-पात फल-फूल । कबिरा पीछा क्या रहा, गह पकड़ी जब मूल ॥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जो जन भीगे रामरस, विगत कबहूँ ना रूख । अनुभव भाव न दरसते, ना दु:ख ना सुख ॥</text:p>
          </table:table-cell>
        </table:table-row>
        <table:table-row>
          <table:table-cell office:value-type="float" office:value="113">
            <text:p>113</text:p>
          </table:table-cell>
          <table:table-cell office:value-type="string">
            <text:p>सिंह अकेला बन रहे, पलक-पलक कर दौर । जैसा बन है आपना, तैसा बन है और ॥</text:p>
          </table:table-cell>
        </table:table-row>
        <table:table-row>
          <table:table-cell office:value-type="float" office:value="114">
            <text:p>114</text:p>
          </table:table-cell>
          <table:table-cell office:value-type="string">
            <text:p>यह माया है चूहड़ी, और चूहड़ा कीजो । बाप-पूत उरभाय के, संग ना काहो केहो ॥</text:p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>जहर की जर्मी में है रोपा, अभी खींचे सौ बार । कबिरा खलक न तजे, जामे कौन विचार ॥</text:p>
          </table:table-cell>
        </table:table-row>
        <table:table-row>
          <table:table-cell office:value-type="float" office:value="116">
            <text:p>116</text:p>
          </table:table-cell>
          <table:table-cell office:value-type="string">
            <text:p>जग मे बैरी कोई नहीं, जो मन शीतल होय । यह आपा तो डाल दे, दया करे सब कोय ॥</text:p>
          </table:table-cell>
        </table:table-row>
        <table:table-row>
          <table:table-cell office:value-type="float" office:value="117">
            <text:p>117</text:p>
          </table:table-cell>
          <table:table-cell office:value-type="string">
            <text:p>जो जाने जीव न आपना, करहीं जीव का सार । जीवा ऐसा पाहौना, मिले ना दूजी बार ॥</text:p>
          </table:table-cell>
        </table:table-row>
        <table:table-row>
          <table:table-cell office:value-type="float" office:value="118">
            <text:p>118</text:p>
          </table:table-cell>
          <table:table-cell office:value-type="string">
            <text:p>कबीर जात पुकारया, चढ़ चन्दन की डार । बाट लगाए ना लगे फिर क्या लेत हमार ॥</text:p>
          </table:table-cell>
        </table:table-row>
        <table:table-row>
          <table:table-cell office:value-type="float" office:value="119">
            <text:p>119</text:p>
          </table:table-cell>
          <table:table-cell office:value-type="string">
            <text:p>लोग भरोसे कौन के, बैठे रहें उरगाय । जीय रही लूटत जम फिरे, मैँढ़ा लुटे कसाय ॥</text:p>
          </table:table-cell>
        </table:table-row>
        <table:table-row>
          <table:table-cell office:value-type="float" office:value="120">
            <text:p>120</text:p>
          </table:table-cell>
          <table:table-cell office:value-type="string">
            <text:p>एक कहूँ तो है नहीं, दूजा कहूँ तो गार । है जैसा तैसा हो रहे, रहें कबीर विचार ॥</text:p>
          </table:table-cell>
        </table:table-row>
        <table:table-row>
          <table:table-cell office:value-type="float" office:value="121">
            <text:p>121</text:p>
          </table:table-cell>
          <table:table-cell office:value-type="string">
            <text:p>जो तु चाहे मुक्त को, छोड़े दे सब आस । मुक्त ही जैसा हो रहे, बस कुछ तेरे पास ॥</text:p>
          </table:table-cell>
        </table:table-row>
        <table:table-row>
          <table:table-cell office:value-type="float" office:value="122">
            <text:p>122</text:p>
          </table:table-cell>
          <table:table-cell office:value-type="string">
            <text:p>साँई आगे साँच है, साँई साँच सुहाय । चाहे बोले केस रख, चाहे घौंट भुण्डाय ॥</text:p>
          </table:table-cell>
        </table:table-row>
        <table:table-row>
          <table:table-cell office:value-type="float" office:value="123">
            <text:p>123</text:p>
          </table:table-cell>
          <table:table-cell office:value-type="string">
            <text:p>अपने-अपने साख की, सबही लीनी मान । हरि की बातें दुरन्तरा, पूरी ना कहूँ जान ॥</text:p>
          </table:table-cell>
        </table:table-row>
        <table:table-row>
          <table:table-cell office:value-type="float" office:value="124">
            <text:p>124</text:p>
          </table:table-cell>
          <table:table-cell office:value-type="string">
            <text:p>खेत ना छोड़े सूरमा, जूझे दो दल मोह । आशा जीवन मरण की, मन में राखें नोह ॥</text:p>
          </table:table-cell>
        </table:table-row>
        <table:table-row>
          <table:table-cell office:value-type="float" office:value="125">
            <text:p>125</text:p>
          </table:table-cell>
          <table:table-cell office:value-type="string">
            <text:p>लीक पुरानी को तजें, कायर कुटिल कपूत । लीख पुरानी पर रहें, शातिर सिंह सपूत ॥</text:p>
          </table:table-cell>
        </table:table-row>
        <table:table-row>
          <table:table-cell office:value-type="float" office:value="126">
            <text:p>126</text:p>
          </table:table-cell>
          <table:table-cell office:value-type="string">
            <text:p>सन्त पुरुष की आरसी, सन्तों की ही देह । लखा जो चहे अलख को, उन्हीं में लख लेह ॥</text:p>
          </table:table-cell>
        </table:table-row>
        <table:table-row>
          <table:table-cell office:value-type="float" office:value="127">
            <text:p>127</text:p>
          </table:table-cell>
          <table:table-cell office:value-type="string">
            <text:p>भूखा-भूखा क्या करे, क्या सुनावे लोग । भांडा घड़ निज मुख दिया, सोई पूर्ण जोग ॥</text:p>
          </table:table-cell>
        </table:table-row>
        <table:table-row>
          <table:table-cell office:value-type="float" office:value="128">
            <text:p>128</text:p>
          </table:table-cell>
          <table:table-cell office:value-type="string">
            <text:p>गर्भ योगेश्वर गुरु बिना, लागा हर का सेव । कहे कबीर बैकुण्ठ से, फेर दिया शुक्देव ॥</text:p>
          </table:table-cell>
        </table:table-row>
        <table:table-row>
          <table:table-cell office:value-type="float" office:value="129">
            <text:p>129</text:p>
          </table:table-cell>
          <table:table-cell office:value-type="string">
            <text:p>प्रेमभाव एक चाहिए, भेष अनेक बनाय । चाहे घर में वास कर, चाहे बन को जाय ॥</text:p>
          </table:table-cell>
        </table:table-row>
        <table:table-row>
          <table:table-cell office:value-type="float" office:value="130">
            <text:p>130</text:p>
          </table:table-cell>
          <table:table-cell office:value-type="string">
            <text:p>कांचे भाडें से रहे, ज्यों कुम्हार का देह । भीतर से रक्षा करे, बाहर चोई देह ॥</text:p>
          </table:table-cell>
        </table:table-row>
        <table:table-row>
          <table:table-cell office:value-type="float" office:value="131">
            <text:p>131</text:p>
          </table:table-cell>
          <table:table-cell office:value-type="string">
            <text:p>साँई ते सब होते है, बन्दे से कुछ नाहिं । राई से पर्वत करे, पर्वत राई माहिं ॥</text:p>
          </table:table-cell>
        </table:table-row>
        <table:table-row>
          <table:table-cell office:value-type="float" office:value="132">
            <text:p>132</text:p>
          </table:table-cell>
          <table:table-cell office:value-type="string">
            <text:p>केतन दिन ऐसे गए, अन रुचे का नेह । अवसर बोवे उपजे नहीं, जो नहीं बरसे मेह ॥</text:p>
          </table:table-cell>
        </table:table-row>
        <table:table-row>
          <table:table-cell office:value-type="float" office:value="133">
            <text:p>133</text:p>
          </table:table-cell>
          <table:table-cell office:value-type="string">
            <text:p>एक ते अनन्त अन्त एक हो जाय । एक से परचे भया, एक मोह समाय ॥</text:p>
          </table:table-cell>
        </table:table-row>
        <table:table-row>
          <table:table-cell office:value-type="float" office:value="134">
            <text:p>134</text:p>
          </table:table-cell>
          <table:table-cell office:value-type="string">
            <text:p>साधु सती और सूरमा, इनकी बात अगाध । आशा छोड़े देह की, तन की अनथक साध ॥</text:p>
          </table:table-cell>
        </table:table-row>
        <table:table-row>
          <table:table-cell office:value-type="float" office:value="135">
            <text:p>135</text:p>
          </table:table-cell>
          <table:table-cell office:value-type="string">
            <text:p>हरि संगत शीतल भया, मिटी मोह की ताप । निशिवासर सुख निधि, लहा अन्न प्रगटा आप ॥</text:p>
          </table:table-cell>
        </table:table-row>
        <table:table-row>
          <table:table-cell office:value-type="float" office:value="136">
            <text:p>136</text:p>
          </table:table-cell>
          <table:table-cell office:value-type="string">
            <text:p>आशा का ईंधन करो, मनशा करो बभूत । जोगी फेरी यों फिरो, तब वन आवे सूत ॥</text:p>
          </table:table-cell>
        </table:table-row>
        <table:table-row>
          <table:table-cell office:value-type="float" office:value="137">
            <text:p>137</text:p>
          </table:table-cell>
          <table:table-cell office:value-type="string">
            <text:p>आग जो लगी समुद्र में, धुआँ ना प्रकट होय । सो जाने जो जरमुआ, जाकी लाई होय ॥</text:p>
          </table:table-cell>
        </table:table-row>
        <table:table-row>
          <table:table-cell office:value-type="float" office:value="138">
            <text:p>138</text:p>
          </table:table-cell>
          <table:table-cell office:value-type="string">
            <text:p>अटकी भाल शरीर में, तीर रहा है टूट । चुम्बक बिना निकले नहीं, कोटि पठन को फूट ॥</text:p>
          </table:table-cell>
        </table:table-row>
        <table:table-row>
          <table:table-cell office:value-type="float" office:value="139">
            <text:p>139</text:p>
          </table:table-cell>
          <table:table-cell office:value-type="string">
            <text:p>अपने-अपने साख की, सब ही लीनी भान । हरि की बात दुरन्तरा, पूरी ना कहूँ जान ॥</text:p>
          </table:table-cell>
        </table:table-row>
        <table:table-row>
          <table:table-cell office:value-type="float" office:value="140">
            <text:p>140</text:p>
          </table:table-cell>
          <table:table-cell office:value-type="string">
            <text:p>आस पराई राखता, खाया घर का खेत । और्न को पथ बोधता, मुख में डारे रेत ॥</text:p>
          </table:table-cell>
        </table:table-row>
        <table:table-row>
          <table:table-cell office:value-type="float" office:value="141">
            <text:p>141</text:p>
          </table:table-cell>
          <table:table-cell office:value-type="string">
            <text:p>आवत गारी एक है, उलटन होय अनेक । कह कबीर नहिं उलटिये, वही एक की एक ॥</text:p>
          </table:table-cell>
        </table:table-row>
        <table:table-row>
          <table:table-cell office:value-type="float" office:value="142">
            <text:p>142</text:p>
          </table:table-cell>
          <table:table-cell office:value-type="string">
            <text:p>आहार करे मनभावता, इंद्री की स्वाद । नाक तलक पूरन भरे, तो कहिए कौन प्रसाद ॥</text:p>
          </table:table-cell>
        </table:table-row>
        <table:table-row>
          <table:table-cell office:value-type="float" office:value="143">
            <text:p>143</text:p>
          </table:table-cell>
          <table:table-cell office:value-type="string">
            <text:p>आए हैं सो जाएँगे, राजा रंक फकीर । एक सिंहासन चढ़ि चले, एक बाँधि जंजीर ॥</text:p>
          </table:table-cell>
        </table:table-row>
        <table:table-row>
          <table:table-cell office:value-type="float" office:value="144">
            <text:p>144</text:p>
          </table:table-cell>
          <table:table-cell office:value-type="string">
            <text:p>आया था किस काम को, तू सोया चादर तान । सूरत सँभाल ए काफिला, अपना आप पह्चान ॥</text:p>
          </table:table-cell>
        </table:table-row>
        <table:table-row>
          <table:table-cell office:value-type="float" office:value="145">
            <text:p>145</text:p>
          </table:table-cell>
          <table:table-cell office:value-type="string">
            <text:p>उज्जवल पहरे कापड़ा, पान-सुपरी खाय । एक हरि के नाम बिन, बाँधा यमपुर जाय ॥</text:p>
          </table:table-cell>
        </table:table-row>
        <table:table-row>
          <table:table-cell office:value-type="float" office:value="146">
            <text:p>146</text:p>
          </table:table-cell>
          <table:table-cell office:value-type="string">
            <text:p>उतते कोई न आवई, पासू पूछूँ धाय । इतने ही सब जात है, भार लदाय लदाय ॥</text:p>
          </table:table-cell>
        </table:table-row>
        <table:table-row>
          <table:table-cell office:value-type="float" office:value="147">
            <text:p>147</text:p>
          </table:table-cell>
          <table:table-cell office:value-type="string">
            <text:p>अवगुन कहूँ शराब का, आपा अहमक होय । मानुष से पशुआ भया, दाम गाँठ से खोय ॥</text:p>
          </table:table-cell>
        </table:table-row>
        <table:table-row>
          <table:table-cell office:value-type="float" office:value="148">
            <text:p>148</text:p>
          </table:table-cell>
          <table:table-cell office:value-type="string">
            <text:p>एक कहूँ तो है नहीं, दूजा कहूँ तो गार । है जैसा तैसा रहे, रहे कबीर विचार ॥</text:p>
          </table:table-cell>
        </table:table-row>
        <table:table-row>
          <table:table-cell office:value-type="float" office:value="149">
            <text:p>149</text:p>
          </table:table-cell>
          <table:table-cell office:value-type="string">
            <text:p>ऐसी वाणी बोलिए, मन का आपा खोए । औरन को शीतल करे, आपौ शीतल होय ॥</text:p>
          </table:table-cell>
        </table:table-row>
        <table:table-row>
          <table:table-cell office:value-type="float" office:value="150">
            <text:p>150</text:p>
          </table:table-cell>
          <table:table-cell office:value-type="string">
            <text:p>कबीरा संग्ङति साधु की, जौ की भूसी खाय । खीर खाँड़ भोजन मिले, ताकर संग न जाय ॥</text:p>
          </table:table-cell>
        </table:table-row>
        <table:table-row>
          <table:table-cell office:value-type="float" office:value="151">
            <text:p>151</text:p>
          </table:table-cell>
          <table:table-cell office:value-type="string">
            <text:p>एक ते जान अनन्त, अन्य एक हो आय । एक से परचे भया, एक बाहे समाय ॥</text:p>
          </table:table-cell>
        </table:table-row>
        <table:table-row>
          <table:table-cell office:value-type="float" office:value="152">
            <text:p>152</text:p>
          </table:table-cell>
          <table:table-cell office:value-type="string">
            <text:p>कबीरा गरब न कीजिए, कबहूँ न हँसिये कोय । अजहूँ नाव समुद्र में, ना जाने का होय ॥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>
            <text:p>कबीरा कलह अरु कल्पना, सतसंगति से जाय । दुख बासे भागा फिरै, सुख में रहै समाय ॥</text:p>
          </table:table-cell>
        </table:table-row>
        <table:table-row>
          <table:table-cell office:value-type="float" office:value="154">
            <text:p>154</text:p>
          </table:table-cell>
          <table:table-cell office:value-type="string">
            <text:p>कबीरा संगति साधु की, जित प्रीत कीजै जाय । दुर्गति दूर वहावति, देवी सुमति बनाय ॥</text:p>
          </table:table-cell>
        </table:table-row>
        <table:table-row>
          <table:table-cell office:value-type="float" office:value="155">
            <text:p>155</text:p>
          </table:table-cell>
          <table:table-cell office:value-type="string">
            <text:p>कबीरा संगत साधु की, निष्फल कभी न होय । होमी चन्दन बासना, नीम न कहसी कोय ॥</text:p>
          </table:table-cell>
        </table:table-row>
        <table:table-row>
          <table:table-cell office:value-type="float" office:value="156">
            <text:p>156</text:p>
          </table:table-cell>
          <table:table-cell office:value-type="string">
            <text:p>को छूटौ इहिं जाल परि, कत फुरंग अकुलाय । ज्यों-ज्यों सुरझि भजौ चहै, त्यों-त्यों उरझत जाय ॥</text:p>
          </table:table-cell>
        </table:table-row>
        <table:table-row>
          <table:table-cell office:value-type="float" office:value="157">
            <text:p>157</text:p>
          </table:table-cell>
          <table:table-cell office:value-type="string">
            <text:p>कबीरा सोया क्या करे, उठि न भजे भगवान । जम जब घर ले जाएँगे, पड़ा रहेगा म्यान ॥</text:p>
          </table:table-cell>
        </table:table-row>
        <table:table-row>
          <table:table-cell office:value-type="float" office:value="158">
            <text:p>158</text:p>
          </table:table-cell>
          <table:table-cell office:value-type="string">
            <text:p>काह भरोसा देह का, बिनस जात छिन मारहिं । साँस-साँस सुमिरन करो, और यतन कछु नाहिं ॥</text:p>
          </table:table-cell>
        </table:table-row>
        <table:table-row>
          <table:table-cell office:value-type="float" office:value="159">
            <text:p>159</text:p>
          </table:table-cell>
          <table:table-cell office:value-type="string">
            <text:p>काल करे से आज कर, सबहि सात तुव साथ । काल काल तू क्या करे काल काल के हाथ ॥</text:p>
          </table:table-cell>
        </table:table-row>
        <table:table-row>
          <table:table-cell office:value-type="float" office:value="160">
            <text:p>160</text:p>
          </table:table-cell>
          <table:table-cell office:value-type="string">
            <text:p>काया काढ़ा काल घुन, जतन-जतन सो खाय । काया बह्रा ईश बस, मर्म न काहूँ पाय ॥</text:p>
          </table:table-cell>
        </table:table-row>
        <table:table-row>
          <table:table-cell office:value-type="float" office:value="161">
            <text:p>161</text:p>
          </table:table-cell>
          <table:table-cell office:value-type="string">
            <text:p>कहा कियो हम आय कर, कहा करेंगे पाय । इनके भये न उतके, चाले मूल गवाय ॥</text:p>
          </table:table-cell>
        </table:table-row>
        <table:table-row>
          <table:table-cell office:value-type="float" office:value="162">
            <text:p>162</text:p>
          </table:table-cell>
          <table:table-cell office:value-type="string">
            <text:p>कुटिल बचन सबसे बुरा, जासे होत न हार । साधु वचन जल रूप है, बरसे अम्रत धार ॥</text:p>
          </table:table-cell>
        </table:table-row>
        <table:table-row>
          <table:table-cell office:value-type="float" office:value="163">
            <text:p>163</text:p>
          </table:table-cell>
          <table:table-cell office:value-type="string">
            <text:p>कहता तो बहूँना मिले, गहना मिला न कोय । सो कहता वह जान दे, जो नहीं गहना कोय ॥</text:p>
          </table:table-cell>
        </table:table-row>
        <table:table-row>
          <table:table-cell office:value-type="float" office:value="164">
            <text:p>164</text:p>
          </table:table-cell>
          <table:table-cell office:value-type="string">
            <text:p>कबीरा मन पँछी भया, भये ते बाहर जाय । जो जैसे संगति करै, सो तैसा फल पाय ॥</text:p>
          </table:table-cell>
        </table:table-row>
        <table:table-row>
          <table:table-cell office:value-type="float" office:value="165">
            <text:p>165</text:p>
          </table:table-cell>
          <table:table-cell office:value-type="string">
            <text:p>कबीरा लोहा एक है, गढ़ने में है फेर । ताहि का बखतर बने, ताहि की शमशेर ॥</text:p>
          </table:table-cell>
        </table:table-row>
        <table:table-row>
          <table:table-cell office:value-type="float" office:value="166">
            <text:p>166</text:p>
          </table:table-cell>
          <table:table-cell office:value-type="string">
            <text:p>कहे कबीर देय तू, जब तक तेरी देह । देह खेह हो जाएगी, कौन कहेगा देह ॥</text:p>
          </table:table-cell>
        </table:table-row>
        <table:table-row>
          <table:table-cell office:value-type="float" office:value="167">
            <text:p>167</text:p>
          </table:table-cell>
          <table:table-cell office:value-type="string">
            <text:p>करता था सो क्यों किया, अब कर क्यों पछिताय । बोया पेड़ बबूल का, आम कहाँ से खाय ॥</text:p>
          </table:table-cell>
        </table:table-row>
        <table:table-row>
          <table:table-cell office:value-type="float" office:value="168">
            <text:p>168</text:p>
          </table:table-cell>
          <table:table-cell office:value-type="string">
            <text:p>कस्तूरी कुन्डल बसे, म्रग ढ़ूंढ़े बन माहिं । ऐसे घट-घट राम है, दुनिया देखे नाहिं ॥</text:p>
          </table:table-cell>
        </table:table-row>
        <table:table-row>
          <table:table-cell office:value-type="float" office:value="169">
            <text:p>169</text:p>
          </table:table-cell>
          <table:table-cell office:value-type="string">
            <text:p>कबीरा सोता क्या करे, जागो जपो मुरार । एक दिना है सोवना, लांबे पाँव पसार ॥</text:p>
          </table:table-cell>
        </table:table-row>
        <table:table-row>
          <table:table-cell office:value-type="float" office:value="170">
            <text:p>170</text:p>
          </table:table-cell>
          <table:table-cell office:value-type="string">
            <text:p>कागा काको घन हरे, कोयल काको देय । मीठे शब्द सुनाय के, जग अपनो कर लेय ॥</text:p>
          </table:table-cell>
        </table:table-row>
        <table:table-row>
          <table:table-cell office:value-type="float" office:value="171">
            <text:p>171</text:p>
          </table:table-cell>
          <table:table-cell office:value-type="string">
            <text:p>कबिरा सोई पीर है, जो जा नैं पर पीर । जो पर पीर न जानइ, सो काफिर के पीर ॥</text:p>
          </table:table-cell>
        </table:table-row>
        <table:table-row>
          <table:table-cell office:value-type="float" office:value="172">
            <text:p>172</text:p>
          </table:table-cell>
          <table:table-cell office:value-type="string">
            <text:p>कबिरा मनहि गयन्द है, आकुंश दै-दै राखि । विष की बेली परि रहै, अम्रत को फल चाखि ॥</text:p>
          </table:table-cell>
        </table:table-row>
        <table:table-row>
          <table:table-cell office:value-type="float" office:value="173">
            <text:p>173</text:p>
          </table:table-cell>
          <table:table-cell office:value-type="string">
            <text:p>कबीर यह जग कुछ नहीं, खिन खारा मीठ । काल्ह जो बैठा भण्डपै, आज भसाने दीठ ॥</text:p>
          </table:table-cell>
        </table:table-row>
        <table:table-row>
          <table:table-cell office:value-type="float" office:value="174">
            <text:p>174</text:p>
          </table:table-cell>
          <table:table-cell office:value-type="string">
            <text:p>कबिरा आप ठगाइए, और न ठगिए कोय । आप ठगे सुख होत है, और ठगे दुख होय ॥</text:p>
          </table:table-cell>
        </table:table-row>
        <table:table-row>
          <table:table-cell office:value-type="float" office:value="175">
            <text:p>175</text:p>
          </table:table-cell>
          <table:table-cell office:value-type="string">
            <text:p>कथा कीर्तन कुल विशे, भव सागर की नाव । कहत कबीरा या जगत, नाहीं और उपाय ॥</text:p>
          </table:table-cell>
        </table:table-row>
        <table:table-row>
          <table:table-cell office:value-type="float" office:value="176">
            <text:p>176</text:p>
          </table:table-cell>
          <table:table-cell office:value-type="string">
            <text:p>कबिरा यह तन जात है, सके तो ठौर लगा । कै सेवा कर साधु की, कै गोविंद गुनगा ॥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>
            <text:p>कलि खोटा सजग आंधरा, शब्द न माने कोय । चाहे कहूँ सत आइना, सो जग बैरी होय ॥</text:p>
          </table:table-cell>
        </table:table-row>
        <table:table-row>
          <table:table-cell office:value-type="float" office:value="178">
            <text:p>178</text:p>
          </table:table-cell>
          <table:table-cell office:value-type="string">
            <text:p>केतन दिन ऐसे गए, अन रुचे का नेह । अवसर बोवे उपजे नहीं, जो नहिं बरसे मेह ॥</text:p>
          </table:table-cell>
        </table:table-row>
        <table:table-row>
          <table:table-cell office:value-type="float" office:value="179">
            <text:p>179</text:p>
          </table:table-cell>
          <table:table-cell office:value-type="string">
            <text:p>कबीर जात पुकारया, चढ़ चन्दन की डार । वाट लगाए ना लगे फिर क्या लेत हमार ॥</text:p>
          </table:table-cell>
        </table:table-row>
        <table:table-row>
          <table:table-cell office:value-type="float" office:value="180">
            <text:p>180</text:p>
          </table:table-cell>
          <table:table-cell office:value-type="string">
            <text:p>कबीरा खालिक जागिया, और ना जागे कोय । जाके विषय विष भरा, दास बन्दगी होय ॥</text:p>
          </table:table-cell>
        </table:table-row>
        <table:table-row>
          <table:table-cell office:value-type="float" office:value="181">
            <text:p>181</text:p>
          </table:table-cell>
          <table:table-cell office:value-type="string">
            <text:p>गाँठि न थामहिं बाँध ही, नहिं नारी सो नेह । कह कबीर वा साधु की, हम चरनन की खेह ॥</text:p>
          </table:table-cell>
        </table:table-row>
        <table:table-row>
          <table:table-cell office:value-type="float" office:value="182">
            <text:p>182</text:p>
          </table:table-cell>
          <table:table-cell office:value-type="string">
            <text:p>खेत न छोड़े सूरमा, जूझे को दल माँह । आशा जीवन मरण की, मन में राखे नाँह ॥</text:p>
          </table:table-cell>
        </table:table-row>
        <table:table-row>
          <table:table-cell office:value-type="float" office:value="183">
            <text:p>183</text:p>
          </table:table-cell>
          <table:table-cell office:value-type="string">
            <text:p>चन्दन जैसा साधु है, सर्पहि सम संसार । वाके अग्ङ लपटा रहे, मन मे नाहिं विकार ॥</text:p>
          </table:table-cell>
        </table:table-row>
        <table:table-row>
          <table:table-cell office:value-type="float" office:value="184">
            <text:p>184</text:p>
          </table:table-cell>
          <table:table-cell office:value-type="string">
            <text:p>घी के तो दर्शन भले, खाना भला न तेल । दाना तो दुश्मन भला, मूरख का क्या मेल ॥</text:p>
          </table:table-cell>
        </table:table-row>
        <table:table-row>
          <table:table-cell office:value-type="float" office:value="185">
            <text:p>185</text:p>
          </table:table-cell>
          <table:table-cell office:value-type="string">
            <text:p>गारी ही सो ऊपजे, कलह कष्ट और भींच । हारि चले सो साधु हैं, लागि चले तो नीच ॥</text:p>
          </table:table-cell>
        </table:table-row>
        <table:table-row>
          <table:table-cell office:value-type="float" office:value="186">
            <text:p>186</text:p>
          </table:table-cell>
          <table:table-cell office:value-type="string">
            <text:p>चलती चक्की देख के, दिया कबीरा रोय । दुइ पट भीतर आइके, साबित बचा न कोय ॥</text:p>
          </table:table-cell>
        </table:table-row>
        <table:table-row>
          <table:table-cell office:value-type="float" office:value="187">
            <text:p>187</text:p>
          </table:table-cell>
          <table:table-cell office:value-type="string">
            <text:p>जा पल दरसन साधु का, ता पल की बलिहारी । राम नाम रसना बसे, लीजै जनम सुधारि ॥</text:p>
          </table:table-cell>
        </table:table-row>
        <table:table-row>
          <table:table-cell office:value-type="float" office:value="188">
            <text:p>188</text:p>
          </table:table-cell>
          <table:table-cell office:value-type="string">
            <text:p>जब लग भक्ति से काम है, तब लग निष्फल सेव । कह कबीर वह क्यों मिले, नि:कामा निज देव ॥</text:p>
          </table:table-cell>
        </table:table-row>
        <table:table-row>
          <table:table-cell office:value-type="float" office:value="189">
            <text:p>189</text:p>
          </table:table-cell>
          <table:table-cell office:value-type="string">
            <text:p>जो तोकूं काँटा बुवै, ताहि बोय तू फूल । तोकू फूल के फूल है, बाँकू है तिरशूल ॥</text:p>
          </table:table-cell>
        </table:table-row>
        <table:table-row>
          <table:table-cell office:value-type="float" office:value="190">
            <text:p>190</text:p>
          </table:table-cell>
          <table:table-cell office:value-type="string">
            <text:p>जा घट प्रेम न संचरे, सो घट जान समान । जैसे खाल लुहार की, साँस लेतु बिन प्रान ॥</text:p>
          </table:table-cell>
        </table:table-row>
        <table:table-row>
          <table:table-cell office:value-type="float" office:value="191">
            <text:p>191</text:p>
          </table:table-cell>
          <table:table-cell office:value-type="string">
            <text:p>ज्यों नैनन में पूतली, त्यों मालिक घर माहिं । मूर्ख लोग न जानिए, बहर ढ़ूंढ़त जांहि ॥</text:p>
          </table:table-cell>
        </table:table-row>
        <table:table-row>
          <table:table-cell office:value-type="float" office:value="192">
            <text:p>192</text:p>
          </table:table-cell>
          <table:table-cell office:value-type="string">
            <text:p>जाके मुख माथा नहीं, नाहीं रूप कुरूप । पुछुप बास तें पामरा, ऐसा तत्व अनूप ॥</text:p>
          </table:table-cell>
        </table:table-row>
        <table:table-row>
          <table:table-cell office:value-type="float" office:value="193">
            <text:p>193</text:p>
          </table:table-cell>
          <table:table-cell office:value-type="string">
            <text:p>जहाँ आप तहाँ आपदा, जहाँ संशय तहाँ रोग । कह कबीर यह क्यों मिटैं, चारों बाधक रोग ॥</text:p>
          </table:table-cell>
        </table:table-row>
        <table:table-row>
          <table:table-cell office:value-type="float" office:value="194">
            <text:p>194</text:p>
          </table:table-cell>
          <table:table-cell office:value-type="string">
            <text:p>जाति न पूछो साधु की, पूछि लीजिए ज्ञान । मोल करो तलवार का, पड़ा रहन दो म्यान ॥</text:p>
          </table:table-cell>
        </table:table-row>
        <table:table-row>
          <table:table-cell office:value-type="float" office:value="195">
            <text:p>195</text:p>
          </table:table-cell>
          <table:table-cell office:value-type="string">
            <text:p>जल की जमी में है रोपा, अभी सींचें सौ बार । कबिरा खलक न तजे, जामे कौन वोचार ॥</text:p>
          </table:table-cell>
        </table:table-row>
        <table:table-row>
          <table:table-cell office:value-type="float" office:value="196">
            <text:p>196</text:p>
          </table:table-cell>
          <table:table-cell office:value-type="string">
            <text:p>जहाँ ग्राहक तँह मैं नहीं, जँह मैं गाहक नाय । बिको न यक भरमत फिरे, पकड़ी शब्द की छाँय ॥</text:p>
          </table:table-cell>
        </table:table-row>
        <table:table-row>
          <table:table-cell office:value-type="float" office:value="197">
            <text:p>197</text:p>
          </table:table-cell>
          <table:table-cell office:value-type="string">
            <text:p>झूठे सुख को सुख कहै, मानता है मन मोद । जगत चबेना काल का, कुछ मुख में कुछ गोद ॥</text:p>
          </table:table-cell>
        </table:table-row>
        <table:table-row>
          <table:table-cell office:value-type="float" office:value="198">
            <text:p>198</text:p>
          </table:table-cell>
          <table:table-cell office:value-type="string">
            <text:p>जो तु चाहे मुक्ति को, छोड़ दे सबकी आस । मुक्त ही जैसा हो रहे, सब कुछ तेरे पास ॥</text:p>
          </table:table-cell>
        </table:table-row>
        <table:table-row>
          <table:table-cell office:value-type="float" office:value="199">
            <text:p>199</text:p>
          </table:table-cell>
          <table:table-cell office:value-type="string">
            <text:p>जो जाने जीव आपना, करहीं जीव का सार । जीवा ऐसा पाहौना, मिले न दीजी बार ॥</text:p>
          </table:table-cell>
        </table:table-row>
        <table:table-row>
          <table:table-cell office:value-type="float" office:value="200">
            <text:p>200</text:p>
          </table:table-cell>
          <table:table-cell office:value-type="string">
            <text:p>ते दिन गये अकारथी, संगत भई न संत । प्रेम बिना पशु जीवना, भक्ति बिना भगवंत ॥</text:p>
          </table:table-cell>
        </table:table-row>
        <table:table-row>
          <table:table-cell office:value-type="float" office:value="201">
            <text:p>201</text:p>
          </table:table-cell>
          <table:table-cell office:value-type="string">
            <text:p>तीर तुपक से जो लड़े, सो तो शूर न होय । माया तजि भक्ति करे, सूर कहावै सोय ॥</text:p>
          </table:table-cell>
        </table:table-row>
        <table:table-row>
          <table:table-cell office:value-type="float" office:value="202">
            <text:p>202</text:p>
          </table:table-cell>
          <table:table-cell office:value-type="string">
            <text:p>तन को जोगी सब करे, मन को बिरला कोय । सहजै सब विधि पाइये, जो मन जोगी होय ॥</text:p>
          </table:table-cell>
        </table:table-row>
        <table:table-row>
          <table:table-cell office:value-type="float" office:value="203">
            <text:p>203</text:p>
          </table:table-cell>
          <table:table-cell office:value-type="string">
            <text:p>तब लग तारा जगमगे, जब लग उगे नसूर । तब लग जीव जग कर्मवश, जब लग ज्ञान ना पूर ॥</text:p>
          </table:table-cell>
        </table:table-row>
        <table:table-row>
          <table:table-cell office:value-type="float" office:value="204">
            <text:p>204</text:p>
          </table:table-cell>
          <table:table-cell office:value-type="string">
            <text:p>दुर्लभ मानुष जनम है, देह न बारम्बार । तरुवर ज्यों पत्ती झड़े, बहुरि न लागे डार ॥</text:p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>दस द्वारे का पींजरा, तामें पंछी मौन । रहे को अचरज भयौ, गये अचम्भा कौन ॥</text:p>
          </table:table-cell>
        </table:table-row>
        <table:table-row>
          <table:table-cell office:value-type="float" office:value="206">
            <text:p>206</text:p>
          </table:table-cell>
          <table:table-cell office:value-type="string">
            <text:p>धीरे-धीरे रे मना, धीरे सब कुछ होय । माली सीचें सौ घड़ा, ॠतु आए फल होय ॥</text:p>
          </table:table-cell>
        </table:table-row>
        <table:table-row>
          <table:table-cell office:value-type="float" office:value="207">
            <text:p>207</text:p>
          </table:table-cell>
          <table:table-cell office:value-type="string">
            <text:p>न्हाये धोये क्या हुआ, जो मन मैल न जाय । मीन सदा जल में रहै, धोये बास न जाय ॥</text:p>
          </table:table-cell>
        </table:table-row>
        <table:table-row>
          <table:table-cell office:value-type="float" office:value="208">
            <text:p>208</text:p>
          </table:table-cell>
          <table:table-cell office:value-type="string">
            <text:p>पाँच पहर धन्धे गया, तीन पहर गया सोय । एक पहर भी नाम बीन, मुक्ति कैसे होय ॥</text:p>
          </table:table-cell>
        </table:table-row>
        <table:table-row>
          <table:table-cell office:value-type="float" office:value="209">
            <text:p>209</text:p>
          </table:table-cell>
          <table:table-cell office:value-type="string">
            <text:p>पोथी पढ़-पढ़ जग मुआ, पंडित भया न कोय । ढ़ाई आखर प्रेम का, पढ़ै सो पंड़ित होय ॥</text:p>
          </table:table-cell>
        </table:table-row>
        <table:table-row>
          <table:table-cell office:value-type="float" office:value="210">
            <text:p>210</text:p>
          </table:table-cell>
          <table:table-cell office:value-type="string">
            <text:p>पानी केरा बुदबुदा, अस मानस की जात । देखत ही छिप जाएगा, ज्यों सारा परभात ॥</text:p>
          </table:table-cell>
        </table:table-row>
        <table:table-row>
          <table:table-cell office:value-type="float" office:value="211">
            <text:p>211</text:p>
          </table:table-cell>
          <table:table-cell office:value-type="string">
            <text:p>पाहन पूजे हरि मिलें, तो मैं पूजौं पहार । याते ये चक्की भली, पीस खाय संसार ॥</text:p>
          </table:table-cell>
        </table:table-row>
        <table:table-row>
          <table:table-cell office:value-type="float" office:value="212">
            <text:p>212</text:p>
          </table:table-cell>
          <table:table-cell office:value-type="string">
            <text:p>पत्ता बोला वृक्ष से, सुनो वृक्ष बनराय । अब के बिछुड़े ना मिले, दूर पड़ेंगे जाय ॥</text:p>
          </table:table-cell>
        </table:table-row>
        <table:table-row>
          <table:table-cell office:value-type="float" office:value="213">
            <text:p>213</text:p>
          </table:table-cell>
          <table:table-cell office:value-type="string">
            <text:p>प्रेमभाव एक चाहिए, भेष अनेक बजाय । चाहे घर में बास कर, चाहे बन मे जाय ॥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>
            <text:p>बन्धे को बँनधा मिले, छूटे कौन उपाय । कर संगति निरबन्ध की, पल में लेय छुड़ाय ॥</text:p>
          </table:table-cell>
        </table:table-row>
        <table:table-row>
          <table:table-cell office:value-type="float" office:value="215">
            <text:p>215</text:p>
          </table:table-cell>
          <table:table-cell office:value-type="string">
            <text:p>बूँद पड़ी जो समुद्र में, ताहि जाने सब कोय । समुद्र समाना बूँद में, बूझै बिरला कोय ॥</text:p>
          </table:table-cell>
        </table:table-row>
        <table:table-row>
          <table:table-cell office:value-type="float" office:value="216">
            <text:p>216</text:p>
          </table:table-cell>
          <table:table-cell office:value-type="string">
            <text:p>बाहर क्या दिखराइये, अन्तर जपिए राम । कहा काज संसार से, तुझे धनी से काम ॥</text:p>
          </table:table-cell>
        </table:table-row>
        <table:table-row>
          <table:table-cell office:value-type="float" office:value="217">
            <text:p>217</text:p>
          </table:table-cell>
          <table:table-cell office:value-type="string">
            <text:p>बानी से पहचानिए, साम चोर की घात । अन्दर की करनी से सब, निकले मुँह की बात ॥</text:p>
          </table:table-cell>
        </table:table-row>
        <table:table-row>
          <table:table-cell office:value-type="float" office:value="218">
            <text:p>218</text:p>
          </table:table-cell>
          <table:table-cell office:value-type="string">
            <text:p>बड़ा हुआ सो क्या हुआ, जैसे पेड़ खजूर । पँछी को छाया नहीं, फल लागे अति दूर ॥</text:p>
          </table:table-cell>
        </table:table-row>
        <table:table-row>
          <table:table-cell office:value-type="float" office:value="219">
            <text:p>219</text:p>
          </table:table-cell>
          <table:table-cell office:value-type="string">
            <text:p>मूँड़ मुड़ाये हरि मिले, सब कोई लेय मुड़ाय । बार-बार के मुड़ते, भेड़ न बैकुण्ठ जाय ॥</text:p>
          </table:table-cell>
        </table:table-row>
        <table:table-row>
          <table:table-cell office:value-type="float" office:value="220">
            <text:p>220</text:p>
          </table:table-cell>
          <table:table-cell office:value-type="string">
            <text:p>माया तो ठगनी बनी, ठगत फिरे सब देश । जा ठग ने ठगनी ठगो, ता ठग को आदेश ॥</text:p>
          </table:table-cell>
        </table:table-row>
        <table:table-row>
          <table:table-cell office:value-type="float" office:value="221">
            <text:p>221</text:p>
          </table:table-cell>
          <table:table-cell office:value-type="string">
            <text:p>भज दीना कहूँ और ही, तन साधुन के संग । कहैं कबीर कारी गजी, कैसे लागे रंग ॥</text:p>
          </table:table-cell>
        </table:table-row>
        <table:table-row>
          <table:table-cell office:value-type="float" office:value="222">
            <text:p>222</text:p>
          </table:table-cell>
          <table:table-cell office:value-type="string">
            <text:p>माया छाया एक सी, बिरला जाने कोय । भागत के पीछे लगे, सन्मुख भागे सोय ॥</text:p>
          </table:table-cell>
        </table:table-row>
        <table:table-row>
          <table:table-cell office:value-type="float" office:value="223">
            <text:p>223</text:p>
          </table:table-cell>
          <table:table-cell office:value-type="string">
            <text:p>मथुरा भावै द्वारिका, भावे जो जगन्नाथ । साधु संग हरि भजन बिनु, कछु न आवे हाथ ॥</text:p>
          </table:table-cell>
        </table:table-row>
        <table:table-row>
          <table:table-cell office:value-type="float" office:value="224">
            <text:p>224</text:p>
          </table:table-cell>
          <table:table-cell office:value-type="string">
            <text:p>माली आवत देख के, कलियान करी पुकार । फूल-फूल चुन लिए, काल हमारी बार ॥</text:p>
          </table:table-cell>
        </table:table-row>
        <table:table-row>
          <table:table-cell office:value-type="float" office:value="225">
            <text:p>225</text:p>
          </table:table-cell>
          <table:table-cell office:value-type="string">
            <text:p>मैं रोऊँ सब जगत् को, मोको रोवे न कोय । मोको रोवे सोचना, जो शब्द बोय की होय ॥</text:p>
          </table:table-cell>
        </table:table-row>
        <table:table-row>
          <table:table-cell office:value-type="float" office:value="226">
            <text:p>226</text:p>
          </table:table-cell>
          <table:table-cell office:value-type="string">
            <text:p>ये तो घर है प्रेम का, खाला का घर नाहिं । सीस उतारे भुँई धरे, तब बैठें घर माहिं ॥</text:p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>या दुनियाँ में आ कर, छाँड़ि देय तू ऐंठ । लेना हो सो लेइले, उठी जात है पैंठ ॥</text:p>
          </table:table-cell>
        </table:table-row>
        <table:table-row>
          <table:table-cell office:value-type="float" office:value="228">
            <text:p>228</text:p>
          </table:table-cell>
          <table:table-cell office:value-type="string">
            <text:p>राम नाम चीन्हा नहीं, कीना पिंजर बास । नैन न आवे नीदरौं, अलग न आवे भास ॥</text:p>
          </table:table-cell>
        </table:table-row>
        <table:table-row>
          <table:table-cell office:value-type="float" office:value="229">
            <text:p>229</text:p>
          </table:table-cell>
          <table:table-cell office:value-type="string">
            <text:p>रात गंवाई सोय के, दिवस गंवाया खाय । हीरा जन्म अनमोल था, कौंड़ी बदले जाए ॥</text:p>
          </table:table-cell>
        </table:table-row>
        <table:table-row>
          <table:table-cell office:value-type="float" office:value="230">
            <text:p>230</text:p>
          </table:table-cell>
          <table:table-cell office:value-type="string">
            <text:p>राम बुलावा भेजिया, दिया कबीरा रोय । जो सुख साधु सगं में, सो बैकुंठ न होय ॥</text:p>
          </table:table-cell>
        </table:table-row>
        <table:table-row>
          <table:table-cell office:value-type="float" office:value="231">
            <text:p>231</text:p>
          </table:table-cell>
          <table:table-cell office:value-type="string">
            <text:p>संगति सों सुख्या ऊपजे, कुसंगति सो दुख होय । कह कबीर तहँ जाइये, साधु संग जहँ होय ॥</text:p>
          </table:table-cell>
        </table:table-row>
        <table:table-row>
          <table:table-cell office:value-type="float" office:value="232">
            <text:p>232</text:p>
          </table:table-cell>
          <table:table-cell office:value-type="string">
            <text:p>साहिब तेरी साहिबी, सब घट रही समाय । ज्यों मेहँदी के पात में, लाली रखी न जाय ॥</text:p>
          </table:table-cell>
        </table:table-row>
        <table:table-row>
          <table:table-cell office:value-type="float" office:value="233">
            <text:p>233</text:p>
          </table:table-cell>
          <table:table-cell office:value-type="string">
            <text:p>साँझ पड़े दिन बीतबै, चकवी दीन्ही रोय । चल चकवा वा देश को, जहाँ रैन नहिं होय ॥</text:p>
          </table:table-cell>
        </table:table-row>
        <table:table-row>
          <table:table-cell office:value-type="float" office:value="234">
            <text:p>234</text:p>
          </table:table-cell>
          <table:table-cell office:value-type="string">
            <text:p>संह ही मे सत बाँटे, रोटी में ते टूक । कहे कबीर ता दास को, कबहुँ न आवे चूक ॥</text:p>
          </table:table-cell>
        </table:table-row>
        <table:table-row>
          <table:table-cell office:value-type="float" office:value="235">
            <text:p>235</text:p>
          </table:table-cell>
          <table:table-cell office:value-type="string">
            <text:p>साईं आगे साँच है, साईं साँच सुहाय । चाहे बोले केस रख, चाहे घौंट मुण्डाय ॥</text:p>
          </table:table-cell>
        </table:table-row>
        <table:table-row>
          <table:table-cell office:value-type="float" office:value="236">
            <text:p>236</text:p>
          </table:table-cell>
          <table:table-cell office:value-type="string">
            <text:p>लकड़ी कहै लुहार की, तू मति जारे मोहिं । एक दिन ऐसा होयगा, मैं जारौंगी तोहि ॥</text:p>
          </table:table-cell>
        </table:table-row>
        <table:table-row>
          <table:table-cell office:value-type="float" office:value="237">
            <text:p>237</text:p>
          </table:table-cell>
          <table:table-cell office:value-type="string">
            <text:p>हरिया जाने रुखड़ा, जो पानी का गेह । सूखा काठ न जान ही, केतुउ बूड़ा मेह ॥</text:p>
          </table:table-cell>
        </table:table-row>
        <table:table-row>
          <table:table-cell office:value-type="float" office:value="238">
            <text:p>238</text:p>
          </table:table-cell>
          <table:table-cell office:value-type="string">
            <text:p>ज्ञान रतन का जतनकर माटी का संसार । आय कबीर फिर गया, फीका है संसार ॥</text:p>
          </table:table-cell>
        </table:table-row>
        <table:table-row>
          <table:table-cell office:value-type="float" office:value="239">
            <text:p>239</text:p>
          </table:table-cell>
          <table:table-cell office:value-type="string">
            <text:p>ॠद्धि सिद्धि माँगो नहीं, माँगो तुम पै येह । निसि दिन दरशन शाधु को, प्रभु कबीर कहुँ देह ॥</text:p>
          </table:table-cell>
        </table:table-row>
        <table:table-row>
          <table:table-cell office:value-type="float" office:value="240">
            <text:p>240</text:p>
          </table:table-cell>
          <table:table-cell office:value-type="string">
            <text:p>क्षमा बड़े न को उचित है, छोटे को उत्पात । कहा विष्णु का घटि गया, जो भुगु मारीलात ॥</text:p>
          </table:table-cell>
        </table:table-row>
        <table:table-row>
          <table:table-cell office:value-type="float" office:value="241">
            <text:p>241</text:p>
          </table:table-cell>
          <table:table-cell office:value-type="string">
            <text:p>राम-नाम कै पटं तरै, देबे कौं कुछ नाहिं । क्या ले गुर संतोषिए, हौंस रही मन माहिं ॥</text:p>
          </table:table-cell>
        </table:table-row>
        <table:table-row>
          <table:table-cell office:value-type="float" office:value="242">
            <text:p>242</text:p>
          </table:table-cell>
          <table:table-cell office:value-type="string">
            <text:p>बलिहारी गुर आपणौ, घौंहाड़ी कै बार । जिनि भानिष तैं देवता, करत न लागी बार ॥</text:p>
          </table:table-cell>
        </table:table-row>
        <table:table-row>
          <table:table-cell office:value-type="float" office:value="243">
            <text:p>243</text:p>
          </table:table-cell>
          <table:table-cell office:value-type="string">
            <text:p>ना गुरु मिल्या न सिष भया, लालच खेल्या डाव । दुन्यू बूड़े धार में, चढ़ि पाथर की नाव ॥</text:p>
          </table:table-cell>
        </table:table-row>
        <table:table-row>
          <table:table-cell office:value-type="float" office:value="244">
            <text:p>244</text:p>
          </table:table-cell>
          <table:table-cell office:value-type="string">
            <text:p>सतगुर हम सूं रीझि करि, एक कह्मा कर संग । बरस्या बादल प्रेम का, भींजि गया अब अंग ॥</text:p>
          </table:table-cell>
        </table:table-row>
        <table:table-row>
          <table:table-cell office:value-type="float" office:value="245">
            <text:p>245</text:p>
          </table:table-cell>
          <table:table-cell office:value-type="string">
            <text:p>कबीर सतगुर ना मिल्या, रही अधूरी सीष । स्वाँग जती का पहरि करि, धरि-धरि माँगे भीष ॥</text:p>
          </table:table-cell>
        </table:table-row>
        <table:table-row>
          <table:table-cell office:value-type="float" office:value="246">
            <text:p>246</text:p>
          </table:table-cell>
          <table:table-cell office:value-type="string">
            <text:p>यह तन विष की बेलरी, गुरु अमृत की खान । सीस दिये जो गुरु मिलै, तो भी सस्ता जान ॥</text:p>
          </table:table-cell>
        </table:table-row>
        <table:table-row>
          <table:table-cell office:value-type="float" office:value="247">
            <text:p>247</text:p>
          </table:table-cell>
          <table:table-cell office:value-type="string">
            <text:p>तू तू करता तू भया, मुझ में रही न हूँ । वारी फेरी बलि गई, जित देखौं तित तू ॥</text:p>
          </table:table-cell>
        </table:table-row>
        <table:table-row>
          <table:table-cell office:value-type="float" office:value="248">
            <text:p>248</text:p>
          </table:table-cell>
          <table:table-cell office:value-type="string">
            <text:p>राम पियारा छांड़ि करि, करै आन का जाप । बेस्या केरा पूतं ज्यूं, कहै कौन सू बाप ॥</text:p>
          </table:table-cell>
        </table:table-row>
        <table:table-row>
          <table:table-cell office:value-type="float" office:value="249">
            <text:p>249</text:p>
          </table:table-cell>
          <table:table-cell office:value-type="string">
            <text:p>कबीरा प्रेम न चषिया, चषि न लिया साव । सूने घर का पांहुणां, ज्यूं आया त्यूं जाव ॥</text:p>
          </table:table-cell>
        </table:table-row>
        <table:table-row>
          <table:table-cell office:value-type="float" office:value="250">
            <text:p>250</text:p>
          </table:table-cell>
          <table:table-cell office:value-type="string">
            <text:p>कबीरा राम रिझाइ लै, मुखि अमृत गुण गाइ । फूटा नग ज्यूं जोड़ि मन, संधे संधि मिलाइ ॥</text:p>
          </table:table-cell>
        </table:table-row>
        <table:table-row>
          <table:table-cell office:value-type="float" office:value="251">
            <text:p>251</text:p>
          </table:table-cell>
          <table:table-cell office:value-type="string">
            <text:p>लंबा मारग, दूरिधर, विकट पंथ, बहुमार । कहौ संतो, क्यूं पाइये, दुर्लभ हरि-दीदार ॥</text:p>
          </table:table-cell>
        </table:table-row>
        <table:table-row>
          <table:table-cell office:value-type="float" office:value="252">
            <text:p>252</text:p>
          </table:table-cell>
          <table:table-cell office:value-type="string">
            <text:p>बिरह-भुवगम तन बसै मंत्र न लागै कोइ । राम-बियोगी ना जिवै जिवै तो बौरा होइ ॥</text:p>
          </table:table-cell>
        </table:table-row>
        <table:table-row>
          <table:table-cell office:value-type="float" office:value="253">
            <text:p>253</text:p>
          </table:table-cell>
          <table:table-cell office:value-type="string">
            <text:p>यह तन जालों मसि करों, लिखों राम का नाउं । लेखणि करूं करंक की, लिखी-लिखी राम पठाउं ॥</text:p>
          </table:table-cell>
        </table:table-row>
        <table:table-row>
          <table:table-cell office:value-type="float" office:value="254">
            <text:p>254</text:p>
          </table:table-cell>
          <table:table-cell office:value-type="string">
            <text:p>अंदेसड़ा न भाजिसी, सदैसो कहियां । के हरि आयां भाजिसी, कैहरि ही पास गयां ॥</text:p>
          </table:table-cell>
        </table:table-row>
        <table:table-row>
          <table:table-cell office:value-type="float" office:value="255">
            <text:p>255</text:p>
          </table:table-cell>
          <table:table-cell office:value-type="string">
            <text:p>इस तन का दीवा करौ, बाती मेल्यूं जीवउं । लोही सींचो तेल ज्यूं, कब मुख देख पठिउं ॥</text:p>
          </table:table-cell>
        </table:table-row>
        <table:table-row>
          <table:table-cell office:value-type="float" office:value="256">
            <text:p>256</text:p>
          </table:table-cell>
          <table:table-cell office:value-type="string">
            <text:p>अंषड़ियां झाईं पड़ी, पंथ निहारि-निहारि । जीभड़ियाँ छाला पड़या, राम पुकारि-पुकारि ॥</text:p>
          </table:table-cell>
        </table:table-row>
        <table:table-row>
          <table:table-cell office:value-type="float" office:value="257">
            <text:p>257</text:p>
          </table:table-cell>
          <table:table-cell office:value-type="string">
            <text:p>सब रग तंत रबाब तन, बिरह बजावै नित्त । और न कोई सुणि सकै, कै साईं के चित्त ॥</text:p>
          </table:table-cell>
        </table:table-row>
        <table:table-row>
          <table:table-cell office:value-type="float" office:value="258">
            <text:p>258</text:p>
          </table:table-cell>
          <table:table-cell office:value-type="string">
            <text:p>जो रोऊँ तो बल घटै, हँसो तो राम रिसाइ । मन ही माहिं बिसूरणा, ज्यूँ घुँण काठहिं खाइ ॥</text:p>
          </table:table-cell>
        </table:table-row>
        <table:table-row>
          <table:table-cell office:value-type="float" office:value="259">
            <text:p>259</text:p>
          </table:table-cell>
          <table:table-cell office:value-type="string">
            <text:p>कबीर हँसणाँ दूरि करि, करि रोवण सौ चित्त । बिन रोयां क्यूं पाइये, प्रेम पियारा मित्व ॥</text:p>
          </table:table-cell>
        </table:table-row>
        <table:table-row>
          <table:table-cell office:value-type="float" office:value="260">
            <text:p>260</text:p>
          </table:table-cell>
          <table:table-cell office:value-type="string">
            <text:p>सुखिया सब संसार है, खावै और सोवे । दुखिया दास कबीर है, जागै अरु रौवे ॥</text:p>
          </table:table-cell>
        </table:table-row>
        <table:table-row>
          <table:table-cell office:value-type="float" office:value="261">
            <text:p>261</text:p>
          </table:table-cell>
          <table:table-cell office:value-type="string">
            <text:p>परबति परबति मैं फिरया, नैन गंवाए रोइ । सो बूटी पाऊँ नहीं, जातैं जीवनि होइ ॥</text:p>
          </table:table-cell>
        </table:table-row>
        <table:table-row>
          <table:table-cell office:value-type="float" office:value="262">
            <text:p>262</text:p>
          </table:table-cell>
          <table:table-cell office:value-type="string">
            <text:p>पूत पियारौ पिता कौं, गौहनि लागो घाइ । लोभ-मिठाई हाथ दे, आपण गयो भुलाइ ॥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>
            <text:p>हाँसी खैलो हरि मिलै, कौण सहै षरसान । काम क्रोध त्रिष्णं तजै, तोहि मिलै भगवान ॥</text:p>
          </table:table-cell>
        </table:table-row>
        <table:table-row>
          <table:table-cell office:value-type="float" office:value="264">
            <text:p>264</text:p>
          </table:table-cell>
          <table:table-cell office:value-type="string">
            <text:p>जा कारणि में ढ़ूँढ़ती, सनमुख मिलिया आइ । धन मैली पिव ऊजला, लागि न सकौं पाइ ॥</text:p>
          </table:table-cell>
        </table:table-row>
        <table:table-row>
          <table:table-cell office:value-type="float" office:value="265">
            <text:p>265</text:p>
          </table:table-cell>
          <table:table-cell office:value-type="string">
            <text:p>पहुँचेंगे तब कहैगें, उमड़ैंगे उस ठांई । आजहूं बेरा समंद मैं, बोलि बिगू पैं काई ॥</text:p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>दीठा है तो कस कहूं, कह्मा न को पतियाइ । हरि जैसा है तैसा रहो, तू हरिष-हरिष गुण गाइ ॥</text:p>
          </table:table-cell>
        </table:table-row>
        <table:table-row>
          <table:table-cell office:value-type="float" office:value="267">
            <text:p>267</text:p>
          </table:table-cell>
          <table:table-cell office:value-type="string">
            <text:p>भारी कहौं तो बहुडरौं, हलका कहूं तौ झूठ । मैं का जाणी राम कूं नैनूं कबहूं न दीठ ॥</text:p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>कबीर एक न जाण्यां, तो बहु जाण्यां क्या होइ । एक तै सब होत है, सब तैं एक न होइ ॥</text:p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>कबीर रेख स्यंदूर की, काजल दिया न जाइ । नैनूं रमैया रमि रह्मा, दूजा कहाँ समाइ ॥</text:p>
          </table:table-cell>
        </table:table-row>
        <table:table-row>
          <table:table-cell office:value-type="float" office:value="270">
            <text:p>270</text:p>
          </table:table-cell>
          <table:table-cell office:value-type="string">
            <text:p>कबीर कूता राम का, मुतिया मेरा नाउं । गले राम की जेवड़ी, जित खैंचे तित जाउं ॥</text:p>
          </table:table-cell>
        </table:table-row>
        <table:table-row>
          <table:table-cell office:value-type="float" office:value="271">
            <text:p>271</text:p>
          </table:table-cell>
          <table:table-cell office:value-type="string">
            <text:p>कबीर कलिजुग आइ करि, कीये बहुत जो भीत । जिन दिल बांध्या एक सूं, ते सुख सोवै निचींत ॥</text:p>
          </table:table-cell>
        </table:table-row>
        <table:table-row>
          <table:table-cell office:value-type="float" office:value="272">
            <text:p>272</text:p>
          </table:table-cell>
          <table:table-cell office:value-type="string">
            <text:p>जब लग भगहित सकामता, सब लग निर्फल सेव । कहै कबीर वै क्यूँ मिलै निह्कामी निज देव ॥</text:p>
          </table:table-cell>
        </table:table-row>
        <table:table-row>
          <table:table-cell office:value-type="float" office:value="273">
            <text:p>273</text:p>
          </table:table-cell>
          <table:table-cell office:value-type="string">
            <text:p>पतिबरता मैली भली, गले कांच को पोत । सब सखियन में यों दिपै, ज्यों रवि ससि को जोत ॥</text:p>
          </table:table-cell>
        </table:table-row>
        <table:table-row>
          <table:table-cell office:value-type="float" office:value="274">
            <text:p>274</text:p>
          </table:table-cell>
          <table:table-cell office:value-type="string">
            <text:p>कामी अभी न भावई, विष ही कौं ले सोधि । कुबुध्दि न जीव की, भावै स्यंभ रहौ प्रमोथि ॥</text:p>
          </table:table-cell>
        </table:table-row>
        <table:table-row>
          <table:table-cell office:value-type="float" office:value="275">
            <text:p>275</text:p>
          </table:table-cell>
          <table:table-cell office:value-type="string">
            <text:p>भगति बिगाड़ी कामियां, इन्द्री केरै स्वादि । हीरा खोया हाथ थैं, जनम गँवाया बादि ॥</text:p>
          </table:table-cell>
        </table:table-row>
        <table:table-row>
          <table:table-cell office:value-type="float" office:value="276">
            <text:p>276</text:p>
          </table:table-cell>
          <table:table-cell office:value-type="string">
            <text:p>परनारी का राचणौ, जिसकी लहसण की खानि । खूणैं बेसिर खाइय, परगट होइ दिवानि ॥</text:p>
          </table:table-cell>
        </table:table-row>
        <table:table-row>
          <table:table-cell office:value-type="float" office:value="277">
            <text:p>277</text:p>
          </table:table-cell>
          <table:table-cell office:value-type="string">
            <text:p>परनारी राता फिरैं, चोरी बिढ़िता खाहिं । दिवस चारि सरसा रहै, अति समूला जाहिं ॥</text:p>
          </table:table-cell>
        </table:table-row>
        <table:table-row>
          <table:table-cell office:value-type="float" office:value="278">
            <text:p>278</text:p>
          </table:table-cell>
          <table:table-cell office:value-type="string">
            <text:p>ग्यानी मूल गँवाइया, आपण भये करना । ताथैं संसारी भला, मन मैं रहै डरना ॥</text:p>
          </table:table-cell>
        </table:table-row>
        <table:table-row>
          <table:table-cell office:value-type="float" office:value="279">
            <text:p>279</text:p>
          </table:table-cell>
          <table:table-cell office:value-type="string">
            <text:p>कामी लज्जा ना करै, न माहें अहिलाद । नींद न माँगै साँथरा, भूख न माँगे स्वाद ॥</text:p>
          </table:table-cell>
        </table:table-row>
        <table:table-row>
          <table:table-cell office:value-type="float" office:value="280">
            <text:p>280</text:p>
          </table:table-cell>
          <table:table-cell office:value-type="string">
            <text:p>कलि का स्वामी लोभिया, पीतलि घरी खटाइ । राज-दुबारा यौं फिरै, ज्यँ हरिहाई गाइ ॥</text:p>
          </table:table-cell>
        </table:table-row>
        <table:table-row>
          <table:table-cell office:value-type="float" office:value="281">
            <text:p>281</text:p>
          </table:table-cell>
          <table:table-cell office:value-type="string">
            <text:p>स्वामी हूवा सीतका, पैलाकार पचास । राम-नाम काठें रह्मा, करै सिषां की आंस ॥</text:p>
          </table:table-cell>
        </table:table-row>
        <table:table-row>
          <table:table-cell office:value-type="float" office:value="282">
            <text:p>282</text:p>
          </table:table-cell>
          <table:table-cell office:value-type="string">
            <text:p>इहि उदर के कारणे, जग पाच्यो निस जाम । स्वामी-पणौ जो सिरि चढ़यो, सिर यो न एको काम ॥</text:p>
          </table:table-cell>
        </table:table-row>
        <table:table-row>
          <table:table-cell office:value-type="float" office:value="283">
            <text:p>283</text:p>
          </table:table-cell>
          <table:table-cell office:value-type="string">
            <text:p>ब्राह्म्ण गुरु जगत् का, साधू का गुरु नाहिं । उरझि-पुरझि करि भरि रह्मा, चारिउं बेदा मांहि ॥</text:p>
          </table:table-cell>
        </table:table-row>
        <table:table-row>
          <table:table-cell office:value-type="float" office:value="284">
            <text:p>284</text:p>
          </table:table-cell>
          <table:table-cell office:value-type="string">
            <text:p>कबीर कलि खोटी भई, मुनियर मिलै न कोइ । लालच लोभी मसकरा, तिनकूँ आदर होइ ॥</text:p>
          </table:table-cell>
        </table:table-row>
        <table:table-row>
          <table:table-cell office:value-type="float" office:value="285">
            <text:p>285</text:p>
          </table:table-cell>
          <table:table-cell office:value-type="string">
            <text:p>कलि का स्वमी लोभिया, मनसा घरी बधाई । दैंहि पईसा ब्याज़ को, लेखां करता जाई ॥</text:p>
          </table:table-cell>
        </table:table-row>
        <table:table-row>
          <table:table-cell office:value-type="float" office:value="286">
            <text:p>286</text:p>
          </table:table-cell>
          <table:table-cell office:value-type="string">
            <text:p>कबीर इस संसार कौ, समझाऊँ कै बार । पूँछ जो पकड़ै भेड़ की उतर या चाहे पार ॥</text:p>
          </table:table-cell>
        </table:table-row>
        <table:table-row>
          <table:table-cell office:value-type="float" office:value="287">
            <text:p>287</text:p>
          </table:table-cell>
          <table:table-cell office:value-type="string">
            <text:p>तीरथ करि-करि जग मुवा, डूंधै पाणी न्हाइ । रामहि राम जपतंडां, काल घसीटया जाइ ॥</text:p>
          </table:table-cell>
        </table:table-row>
        <table:table-row>
          <table:table-cell office:value-type="float" office:value="288">
            <text:p>288</text:p>
          </table:table-cell>
          <table:table-cell office:value-type="string">
            <text:p>चतुराई सूवै पढ़ी, सोइ पंजर मांहि । फिरि प्रमोधै आन कौं, आपण समझे नाहिं ॥</text:p>
          </table:table-cell>
        </table:table-row>
        <table:table-row>
          <table:table-cell office:value-type="float" office:value="289">
            <text:p>289</text:p>
          </table:table-cell>
          <table:table-cell office:value-type="string">
            <text:p>कबीर मन फूल्या फिरै, करता हूँ मैं घ्रंम । कोटि क्रम सिरि ले चल्या, चेत न देखै भ्रम ॥</text:p>
          </table:table-cell>
        </table:table-row>
        <table:table-row>
          <table:table-cell office:value-type="float" office:value="290">
            <text:p>290</text:p>
          </table:table-cell>
          <table:table-cell office:value-type="string">
            <text:p>सबै रसाइण मैं क्रिया, हरि सा और न कोई । तिल इक घर मैं संचरे, तौ सब तन कंचन होई ॥</text:p>
          </table:table-cell>
        </table:table-row>
        <table:table-row>
          <table:table-cell office:value-type="float" office:value="291">
            <text:p>291</text:p>
          </table:table-cell>
          <table:table-cell office:value-type="string">
            <text:p>हरि-रस पीया जाणिये, जे कबहुँ न जाइ खुमार । मैमता घूमत रहै, नाहि तन की सार ॥</text:p>
          </table:table-cell>
        </table:table-row>
        <table:table-row>
          <table:table-cell office:value-type="float" office:value="292">
            <text:p>292</text:p>
          </table:table-cell>
          <table:table-cell office:value-type="string">
            <text:p>कबीर हरि-रस यौं पिया, बाकी रही न थाकि । पाका कलस कुंभार का, बहुरि न चढ़ई चाकि ॥</text:p>
          </table:table-cell>
        </table:table-row>
        <table:table-row>
          <table:table-cell office:value-type="float" office:value="293">
            <text:p>293</text:p>
          </table:table-cell>
          <table:table-cell office:value-type="string">
            <text:p>कबीर भाठी कलाल की, बहुतक बैठे आई । सिर सौंपे सोई पिवै, नहीं तौ पिया न जाई ॥</text:p>
          </table:table-cell>
        </table:table-row>
        <table:table-row>
          <table:table-cell office:value-type="float" office:value="294">
            <text:p>294</text:p>
          </table:table-cell>
          <table:table-cell office:value-type="string">
            <text:p>त्रिक्षणा सींची ना बुझै, दिन दिन बधती जाइ । जवासा के रुष ज्यूं, घण मेहां कुमिलाइ ॥</text:p>
          </table:table-cell>
        </table:table-row>
        <table:table-row>
          <table:table-cell office:value-type="float" office:value="295">
            <text:p>295</text:p>
          </table:table-cell>
          <table:table-cell office:value-type="string">
            <text:p>कबीर सो घन संचिये, जो आगे कू होइ । सीस चढ़ाये गाठ की जात न देख्या कोइ ॥</text:p>
          </table:table-cell>
        </table:table-row>
        <table:table-row>
          <table:table-cell office:value-type="float" office:value="296">
            <text:p>296</text:p>
          </table:table-cell>
          <table:table-cell office:value-type="string">
            <text:p>कबीर माया मोहिनी, जैसी मीठी खांड़ । सतगुरु की कृपा भई, नहीं तौ करती भांड़ ॥</text:p>
          </table:table-cell>
        </table:table-row>
        <table:table-row>
          <table:table-cell office:value-type="float" office:value="297">
            <text:p>297</text:p>
          </table:table-cell>
          <table:table-cell office:value-type="string">
            <text:p>कबीर माया पापरगी, फंध ले बैठी हाटि । सब जग तौ फंधै पड्या, गया कबीर काटि ॥</text:p>
          </table:table-cell>
        </table:table-row>
        <table:table-row>
          <table:table-cell office:value-type="float" office:value="298">
            <text:p>298</text:p>
          </table:table-cell>
          <table:table-cell office:value-type="string">
            <text:p>कबीर जग की जो कहै, भौ जलि बूड़ै दास । पारब्रह्म पति छांड़ि करि, करै मानि की आस ॥</text:p>
          </table:table-cell>
        </table:table-row>
        <table:table-row>
          <table:table-cell office:value-type="float" office:value="299">
            <text:p>299</text:p>
          </table:table-cell>
          <table:table-cell office:value-type="string">
            <text:p>बुगली नीर बिटालिया, सायर चढ़या कलंक । और पखेरू पी गये, हंस न बौवे चंच ॥</text:p>
          </table:table-cell>
        </table:table-row>
        <table:table-row>
          <table:table-cell office:value-type="float" office:value="300">
            <text:p>300</text:p>
          </table:table-cell>
          <table:table-cell office:value-type="string">
            <text:p>कबीर इस संसार का, झूठा माया मोह । जिहि धारि जिता बाधावणा, तिहीं तिता अंदोह ॥</text:p>
          </table:table-cell>
        </table:table-row>
        <table:table-row>
          <table:table-cell office:value-type="float" office:value="301">
            <text:p>301</text:p>
          </table:table-cell>
          <table:table-cell office:value-type="string">
            <text:p>माया तजी तौ क्या भया, मानि तजि नही जाइ । मानि बड़े मुनियर मिले, मानि सबनि को खाइ ॥</text:p>
          </table:table-cell>
        </table:table-row>
        <table:table-row>
          <table:table-cell office:value-type="float" office:value="302">
            <text:p>302</text:p>
          </table:table-cell>
          <table:table-cell office:value-type="string">
            <text:p>करता दीसै कीरतन, ऊँचा करि करि तुंड । जाने-बूझै कुछ नहीं, यौं ही अंधा रुंड ॥</text:p>
          </table:table-cell>
        </table:table-row>
        <table:table-row>
          <table:table-cell office:value-type="float" office:value="303">
            <text:p>303</text:p>
          </table:table-cell>
          <table:table-cell office:value-type="string">
            <text:p>कबीर पढ़ियो दूरि करि, पुस्तक देइ बहाइ । बावन आषिर सोधि करि, ररै मर्मे चित्त लाइ ॥</text:p>
          </table:table-cell>
        </table:table-row>
        <table:table-row>
          <table:table-cell office:value-type="float" office:value="304">
            <text:p>304</text:p>
          </table:table-cell>
          <table:table-cell office:value-type="string">
            <text:p>मैं जाण्यूँ पाढ़िबो भलो, पाढ़िबा थे भलो जोग । राम-नाम सूं प्रीती करि, भल भल नींयो लोग ॥</text:p>
          </table:table-cell>
        </table:table-row>
        <table:table-row>
          <table:table-cell office:value-type="float" office:value="305">
            <text:p>305</text:p>
          </table:table-cell>
          <table:table-cell office:value-type="string">
            <text:p>पद गाएं मन हरषियां, साषी कह्मां अनंद । सो तत नांव न जाणियां, गल में पड़िया फंद ॥</text:p>
          </table:table-cell>
        </table:table-row>
        <table:table-row>
          <table:table-cell office:value-type="float" office:value="306">
            <text:p>306</text:p>
          </table:table-cell>
          <table:table-cell office:value-type="string">
            <text:p>जैसी मुख तै नीकसै, तैसी चाले चाल । पार ब्रह्म नेड़ा रहै, पल में करै निहाल ॥</text:p>
          </table:table-cell>
        </table:table-row>
        <table:table-row>
          <table:table-cell office:value-type="float" office:value="307">
            <text:p>307</text:p>
          </table:table-cell>
          <table:table-cell office:value-type="string">
            <text:p>काजी-मुल्ला भ्रमियां, चल्या युनीं कै साथ । दिल थे दीन बिसारियां, करद लई जब हाथ ॥</text:p>
          </table:table-cell>
        </table:table-row>
        <table:table-row>
          <table:table-cell office:value-type="float" office:value="308">
            <text:p>308</text:p>
          </table:table-cell>
          <table:table-cell office:value-type="string">
            <text:p>प्रेम-प्रिति का चालना, पहिरि कबीरा नाच । तन-मन तापर वारहुँ, जो कोइ बौलौ सांच ॥</text:p>
          </table:table-cell>
        </table:table-row>
        <table:table-row>
          <table:table-cell office:value-type="float" office:value="309">
            <text:p>309</text:p>
          </table:table-cell>
          <table:table-cell office:value-type="string">
            <text:p>सांच बराबर तप नहीं, झूठ बराबर पाप । जाके हिरदै में सांच है, ताके हिरदै हरि आप ॥</text:p>
          </table:table-cell>
        </table:table-row>
        <table:table-row>
          <table:table-cell office:value-type="float" office:value="310">
            <text:p>310</text:p>
          </table:table-cell>
          <table:table-cell office:value-type="string">
            <text:p>खूब खांड है खीचड़ी, माहि ष्डयाँ टुक कून । देख पराई चूपड़ी, जी ललचावे कौन ॥</text:p>
          </table:table-cell>
        </table:table-row>
        <table:table-row>
          <table:table-cell office:value-type="float" office:value="311">
            <text:p>311</text:p>
          </table:table-cell>
          <table:table-cell office:value-type="string">
            <text:p>साईं सेती चोरियाँ, चोरा सेती गुझ । जाणैंगा रे जीवएगा, मार पड़ैगी तुझ ॥</text:p>
          </table:table-cell>
        </table:table-row>
        <table:table-row>
          <table:table-cell office:value-type="float" office:value="312">
            <text:p>312</text:p>
          </table:table-cell>
          <table:table-cell office:value-type="string">
            <text:p>तीरथ तो सब बेलड़ी, सब जग मेल्या छाय । कबीर मूल निकंदिया, कौण हलाहल खाय ॥</text:p>
          </table:table-cell>
        </table:table-row>
        <table:table-row>
          <table:table-cell office:value-type="float" office:value="313">
            <text:p>313</text:p>
          </table:table-cell>
          <table:table-cell office:value-type="string">
            <text:p>जप-तप दीसैं थोथरा, तीरथ व्रत बेसास । सूवै सैंबल सेविया, यौ जग चल्या निरास ॥</text:p>
          </table:table-cell>
        </table:table-row>
        <table:table-row>
          <table:table-cell office:value-type="float" office:value="314">
            <text:p>314</text:p>
          </table:table-cell>
          <table:table-cell office:value-type="string">
            <text:p>जेती देखौ आत्म, तेता सालिगराम । राधू प्रतषि देव है, नहीं पाथ सूँ काम ॥</text:p>
          </table:table-cell>
        </table:table-row>
        <table:table-row>
          <table:table-cell office:value-type="float" office:value="315">
            <text:p>315</text:p>
          </table:table-cell>
          <table:table-cell office:value-type="string">
            <text:p>कबीर दुनिया देहुरै, सीत नवांवरग जाइ । हिरदा भीतर हरि बसै, तू ताहि सौ ल्यो लाइ ॥</text:p>
          </table:table-cell>
        </table:table-row>
        <table:table-row>
          <table:table-cell office:value-type="float" office:value="316">
            <text:p>316</text:p>
          </table:table-cell>
          <table:table-cell office:value-type="string">
            <text:p>मन मथुरा दिल द्वारिका, काया कासी जाणि । दसवां द्वारा देहुरा, तामै जोति पिछिरिग ॥</text:p>
          </table:table-cell>
        </table:table-row>
        <table:table-row>
          <table:table-cell office:value-type="float" office:value="317">
            <text:p>317</text:p>
          </table:table-cell>
          <table:table-cell office:value-type="string">
            <text:p>मेरे संगी दोइ जरग, एक वैष्णौ एक राम । वो है दाता मुक्ति का, वो सुमिरावै नाम ॥</text:p>
          </table:table-cell>
        </table:table-row>
        <table:table-row>
          <table:table-cell office:value-type="float" office:value="318">
            <text:p>318</text:p>
          </table:table-cell>
          <table:table-cell office:value-type="string">
            <text:p>मथुरा जाउ भावे द्वारिका, भावै जाउ जगनाथ । साथ-संगति हरि-भागति बिन-कछु न आवै हाथ ॥</text:p>
          </table:table-cell>
        </table:table-row>
        <table:table-row>
          <table:table-cell office:value-type="float" office:value="319">
            <text:p>319</text:p>
          </table:table-cell>
          <table:table-cell office:value-type="string">
            <text:p>कबीर संगति साधु की, बेगि करीजै जाइ । दुर्मति दूरि बंबाइसी, देसी सुमति बताइ ॥</text:p>
          </table:table-cell>
        </table:table-row>
        <table:table-row>
          <table:table-cell office:value-type="float" office:value="320">
            <text:p>320</text:p>
          </table:table-cell>
          <table:table-cell office:value-type="string">
            <text:p>उज्जवल देखि न धीजिये, वग ज्यूं माडै ध्यान । धीर बौठि चपेटसी, यूँ ले बूडै ग्यान ॥</text:p>
          </table:table-cell>
        </table:table-row>
        <table:table-row>
          <table:table-cell office:value-type="float" office:value="321">
            <text:p>321</text:p>
          </table:table-cell>
          <table:table-cell office:value-type="string">
            <text:p>जेता मीठा बोलरगा, तेता साधन जारिग । पहली था दिखाइ करि, उडै देसी आरिग ॥</text:p>
          </table:table-cell>
        </table:table-row>
        <table:table-row>
          <table:table-cell office:value-type="float" office:value="322">
            <text:p>322</text:p>
          </table:table-cell>
          <table:table-cell office:value-type="string">
            <text:p>जानि बूझि सांचहिं तर्जे, करै झूठ सूँ नेहु । ताकि संगति राम जी, सुपिने ही पिनि देहु ॥</text:p>
          </table:table-cell>
        </table:table-row>
        <table:table-row>
          <table:table-cell office:value-type="float" office:value="323">
            <text:p>323</text:p>
          </table:table-cell>
          <table:table-cell office:value-type="string">
            <text:p>कबीर तास मिलाइ, जास हियाली तू बसै । नहिंतर बेगि उठाइ, नित का गंजर को सहै ॥</text:p>
          </table:table-cell>
        </table:table-row>
        <table:table-row>
          <table:table-cell office:value-type="float" office:value="324">
            <text:p>324</text:p>
          </table:table-cell>
          <table:table-cell office:value-type="string">
            <text:p>कबीरा बन-बन मे फिरा, कारणि आपणै राम । राम सरीखे जन मिले, तिन सारे सवेरे काम ॥</text:p>
          </table:table-cell>
        </table:table-row>
        <table:table-row>
          <table:table-cell office:value-type="float" office:value="325">
            <text:p>325</text:p>
          </table:table-cell>
          <table:table-cell office:value-type="string">
            <text:p>कबीर मन पंषो भया, जहाँ मन वहाँ उड़ि जाय । जो जैसी संगति करै, सो तैसे फल खाइ ॥</text:p>
          </table:table-cell>
        </table:table-row>
        <table:table-row>
          <table:table-cell office:value-type="float" office:value="326">
            <text:p>326</text:p>
          </table:table-cell>
          <table:table-cell office:value-type="string">
            <text:p>कबीरा खाई कोट कि, पानी पिवै न कोई । जाइ मिलै जब गंग से, तब गंगोदक होइ ॥</text:p>
          </table:table-cell>
        </table:table-row>
        <table:table-row>
          <table:table-cell office:value-type="float" office:value="327">
            <text:p>327</text:p>
          </table:table-cell>
          <table:table-cell office:value-type="string">
            <text:p>माषी गुड़ मैं गड़ि रही, पंख रही लपटाई । ताली पीटै सिरि घुनै, मीठै बोई माइ ॥</text:p>
          </table:table-cell>
        </table:table-row>
        <table:table-row>
          <table:table-cell office:value-type="float" office:value="328">
            <text:p>328</text:p>
          </table:table-cell>
          <table:table-cell office:value-type="string">
            <text:p>मूरख संग न कीजिये, लोहा जलि न तिराइ । कदली-सीप-भुजगं मुख, एक बूंद तिहँ भाइ ॥</text:p>
          </table:table-cell>
        </table:table-row>
        <table:table-row>
          <table:table-cell office:value-type="float" office:value="329">
            <text:p>329</text:p>
          </table:table-cell>
          <table:table-cell office:value-type="string">
            <text:p>हरिजन सेती रुसणा, संसारी सूँ हेत । ते णर कदे न नीपजौ, ज्यूँ कालर का खेत ॥</text:p>
          </table:table-cell>
        </table:table-row>
        <table:table-row>
          <table:table-cell office:value-type="float" office:value="330">
            <text:p>330</text:p>
          </table:table-cell>
          <table:table-cell office:value-type="string">
            <text:p>काजल केरी कोठड़ी, तैसी यहु संसार । बलिहारी ता दास की, पैसिर निकसण हार ॥</text:p>
          </table:table-cell>
        </table:table-row>
        <table:table-row>
          <table:table-cell office:value-type="float" office:value="331">
            <text:p>331</text:p>
          </table:table-cell>
          <table:table-cell office:value-type="string">
            <text:p>पाणी हीतै पातला, धुवाँ ही तै झीण । पवनां बेगि उतावला, सो दोस्त कबीर कीन्ह ॥</text:p>
          </table:table-cell>
        </table:table-row>
        <table:table-row>
          <table:table-cell office:value-type="float" office:value="332">
            <text:p>332</text:p>
          </table:table-cell>
          <table:table-cell office:value-type="string">
            <text:p>आसा का ईंधण करूँ, मनसा करूँ बिभूति । जोगी फेरी फिल करूँ, यौं बिनना वो सूति ॥</text:p>
          </table:table-cell>
        </table:table-row>
        <table:table-row>
          <table:table-cell office:value-type="float" office:value="333">
            <text:p>333</text:p>
          </table:table-cell>
          <table:table-cell office:value-type="string">
            <text:p>कबीर मारू मन कूँ, टूक-टूक है जाइ । विव की क्यारी बोइ करि, लुणत कहा पछिताइ ॥</text:p>
          </table:table-cell>
        </table:table-row>
        <table:table-row>
          <table:table-cell office:value-type="float" office:value="334">
            <text:p>334</text:p>
          </table:table-cell>
          <table:table-cell office:value-type="string">
            <text:p>कागद केरी नाव री, पाणी केरी गंग । कहै कबीर कैसे तिरूँ, पंच कुसंगी संग ॥</text:p>
          </table:table-cell>
        </table:table-row>
        <table:table-row>
          <table:table-cell office:value-type="float" office:value="335">
            <text:p>335</text:p>
          </table:table-cell>
          <table:table-cell office:value-type="string">
            <text:p>मैं मन्ता मन मारि रे, घट ही माहैं घेरि । जबहीं चालै पीठि दे, अंकुस दै-दै फेरि ॥</text:p>
          </table:table-cell>
        </table:table-row>
        <table:table-row>
          <table:table-cell office:value-type="float" office:value="336">
            <text:p>336</text:p>
          </table:table-cell>
          <table:table-cell office:value-type="string">
            <text:p>मनह मनोरथ छाँड़िये, तेरा किया न होइ । पाणी में घीव नीकसै, तो रूखा खाइ न कोइ ॥</text:p>
          </table:table-cell>
        </table:table-row>
        <table:table-row>
          <table:table-cell office:value-type="float" office:value="337">
            <text:p>337</text:p>
          </table:table-cell>
          <table:table-cell office:value-type="string">
            <text:p>एक दिन ऐसा होएगा, सब सूँ पड़े बिछोइ । राजा राणा छत्रपति, सावधान किन होइ ॥</text:p>
          </table:table-cell>
        </table:table-row>
        <table:table-row>
          <table:table-cell office:value-type="float" office:value="338">
            <text:p>338</text:p>
          </table:table-cell>
          <table:table-cell office:value-type="string">
            <text:p>कबीर नौबत आपणी, दिन-दस लेहू बजाइ । ए पुर पाटन, ए गली, बहुरि न देखै आइ ॥</text:p>
          </table:table-cell>
        </table:table-row>
        <table:table-row>
          <table:table-cell office:value-type="float" office:value="339">
            <text:p>339</text:p>
          </table:table-cell>
          <table:table-cell office:value-type="string">
            <text:p>जिनके नौबति बाजती, भैंगल बंधते बारि । एकै हरि के नाव बिन, गए जनम सब हारि ॥</text:p>
          </table:table-cell>
        </table:table-row>
        <table:table-row>
          <table:table-cell office:value-type="float" office:value="340">
            <text:p>340</text:p>
          </table:table-cell>
          <table:table-cell office:value-type="string">
            <text:p>कहा कियौ हम आइ करि, कहा कहैंगे जाइ । इत के भये न उत के, चलित भूल गँवाइ ॥</text:p>
          </table:table-cell>
        </table:table-row>
        <table:table-row>
          <table:table-cell office:value-type="float" office:value="341">
            <text:p>341</text:p>
          </table:table-cell>
          <table:table-cell office:value-type="string">
            <text:p>बिन रखवाले बाहिरा, चिड़िया खाया खेत । आधा-परधा ऊबरै, चेति सकै तो चैति ॥</text:p>
          </table:table-cell>
        </table:table-row>
        <table:table-row>
          <table:table-cell office:value-type="float" office:value="342">
            <text:p>342</text:p>
          </table:table-cell>
          <table:table-cell office:value-type="string">
            <text:p>कबीर कहा गरबियौ, काल कहै कर केस । ना जाणै कहाँ मारिसी, कै धरि के परदेस ॥</text:p>
          </table:table-cell>
        </table:table-row>
        <table:table-row>
          <table:table-cell office:value-type="float" office:value="343">
            <text:p>343</text:p>
          </table:table-cell>
          <table:table-cell office:value-type="string">
            <text:p>नान्हा कातौ चित्त दे, महँगे मोल बिलाइ । गाहक राजा राम है, और न नेडा आइ ॥</text:p>
          </table:table-cell>
        </table:table-row>
        <table:table-row>
          <table:table-cell office:value-type="float" office:value="344">
            <text:p>344</text:p>
          </table:table-cell>
          <table:table-cell office:value-type="string">
            <text:p>उजला कपड़ा पहिरि करि, पान सुपारी खाहिं । एकै हरि के नाव बिन, बाँधे जमपुरि जाहिं ॥</text:p>
          </table:table-cell>
        </table:table-row>
        <table:table-row>
          <table:table-cell office:value-type="float" office:value="345">
            <text:p>345</text:p>
          </table:table-cell>
          <table:table-cell office:value-type="string">
            <text:p>कबीर केवल राम की, तू जिनि छाँड़ै ओट । घण-अहरनि बिचि लौह ज्यूँ, घणी सहै सिर चोट ॥</text:p>
          </table:table-cell>
        </table:table-row>
        <table:table-row>
          <table:table-cell office:value-type="float" office:value="346">
            <text:p>346</text:p>
          </table:table-cell>
          <table:table-cell office:value-type="string">
            <text:p>मैं-मैं बड़ी बलाइ है सकै तो निकसौ भाजि । कब लग राखौ हे सखी, रुई लपेटी आगि ॥</text:p>
          </table:table-cell>
        </table:table-row>
        <table:table-row>
          <table:table-cell office:value-type="float" office:value="347">
            <text:p>347</text:p>
          </table:table-cell>
          <table:table-cell office:value-type="string">
            <text:p>कबीर माला मन की, और संसारी भेष । माला पहरयां हरि मिलै, तौ अरहट कै गलि देखि ॥</text:p>
          </table:table-cell>
        </table:table-row>
        <table:table-row>
          <table:table-cell office:value-type="float" office:value="348">
            <text:p>348</text:p>
          </table:table-cell>
          <table:table-cell office:value-type="string">
            <text:p>माला पहिरै मनभुषी, ताथै कछू न होइ । मन माला को फैरता, जग उजियारा सोइ ॥</text:p>
          </table:table-cell>
        </table:table-row>
        <table:table-row>
          <table:table-cell office:value-type="float" office:value="349">
            <text:p>349</text:p>
          </table:table-cell>
          <table:table-cell office:value-type="string">
            <text:p>कैसो कहा बिगाड़िया, जो मुंडै सौ बार । मन को काहे न मूंडिये, जामे विषम-विकार ॥</text:p>
          </table:table-cell>
        </table:table-row>
        <table:table-row>
          <table:table-cell office:value-type="float" office:value="350">
            <text:p>350</text:p>
          </table:table-cell>
          <table:table-cell office:value-type="string">
            <text:p>माला पहरयां कुछ नहीं, भगति न आई हाथ । माथौ मूँछ मुंडाइ करि, चल्या जगत् के साथ ॥</text:p>
          </table:table-cell>
        </table:table-row>
        <table:table-row>
          <table:table-cell office:value-type="float" office:value="351">
            <text:p>351</text:p>
          </table:table-cell>
          <table:table-cell office:value-type="string">
            <text:p>बैसनो भया तौ क्या भया, बूझा नहीं बबेक । छापा तिलक बनाइ करि, दगहया अनेक ॥</text:p>
          </table:table-cell>
        </table:table-row>
        <table:table-row>
          <table:table-cell office:value-type="float" office:value="352">
            <text:p>352</text:p>
          </table:table-cell>
          <table:table-cell office:value-type="string">
            <text:p>स्वाँग पहरि सो रहा भया, खाया-पीया खूंदि । जिहि तेरी साधु नीकले, सो तो मेल्ही मूंदि ॥</text:p>
          </table:table-cell>
        </table:table-row>
        <table:table-row>
          <table:table-cell office:value-type="float" office:value="353">
            <text:p>353</text:p>
          </table:table-cell>
          <table:table-cell office:value-type="string">
            <text:p>चतुराई हरि ना मिलै, ए बातां की बात । एक निस प्रेही निरधार का गाहक गोपीनाथ ॥</text:p>
          </table:table-cell>
        </table:table-row>
        <table:table-row>
          <table:table-cell office:value-type="float" office:value="354">
            <text:p>354</text:p>
          </table:table-cell>
          <table:table-cell office:value-type="string">
            <text:p>एष ले बूढ़ी पृथमी, झूठे कुल की लार । अलष बिसारयो भेष में, बूड़े काली धार ॥</text:p>
          </table:table-cell>
        </table:table-row>
        <table:table-row>
          <table:table-cell office:value-type="float" office:value="355">
            <text:p>355</text:p>
          </table:table-cell>
          <table:table-cell office:value-type="string">
            <text:p>कबीर हरि का भावता, झीणां पंजर । रैणि न आवै नींदड़ी, अंगि न चढ़ई मांस ॥</text:p>
          </table:table-cell>
        </table:table-row>
        <table:table-row>
          <table:table-cell office:value-type="float" office:value="356">
            <text:p>356</text:p>
          </table:table-cell>
          <table:table-cell office:value-type="string">
            <text:p>सिंहों के लेहँड नहीं, हंसों की नहीं पाँत । लालों की नहि बोरियाँ, साध न चलै जमात ॥</text:p>
          </table:table-cell>
        </table:table-row>
        <table:table-row>
          <table:table-cell office:value-type="float" office:value="357">
            <text:p>357</text:p>
          </table:table-cell>
          <table:table-cell office:value-type="string">
            <text:p>गाँठी दाम न बांधई, नहिं नारी सों नेह । कह कबीर ता साध की, हम चरनन की खेह ॥</text:p>
          </table:table-cell>
        </table:table-row>
        <table:table-row>
          <table:table-cell office:value-type="float" office:value="358">
            <text:p>358</text:p>
          </table:table-cell>
          <table:table-cell office:value-type="string">
            <text:p>निरबैरी निहकामता, साईं सेती नेह । विषिया सूं न्यारा रहै, संतनि का अंग सह ॥</text:p>
          </table:table-cell>
        </table:table-row>
        <table:table-row>
          <table:table-cell office:value-type="float" office:value="359">
            <text:p>359</text:p>
          </table:table-cell>
          <table:table-cell office:value-type="string">
            <text:p>जिहिं हिरदै हरि आइया, सो क्यूं छाना होइ । जतन-जतन करि दाबिये, तऊ उजाला सोइ ॥</text:p>
          </table:table-cell>
        </table:table-row>
        <table:table-row>
          <table:table-cell office:value-type="float" office:value="360">
            <text:p>360</text:p>
          </table:table-cell>
          <table:table-cell office:value-type="string">
            <text:p>काम मिलावे राम कूं, जे कोई जाणै राखि । कबीर बिचारा क्या कहै, जाकि सुख्देव बोले साख ॥</text:p>
          </table:table-cell>
        </table:table-row>
        <table:table-row>
          <table:table-cell office:value-type="float" office:value="361">
            <text:p>361</text:p>
          </table:table-cell>
          <table:table-cell office:value-type="string">
            <text:p>राम वियोगी तन बिकल, ताहि न चीन्हे कोई । तंबोली के पान ज्यूं, दिन-दिन पीला होई ॥</text:p>
          </table:table-cell>
        </table:table-row>
        <table:table-row>
          <table:table-cell office:value-type="float" office:value="362">
            <text:p>362</text:p>
          </table:table-cell>
          <table:table-cell office:value-type="string">
            <text:p>पावक रूपी राम है, घटि-घटि रह्या समाइ । चित चकमक लागै नहीं, ताथै घूवाँ है-है जाइ ॥</text:p>
          </table:table-cell>
        </table:table-row>
        <table:table-row>
          <table:table-cell office:value-type="float" office:value="363">
            <text:p>363</text:p>
          </table:table-cell>
          <table:table-cell office:value-type="string">
            <text:p>फाटै दीदै में फिरौं, नजिर न आवै कोई । जिहि घटि मेरा साँइयाँ, सो क्यूं छाना होई ॥</text:p>
          </table:table-cell>
        </table:table-row>
        <table:table-row>
          <table:table-cell office:value-type="float" office:value="364">
            <text:p>364</text:p>
          </table:table-cell>
          <table:table-cell office:value-type="string">
            <text:p>हैवर गैवर सघन धन, छत्रपती की नारि । तास पटेतर ना तुलै, हरिजन की पनिहारि ॥</text:p>
          </table:table-cell>
        </table:table-row>
        <table:table-row>
          <table:table-cell office:value-type="float" office:value="365">
            <text:p>365</text:p>
          </table:table-cell>
          <table:table-cell office:value-type="string">
            <text:p>जिहिं धरि साध न पूजि, हरि की सेवा नाहिं । ते घर भड़धट सारषे, भूत बसै तिन माहिं ॥</text:p>
          </table:table-cell>
        </table:table-row>
        <table:table-row>
          <table:table-cell office:value-type="float" office:value="366">
            <text:p>366</text:p>
          </table:table-cell>
          <table:table-cell office:value-type="string">
            <text:p>कबीर कुल तौ सोभला, जिहि कुल उपजै दास । जिहिं कुल दास न उपजै, सो कुल आक-पलास ॥</text:p>
          </table:table-cell>
        </table:table-row>
        <table:table-row>
          <table:table-cell office:value-type="float" office:value="367">
            <text:p>367</text:p>
          </table:table-cell>
          <table:table-cell office:value-type="string">
            <text:p>क्यूं नृप-नारी नींदिये, क्यूं पनिहारी कौ मान । वा माँग सँवारे पील कौ, या नित उठि सुमिरैराम ॥</text:p>
          </table:table-cell>
        </table:table-row>
        <table:table-row>
          <table:table-cell office:value-type="float" office:value="368">
            <text:p>368</text:p>
          </table:table-cell>
          <table:table-cell office:value-type="string">
            <text:p>काबा फिर कासी भया, राम भया रे रहीम । मोट चून मैदा भया, बैठि कबीरा जीम ॥</text:p>
          </table:table-cell>
        </table:table-row>
        <table:table-row>
          <table:table-cell office:value-type="float" office:value="369">
            <text:p>369</text:p>
          </table:table-cell>
          <table:table-cell office:value-type="string">
            <text:p>दुखिया भूखा दुख कौं, सुखिया सुख कौं झूरि । सदा अजंदी राम के, जिनि सुख-दुख गेल्हे दूरि ॥</text:p>
          </table:table-cell>
        </table:table-row>
        <table:table-row>
          <table:table-cell office:value-type="float" office:value="370">
            <text:p>370</text:p>
          </table:table-cell>
          <table:table-cell office:value-type="string">
            <text:p>कबीर दुबिधा दूरि करि, एक अंग है लागि । यहु सीतल बहु तपति है, दोऊ कहिये आगि ॥</text:p>
          </table:table-cell>
        </table:table-row>
        <table:table-row>
          <table:table-cell office:value-type="float" office:value="371">
            <text:p>371</text:p>
          </table:table-cell>
          <table:table-cell office:value-type="string">
            <text:p>कबीर का तू चिंतवै, का तेरा च्यंत्या होइ । अण्च्यंत्या हरिजी करै, जो तोहि च्यंत न होइ ॥</text:p>
          </table:table-cell>
        </table:table-row>
        <table:table-row>
          <table:table-cell office:value-type="float" office:value="372">
            <text:p>372</text:p>
          </table:table-cell>
          <table:table-cell office:value-type="string">
            <text:p>भूखा भूखा क्या करैं, कहा सुनावै लोग । भांडा घड़ि जिनि मुख यिका, सोई पूरण जोग ॥</text:p>
          </table:table-cell>
        </table:table-row>
        <table:table-row>
          <table:table-cell office:value-type="float" office:value="373">
            <text:p>373</text:p>
          </table:table-cell>
          <table:table-cell office:value-type="string">
            <text:p>रचनाहार कूं चीन्हि लै, खैबे कूं कहा रोइ । दिल मंदि मैं पैसि करि, ताणि पछेवड़ा सोइ ॥</text:p>
          </table:table-cell>
        </table:table-row>
        <table:table-row>
          <table:table-cell office:value-type="float" office:value="374">
            <text:p>374</text:p>
          </table:table-cell>
          <table:table-cell office:value-type="string">
            <text:p>कबीर सब जग हंडिया, मांदल कंधि चढ़ाइ । हरि बिन अपना कोउ नहीं, देखे ठोकि बनाइ ॥</text:p>
          </table:table-cell>
        </table:table-row>
        <table:table-row>
          <table:table-cell office:value-type="float" office:value="375">
            <text:p>375</text:p>
          </table:table-cell>
          <table:table-cell office:value-type="string">
            <text:p>मांगण मरण समान है, बिरता बंचै कोई । कहै कबीर रघुनाथ सूं, मति रे मंगावे मोहि ॥</text:p>
          </table:table-cell>
        </table:table-row>
        <table:table-row>
          <table:table-cell office:value-type="float" office:value="376">
            <text:p>376</text:p>
          </table:table-cell>
          <table:table-cell office:value-type="string">
            <text:p>मानि महतम प्रेम-रस गरवातण गुण नेह । ए सबहीं अहला गया, जबही कह्या कुछ देह ॥</text:p>
          </table:table-cell>
        </table:table-row>
        <table:table-row>
          <table:table-cell office:value-type="float" office:value="377">
            <text:p>377</text:p>
          </table:table-cell>
          <table:table-cell office:value-type="string">
            <text:p>संत न बांधै गाठड़ी, पेट समाता-तेइ । साईं सूं सनमुख रहै, जहाँ माँगे तहां देइ ॥</text:p>
          </table:table-cell>
        </table:table-row>
        <table:table-row>
          <table:table-cell office:value-type="float" office:value="378">
            <text:p>378</text:p>
          </table:table-cell>
          <table:table-cell office:value-type="string">
            <text:p>कबीर संसा कोउ नहीं, हरि सूं लाग्गा हेत । काम-क्रोध सूं झूझणा, चौडै मांड्या खेत ॥</text:p>
          </table:table-cell>
        </table:table-row>
        <table:table-row>
          <table:table-cell office:value-type="float" office:value="379">
            <text:p>379</text:p>
          </table:table-cell>
          <table:table-cell office:value-type="string">
            <text:p>कबीर सोई सूरिमा, मन सूँ मांडै झूझ । पंच पयादा पाड़ि ले, दूरि करै सब दूज ॥</text:p>
          </table:table-cell>
        </table:table-row>
        <table:table-row>
          <table:table-cell office:value-type="float" office:value="380">
            <text:p>380</text:p>
          </table:table-cell>
          <table:table-cell office:value-type="string">
            <text:p>जिस मरनै यैं जग डरै, सो मेरे आनन्द । कब मरिहूँ कब देखिहूँ पूरन परमानंद ॥</text:p>
          </table:table-cell>
        </table:table-row>
        <table:table-row>
          <table:table-cell office:value-type="float" office:value="381">
            <text:p>381</text:p>
          </table:table-cell>
          <table:table-cell office:value-type="string">
            <text:p>अब तौ जूझया ही बरगै, मुडि चल्यां घर दूर । सिर साहिबा कौ सौंपता, सोंच न कीजै सूर ॥</text:p>
          </table:table-cell>
        </table:table-row>
        <table:table-row>
          <table:table-cell office:value-type="float" office:value="382">
            <text:p>382</text:p>
          </table:table-cell>
          <table:table-cell office:value-type="string">
            <text:p>कबीर घोड़ा प्रेम का, चेतनि चाढ़ि असवार । ग्यान खड़ग गहि काल सिरि, भली मचाई मार ॥</text:p>
          </table:table-cell>
        </table:table-row>
        <table:table-row>
          <table:table-cell office:value-type="float" office:value="383">
            <text:p>383</text:p>
          </table:table-cell>
          <table:table-cell office:value-type="string">
            <text:p>कबीर हरि सब कूँ भजै, हरि कूँ भजै न कोइ । जब लग आस सरीर की, तब लग दास न होइ ॥</text:p>
          </table:table-cell>
        </table:table-row>
        <table:table-row>
          <table:table-cell office:value-type="float" office:value="384">
            <text:p>384</text:p>
          </table:table-cell>
          <table:table-cell office:value-type="string">
            <text:p>सिर साटें हरि सेवेये, छांड़ि जीव की बाणि । जे सिर दीया हरि मिलै, तब लगि हाणि न जाणि ॥</text:p>
          </table:table-cell>
        </table:table-row>
        <table:table-row>
          <table:table-cell office:value-type="float" office:value="385">
            <text:p>385</text:p>
          </table:table-cell>
          <table:table-cell office:value-type="string">
            <text:p>जेते तारे रैणि के, तेतै बैरी मुझ । धड़ सूली सिर कंगुरै, तऊ न बिसारौ तुझ ॥</text:p>
          </table:table-cell>
        </table:table-row>
        <table:table-row>
          <table:table-cell office:value-type="float" office:value="386">
            <text:p>386</text:p>
          </table:table-cell>
          <table:table-cell office:value-type="string">
            <text:p>आपा भेटियाँ हरि मिलै, हरि मेट् या सब जाइ । अकथ कहाणी प्रेम की, कह्या न कोउ पत्याइ ॥</text:p>
          </table:table-cell>
        </table:table-row>
        <table:table-row>
          <table:table-cell office:value-type="float" office:value="387">
            <text:p>387</text:p>
          </table:table-cell>
          <table:table-cell office:value-type="string">
            <text:p>जीवन थैं मरिबो भलौ, जो मरि जानैं कोइ । मरनैं पहली जे मरै, जो कलि अजरावर होइ ॥</text:p>
          </table:table-cell>
        </table:table-row>
        <table:table-row>
          <table:table-cell office:value-type="float" office:value="388">
            <text:p>388</text:p>
          </table:table-cell>
          <table:table-cell office:value-type="string">
            <text:p>कबीर मन मृतक भया, दुर्बल भया सरीर । तब पैंडे लागा हरि फिरै, कहत कबीर कबीर ॥</text:p>
          </table:table-cell>
        </table:table-row>
        <table:table-row>
          <table:table-cell office:value-type="float" office:value="389">
            <text:p>389</text:p>
          </table:table-cell>
          <table:table-cell office:value-type="string">
            <text:p>रोड़ा है रहो बाट का, तजि पाषंड अभिमान । ऐसा जे जन है रहै, ताहि मिलै भगवान ॥</text:p>
          </table:table-cell>
        </table:table-row>
        <table:table-row>
          <table:table-cell office:value-type="float" office:value="390">
            <text:p>390</text:p>
          </table:table-cell>
          <table:table-cell office:value-type="string">
            <text:p>कबीर चेरा संत का, दासनि का परदास । कबीर ऐसैं होइ रक्षा, ज्यूँ पाऊँ तलि घास ॥</text:p>
          </table:table-cell>
        </table:table-row>
        <table:table-row>
          <table:table-cell office:value-type="float" office:value="391">
            <text:p>391</text:p>
          </table:table-cell>
          <table:table-cell office:value-type="string">
            <text:p>अबरन कों का बरनिये, भोपै लख्या न जाइ । अपना बाना वाहिया, कहि-कहि थाके भाइ ॥</text:p>
          </table:table-cell>
        </table:table-row>
        <table:table-row>
          <table:table-cell office:value-type="float" office:value="392">
            <text:p>392</text:p>
          </table:table-cell>
          <table:table-cell office:value-type="string">
            <text:p>जिसहि न कोई विसहि तू, जिस तू तिस सब कोई । दरिगह तेरी सांइयाँ, जा मरूम कोइ होइ ॥</text:p>
          </table:table-cell>
        </table:table-row>
        <table:table-row>
          <table:table-cell office:value-type="float" office:value="393">
            <text:p>393</text:p>
          </table:table-cell>
          <table:table-cell office:value-type="string">
            <text:p>साँई मेरा वाणियां, सहति करै व्यौपार । बिन डांडी बिन पालड़ै तौले सब संसार ॥</text:p>
          </table:table-cell>
        </table:table-row>
        <table:table-row>
          <table:table-cell office:value-type="float" office:value="394">
            <text:p>394</text:p>
          </table:table-cell>
          <table:table-cell office:value-type="string">
            <text:p>झल बावै झल दाहिनै, झलहि माहि त्योहार । आगै-पीछै झलमाई, राखै सिरजनहार ॥</text:p>
          </table:table-cell>
        </table:table-row>
        <table:table-row>
          <table:table-cell office:value-type="float" office:value="395">
            <text:p>395</text:p>
          </table:table-cell>
          <table:table-cell office:value-type="string">
            <text:p>एसी बाणी बोलिये, मन का आपा खोइ । औरन को सीतल करै, आपौ सीतल होइ ॥</text:p>
          </table:table-cell>
        </table:table-row>
        <table:table-row>
          <table:table-cell office:value-type="float" office:value="396">
            <text:p>396</text:p>
          </table:table-cell>
          <table:table-cell office:value-type="string">
            <text:p>कबीर हरि कग नाव सूँ प्रीति रहै इकवार । तौ मुख तैं मोती झड़ै हीरे अन्त न पार ॥</text:p>
          </table:table-cell>
        </table:table-row>
        <table:table-row>
          <table:table-cell office:value-type="float" office:value="397">
            <text:p>397</text:p>
          </table:table-cell>
          <table:table-cell office:value-type="string">
            <text:p>बैरागी बिरकत भला, गिरही चित्त उदार । दुहुँ चूका रीता पड़ै वाकूँ वार न पार ॥</text:p>
          </table:table-cell>
        </table:table-row>
        <table:table-row>
          <table:table-cell office:value-type="float" office:value="398">
            <text:p>398</text:p>
          </table:table-cell>
          <table:table-cell office:value-type="string">
            <text:p>कोई एक राखै सावधां, चेतनि पहरै जागि । बस्तर बासन सूँ खिसै, चोर न सकई लागि ॥</text:p>
          </table:table-cell>
        </table:table-row>
        <table:table-row>
          <table:table-cell office:value-type="float" office:value="399">
            <text:p>399</text:p>
          </table:table-cell>
          <table:table-cell office:value-type="string">
            <text:p>बारी-बारी आपणीं, चले पियारे म्यंत । तेरी बारी रे जिया, नेड़ी आवै निंत ॥</text:p>
          </table:table-cell>
        </table:table-row>
        <table:table-row>
          <table:table-cell office:value-type="float" office:value="400">
            <text:p>400</text:p>
          </table:table-cell>
          <table:table-cell office:value-type="string">
            <text:p>पदारथ पेलि करि, कंकर लीया हाथि । जोड़ी बिछटी हंस की, पड़या बगां के साथि ॥</text:p>
          </table:table-cell>
        </table:table-row>
        <table:table-row>
          <table:table-cell office:value-type="float" office:value="401">
            <text:p>401</text:p>
          </table:table-cell>
          <table:table-cell office:value-type="string">
            <text:p>निंदक नियारे राखिये, आंगन कुटि छबाय । बिन पाणी बिन सबुना, निरमल करै सुभाय ॥</text:p>
          </table:table-cell>
        </table:table-row>
        <table:table-row>
          <table:table-cell office:value-type="float" office:value="402">
            <text:p>402</text:p>
          </table:table-cell>
          <table:table-cell office:value-type="string">
            <text:p>गोत्यंद के गुण बहुत हैं, लिखै जु हिरदै मांहि । डरता पाणी जा पीऊं, मति वै धोये जाहि ॥</text:p>
          </table:table-cell>
        </table:table-row>
        <table:table-row>
          <table:table-cell office:value-type="float" office:value="403">
            <text:p>403</text:p>
          </table:table-cell>
          <table:table-cell office:value-type="string">
            <text:p>जो ऊग्या सो आंथवै, फूल्या सो कुमिलाइ । जो चिणियां सो ढहि पड़ै, जो आया सो जाइ ॥</text:p>
          </table:table-cell>
        </table:table-row>
        <table:table-row>
          <table:table-cell office:value-type="float" office:value="404">
            <text:p>404</text:p>
          </table:table-cell>
          <table:table-cell office:value-type="string">
            <text:p>सीतलता तब जाणियें, समिता रहै समाइ । पष छाँड़ै निरपष रहै, सबद न देष्या जाइ ॥</text:p>
          </table:table-cell>
        </table:table-row>
        <table:table-row>
          <table:table-cell office:value-type="float" office:value="405">
            <text:p>405</text:p>
          </table:table-cell>
          <table:table-cell office:value-type="string">
            <text:p>खूंदन तौ धरती सहै, बाढ़ सहै बनराइ । कुसबद तौ हरिजन सहै, दूजै सह्या न जाइ ॥</text:p>
          </table:table-cell>
        </table:table-row>
        <table:table-row>
          <table:table-cell office:value-type="float" office:value="406">
            <text:p>406</text:p>
          </table:table-cell>
          <table:table-cell office:value-type="string">
            <text:p>नीर पियावत क्या फिरै, सायर घर-घर बारि । जो त्रिषावन्त होइगा, सो पीवेगा झखमारि ॥</text:p>
          </table:table-cell>
        </table:table-row>
        <table:table-row>
          <table:table-cell office:value-type="float" office:value="407">
            <text:p>407</text:p>
          </table:table-cell>
          <table:table-cell office:value-type="string">
            <text:p>कबीर सिरजन हार बिन, मेरा हित न कोइ । गुण औगुण बिहणै नहीं, स्वारथ बँधी लोइ ॥</text:p>
          </table:table-cell>
        </table:table-row>
        <table:table-row>
          <table:table-cell office:value-type="float" office:value="408">
            <text:p>408</text:p>
          </table:table-cell>
          <table:table-cell office:value-type="string">
            <text:p>हीरा परा बजार में, रहा छार लपिटाइ । ब तक मूरख चलि गये पारखि लिया उठाइ ॥</text:p>
          </table:table-cell>
        </table:table-row>
        <table:table-row>
          <table:table-cell office:value-type="float" office:value="409">
            <text:p>409</text:p>
          </table:table-cell>
          <table:table-cell office:value-type="string">
            <text:p>सुरति करौ मेरे साइयां, हम हैं भोजन माहिं । आपे ही बहि जाहिंगे, जौ नहिं पकरौ बाहिं ॥</text:p>
          </table:table-cell>
        </table:table-row>
        <table:table-row>
          <table:table-cell office:value-type="float" office:value="410">
            <text:p>410</text:p>
          </table:table-cell>
          <table:table-cell office:value-type="string">
            <text:p>क्या मुख लै बिनती करौं, लाज आवत है मोहि । तुम देखत ओगुन करौं, कैसे भावों तोहि ॥</text:p>
          </table:table-cell>
        </table:table-row>
        <table:table-row>
          <table:table-cell office:value-type="float" office:value="411">
            <text:p>411</text:p>
          </table:table-cell>
          <table:table-cell office:value-type="string">
            <text:p>सब काहू का लीजिये, साचां सबद निहार । पच्छपात ना कीजिये कहै कबीर विचार ॥</text:p>
          </table:table-cell>
        </table:table-row>
        <table:table-row>
          <table:table-cell office:value-type="float" office:value="412">
            <text:p>412</text:p>
          </table:table-cell>
          <table:table-cell office:value-type="string">
            <text:p>गुरु सों ज्ञान जु लीजिये सीस दीजिए दान । बहुतक भोदूँ बहि गये, राखि जीव अभिमान ॥</text:p>
          </table:table-cell>
        </table:table-row>
        <table:table-row>
          <table:table-cell office:value-type="float" office:value="413">
            <text:p>413</text:p>
          </table:table-cell>
          <table:table-cell office:value-type="string">
            <text:p>गुरु को कीजै दण्डव कोटि-कोटि परनाम । कीट न जाने भृगं को, गुरु करले आप समान ॥</text:p>
          </table:table-cell>
        </table:table-row>
        <table:table-row>
          <table:table-cell office:value-type="float" office:value="414">
            <text:p>414</text:p>
          </table:table-cell>
          <table:table-cell office:value-type="string">
            <text:p>कुमति कीच चेला भरा, गुरु ज्ञान जल होय । जनम-जनम का मोरचा, पल में डारे धोय ॥</text:p>
          </table:table-cell>
        </table:table-row>
        <table:table-row>
          <table:table-cell office:value-type="float" office:value="415">
            <text:p>415</text:p>
          </table:table-cell>
          <table:table-cell office:value-type="string">
            <text:p>गुरु पारस को अन्तरो, जानत है सब सन्त । वह लोहा कंचन करे, ये करि लेय महन्त ॥</text:p>
          </table:table-cell>
        </table:table-row>
        <table:table-row>
          <table:table-cell office:value-type="float" office:value="416">
            <text:p>416</text:p>
          </table:table-cell>
          <table:table-cell office:value-type="string">
            <text:p>गुरु की आज्ञा आवै, गुरु की आज्ञा जाय । कहैं कबीर सो सन्त हैं, आवागमन नशाय ॥</text:p>
          </table:table-cell>
        </table:table-row>
        <table:table-row>
          <table:table-cell office:value-type="float" office:value="417">
            <text:p>417</text:p>
          </table:table-cell>
          <table:table-cell office:value-type="string">
            <text:p>जो गुरु बसै बनारसी, सीष समुन्दर तीर । एक पलक बिसरे नहीं, जो गुण होय शरीर ॥</text:p>
          </table:table-cell>
        </table:table-row>
        <table:table-row>
          <table:table-cell office:value-type="float" office:value="418">
            <text:p>418</text:p>
          </table:table-cell>
          <table:table-cell office:value-type="string">
            <text:p>गुरु समान दाता नहीं, याचक सीष समान । तीन लोक की सम्पदा, सो गुरु दीन्ही दान ॥</text:p>
          </table:table-cell>
        </table:table-row>
        <table:table-row>
          <table:table-cell office:value-type="float" office:value="419">
            <text:p>419</text:p>
          </table:table-cell>
          <table:table-cell office:value-type="string">
            <text:p>गुरु कुम्हार सिष कुंभ है, गढ़ि-गढ़ि काढ़ै खोट । अन्तर हाथ सहार दै, बाहर बाहै चोट ॥</text:p>
          </table:table-cell>
        </table:table-row>
        <table:table-row>
          <table:table-cell office:value-type="float" office:value="420">
            <text:p>420</text:p>
          </table:table-cell>
          <table:table-cell office:value-type="string">
            <text:p>गुरु को सिर राखिये, चलिये आज्ञा माहिं । कहैं कबीर ता दास को, तीन लोक भय नहिं ॥</text:p>
          </table:table-cell>
        </table:table-row>
        <table:table-row>
          <table:table-cell office:value-type="float" office:value="421">
            <text:p>421</text:p>
          </table:table-cell>
          <table:table-cell office:value-type="string">
            <text:p>लच्छ कोष जो गुरु बसै, दीजै सुरति पठाय । शब्द तुरी बसवार है, छिन आवै छिन जाय ॥</text:p>
          </table:table-cell>
        </table:table-row>
        <table:table-row>
          <table:table-cell office:value-type="float" office:value="422">
            <text:p>422</text:p>
          </table:table-cell>
          <table:table-cell office:value-type="string">
            <text:p>गुरु मूरति गति चन्द्रमा, सेवक नैन चकोर । आठ पहर निरखता रहे, गुरु मूरति की ओर ॥</text:p>
          </table:table-cell>
        </table:table-row>
        <table:table-row>
          <table:table-cell office:value-type="float" office:value="423">
            <text:p>423</text:p>
          </table:table-cell>
          <table:table-cell office:value-type="string">
            <text:p>गुरु सों प्रीति निबाहिये, जेहि तत निबटै सन्त । प्रेम बिना ढिग दूर है, प्रेम निकट गुरु कन्त ॥</text:p>
          </table:table-cell>
        </table:table-row>
        <table:table-row>
          <table:table-cell office:value-type="float" office:value="424">
            <text:p>424</text:p>
          </table:table-cell>
          <table:table-cell office:value-type="string">
            <text:p>गुरु बिन ज्ञान न उपजै, गुरु बिन मिलै न मोष । गुरु बिन लखै न सत्य को, गुरु बिन मिटे न दोष ॥</text:p>
          </table:table-cell>
        </table:table-row>
        <table:table-row>
          <table:table-cell office:value-type="float" office:value="425">
            <text:p>425</text:p>
          </table:table-cell>
          <table:table-cell office:value-type="string">
            <text:p>गुरु मूरति आगे खड़ी, दुनिया भेद कछु नाहिं । उन्हीं कूँ परनाम करि, सकल तिमिर मिटि जाहिं ॥</text:p>
          </table:table-cell>
        </table:table-row>
        <table:table-row>
          <table:table-cell office:value-type="float" office:value="426">
            <text:p>426</text:p>
          </table:table-cell>
          <table:table-cell office:value-type="string">
            <text:p>गुरु शरणागति छाड़ि के, करै भरौसा और । सुख सम्पति की कह चली, नहीं परक ये ठौर ॥</text:p>
          </table:table-cell>
        </table:table-row>
        <table:table-row>
          <table:table-cell office:value-type="float" office:value="427">
            <text:p>427</text:p>
          </table:table-cell>
          <table:table-cell office:value-type="string">
            <text:p>सिष खांडा गुरु भसकला, चढ़ै शब्द खरसान । शब्द सहै सम्मुख रहै, निपजै शीष सुजान ॥</text:p>
          </table:table-cell>
        </table:table-row>
        <table:table-row>
          <table:table-cell office:value-type="float" office:value="428">
            <text:p>428</text:p>
          </table:table-cell>
          <table:table-cell office:value-type="string">
            <text:p>ज्ञान समागम प्रेम सुख, दया भक्ति विश्वास । गुरु सेवा ते पाइये, सद्गुरु चरण निवास ॥</text:p>
          </table:table-cell>
        </table:table-row>
        <table:table-row>
          <table:table-cell office:value-type="float" office:value="429">
            <text:p>429</text:p>
          </table:table-cell>
          <table:table-cell office:value-type="string">
            <text:p>अहं अग्नि निशि दिन जरै, गुरु सो चाहे मान । ताको जम न्योता दिया, होउ हमार मेहमान ॥</text:p>
          </table:table-cell>
        </table:table-row>
        <table:table-row>
          <table:table-cell office:value-type="float" office:value="430">
            <text:p>430</text:p>
          </table:table-cell>
          <table:table-cell office:value-type="string">
            <text:p>जैसी प्रीति कुटुम्ब की, तैसी गुरु सों होय । कहैं कबीर ता दास का, पला न पकड़ै कोय ॥</text:p>
          </table:table-cell>
        </table:table-row>
        <table:table-row>
          <table:table-cell office:value-type="float" office:value="431">
            <text:p>431</text:p>
          </table:table-cell>
          <table:table-cell office:value-type="string">
            <text:p>मूल ध्यान गुरु रूप है, मूल पूजा गुरु पाँव । मूल नाम गुरु वचन है, मूल सत्य सतभाव ॥</text:p>
          </table:table-cell>
        </table:table-row>
        <table:table-row>
          <table:table-cell office:value-type="float" office:value="432">
            <text:p>432</text:p>
          </table:table-cell>
          <table:table-cell office:value-type="string">
            <text:p>पंडित पाढ़ि गुनि पचि मुये, गुरु बिना मिलै न ज्ञान । ज्ञान बिना नहिं मुक्ति है, सत्त शब्द परनाम ॥</text:p>
          </table:table-cell>
        </table:table-row>
        <table:table-row>
          <table:table-cell office:value-type="float" office:value="433">
            <text:p>433</text:p>
          </table:table-cell>
          <table:table-cell office:value-type="string">
            <text:p>सोइ-सोइ नाच नचाइये, जेहि निबहे गुरु प्रेम । कहै कबीर गुरु प्रेम बिन, कतहुँ कुशल नहि क्षेम ॥</text:p>
          </table:table-cell>
        </table:table-row>
        <table:table-row>
          <table:table-cell office:value-type="float" office:value="434">
            <text:p>434</text:p>
          </table:table-cell>
          <table:table-cell office:value-type="string">
            <text:p>कहैं कबीर जजि भरम को, नन्हा है कर पीव । तजि अहं गुरु चरण गहु, जमसों बाचै जीव ॥</text:p>
          </table:table-cell>
        </table:table-row>
        <table:table-row>
          <table:table-cell office:value-type="float" office:value="435">
            <text:p>435</text:p>
          </table:table-cell>
          <table:table-cell office:value-type="string">
            <text:p>कोटिन चन्दा उगही, सूरज कोटि हज़ार । तीमिर तौ नाशै नहीं, बिन गुरु घोर अंधार ॥</text:p>
          </table:table-cell>
        </table:table-row>
        <table:table-row>
          <table:table-cell office:value-type="float" office:value="436">
            <text:p>436</text:p>
          </table:table-cell>
          <table:table-cell office:value-type="string">
            <text:p>तबही गुरु प्रिय बैन कहि, शीष बढ़ी चित प्रीत । ते रहियें गुरु सनमुखाँ कबहूँ न दीजै पीठ ॥</text:p>
          </table:table-cell>
        </table:table-row>
        <table:table-row>
          <table:table-cell office:value-type="float" office:value="437">
            <text:p>437</text:p>
          </table:table-cell>
          <table:table-cell office:value-type="string">
            <text:p>तन मन शीष निछावरै, दीजै सरबस प्रान । कहैं कबीर गुरु प्रेम बिन, कितहूँ कुशल नहिं क्षेम ॥</text:p>
          </table:table-cell>
        </table:table-row>
        <table:table-row>
          <table:table-cell office:value-type="float" office:value="438">
            <text:p>438</text:p>
          </table:table-cell>
          <table:table-cell office:value-type="string">
            <text:p>जो गुरु पूरा होय तो, शीषहि लेय निबाहि । शीष भाव सुत्त जानिये, सुत ते श्रेष्ठ शिष आहि ॥</text:p>
          </table:table-cell>
        </table:table-row>
        <table:table-row>
          <table:table-cell office:value-type="float" office:value="439">
            <text:p>439</text:p>
          </table:table-cell>
          <table:table-cell office:value-type="string">
            <text:p>भौ सागर की त्रास तेक, गुरु की पकड़ो बाँहि । गुरु बिन कौन उबारसी, भौ जल धारा माँहि ॥</text:p>
          </table:table-cell>
        </table:table-row>
        <table:table-row>
          <table:table-cell office:value-type="float" office:value="440">
            <text:p>440</text:p>
          </table:table-cell>
          <table:table-cell office:value-type="string">
            <text:p>करै दूरि अज्ञानता, अंजन ज्ञान सुदेय । बलिहारी वे गुरुन की हंस उबारि जुलेय ॥</text:p>
          </table:table-cell>
        </table:table-row>
        <table:table-row>
          <table:table-cell office:value-type="float" office:value="441">
            <text:p>441</text:p>
          </table:table-cell>
          <table:table-cell office:value-type="string">
            <text:p>सुनिये सन्तों साधु मिलि, कहहिं कबीर बुझाय । जेहि विधि गुरु सों प्रीति छै कीजै सोई उपाय ॥</text:p>
          </table:table-cell>
        </table:table-row>
        <table:table-row>
          <table:table-cell office:value-type="float" office:value="442">
            <text:p>442</text:p>
          </table:table-cell>
          <table:table-cell office:value-type="string">
            <text:p>अबुध सुबुध सुत मातु पितु, सबहि करै प्रतिपाल । अपनी और निबाहिये, सिख सुत गहि निज चाल ॥</text:p>
          </table:table-cell>
        </table:table-row>
        <table:table-row>
          <table:table-cell office:value-type="float" office:value="443">
            <text:p>443</text:p>
          </table:table-cell>
          <table:table-cell office:value-type="string">
            <text:p>लौ लागी विष भागिया, कालख डारी धोय । कहैं कबीर गुरु साबुन सों, कोई इक ऊजल होय ॥</text:p>
          </table:table-cell>
        </table:table-row>
        <table:table-row>
          <table:table-cell office:value-type="float" office:value="444">
            <text:p>444</text:p>
          </table:table-cell>
          <table:table-cell office:value-type="string">
            <text:p>राजा की चोरी करे, रहै रंग की ओट । कहैं कबीर क्यों उबरै, काल कठिन की चोट ॥</text:p>
          </table:table-cell>
        </table:table-row>
        <table:table-row>
          <table:table-cell office:value-type="float" office:value="445">
            <text:p>445</text:p>
          </table:table-cell>
          <table:table-cell office:value-type="string">
            <text:p>साबुन बिचारा क्या करे, गाँठे राखे मोय । जल सो अरसां नहिं, क्यों कर ऊजल होय ॥</text:p>
          </table:table-cell>
        </table:table-row>
        <table:table-row>
          <table:table-cell office:value-type="float" office:value="446">
            <text:p>446</text:p>
          </table:table-cell>
          <table:table-cell office:value-type="string">
            <text:p>सत्गुरु तो सतभाव है, जो अस भेद बताय । धन्य शीष धन भाग तिहि जो ऐसी सुधि पाय ॥</text:p>
          </table:table-cell>
        </table:table-row>
        <table:table-row>
          <table:table-cell office:value-type="float" office:value="447">
            <text:p>447</text:p>
          </table:table-cell>
          <table:table-cell office:value-type="string">
            <text:p>सतगुरु शरण न आवहीं, फिर फिर होय अकाज । जीव खोय सब जायेंगे काल तिहूँ पुर राज ॥</text:p>
          </table:table-cell>
        </table:table-row>
        <table:table-row>
          <table:table-cell office:value-type="float" office:value="448">
            <text:p>448</text:p>
          </table:table-cell>
          <table:table-cell office:value-type="string">
            <text:p>सतगुरु सम कोई नहीं सात दीप नौ खण्ड । तीन लोक न पाइये, अरु इक्कीस ब्रह्म्ण्ड ॥</text:p>
          </table:table-cell>
        </table:table-row>
        <table:table-row>
          <table:table-cell office:value-type="float" office:value="449">
            <text:p>449</text:p>
          </table:table-cell>
          <table:table-cell office:value-type="string">
            <text:p>सतगुरु मिला जु जानिये, ज्ञान उजाला होय । भ्रम का भांड तोड़ि करि, रहै निराला होय ॥</text:p>
          </table:table-cell>
        </table:table-row>
        <table:table-row>
          <table:table-cell office:value-type="float" office:value="450">
            <text:p>450</text:p>
          </table:table-cell>
          <table:table-cell office:value-type="string">
            <text:p>सतगुरु मिले जु सब मिले, न तो मिला न कोय । माता-पिता सुत बाँधवा ये तो घर घर होय ॥</text:p>
          </table:table-cell>
        </table:table-row>
        <table:table-row>
          <table:table-cell office:value-type="float" office:value="451">
            <text:p>451</text:p>
          </table:table-cell>
          <table:table-cell office:value-type="string">
            <text:p>जेहि खोजत ब्रह्मा थके, सुर नर मुनि अरु देव । कहै कबीर सुन साधवा, करु सतगुरु की सेव ॥</text:p>
          </table:table-cell>
        </table:table-row>
        <table:table-row>
          <table:table-cell office:value-type="float" office:value="452">
            <text:p>452</text:p>
          </table:table-cell>
          <table:table-cell office:value-type="string">
            <text:p>मनहिं दिया निज सब दिया, मन से संग शरीर । अब देवे को क्या रहा, यों कयि कहहिं कबीर ॥</text:p>
          </table:table-cell>
        </table:table-row>
        <table:table-row>
          <table:table-cell office:value-type="float" office:value="453">
            <text:p>453</text:p>
          </table:table-cell>
          <table:table-cell office:value-type="string">
            <text:p>सतगुरु को माने नही, अपनी कहै बनाय । कहै कबीर क्या कीजिये, और मता मन जाय ॥</text:p>
          </table:table-cell>
        </table:table-row>
        <table:table-row>
          <table:table-cell office:value-type="float" office:value="454">
            <text:p>454</text:p>
          </table:table-cell>
          <table:table-cell office:value-type="string">
            <text:p>जग में युक्ति अनूप है, साधु संग गुरु ज्ञान । तामें निपट अनूप है, सतगुरु लागा कान ॥</text:p>
          </table:table-cell>
        </table:table-row>
        <table:table-row>
          <table:table-cell office:value-type="float" office:value="455">
            <text:p>455</text:p>
          </table:table-cell>
          <table:table-cell office:value-type="string">
            <text:p>कबीर समूझा कहत है, पानी थाह बताय । ताकूँ सतगुरु का करे, जो औघट डूबे जाय ॥</text:p>
          </table:table-cell>
        </table:table-row>
        <table:table-row>
          <table:table-cell office:value-type="float" office:value="456">
            <text:p>456</text:p>
          </table:table-cell>
          <table:table-cell office:value-type="string">
            <text:p>बिन सतगुरु उपदेश, सुर नर मुनि नहिं निस्तरे । ब्रह्मा-विष्णु, महेश और सकल जिव को गिनै ॥</text:p>
          </table:table-cell>
        </table:table-row>
        <table:table-row>
          <table:table-cell office:value-type="float" office:value="457">
            <text:p>457</text:p>
          </table:table-cell>
          <table:table-cell office:value-type="string">
            <text:p>केते पढ़ि गुनि पचि भुए, योग यज्ञ तप लाय । बिन सतगुरु पावै नहीं, कोटिन करे उपाय ॥</text:p>
          </table:table-cell>
        </table:table-row>
        <table:table-row>
          <table:table-cell office:value-type="float" office:value="458">
            <text:p>458</text:p>
          </table:table-cell>
          <table:table-cell office:value-type="string">
            <text:p>डूबा औघट न तरै, मोहिं अंदेशा होय । लोभ नदी की धार में, कहा पड़ो नर सोइ ॥</text:p>
          </table:table-cell>
        </table:table-row>
        <table:table-row>
          <table:table-cell office:value-type="float" office:value="459">
            <text:p>459</text:p>
          </table:table-cell>
          <table:table-cell office:value-type="string">
            <text:p>सतगुरु खोजो सन्त, जोव काज को चाहहु । मेटो भव को अंक, आवा गवन निवारहु ॥</text:p>
          </table:table-cell>
        </table:table-row>
        <table:table-row>
          <table:table-cell office:value-type="float" office:value="460">
            <text:p>460</text:p>
          </table:table-cell>
          <table:table-cell office:value-type="string">
            <text:p>करहु छोड़ कुल लाज, जो सतगुरु उपदेश है । होये सब जिव काज, निश्चय करि परतीत करू ॥</text:p>
          </table:table-cell>
        </table:table-row>
        <table:table-row>
          <table:table-cell office:value-type="float" office:value="461">
            <text:p>461</text:p>
          </table:table-cell>
          <table:table-cell office:value-type="string">
            <text:p>यह सतगुरु उपदेश है, जो मन माने परतीत । करम भरम सब त्यागि के, चलै सो भव जल जीत ॥</text:p>
          </table:table-cell>
        </table:table-row>
        <table:table-row>
          <table:table-cell office:value-type="float" office:value="462">
            <text:p>462</text:p>
          </table:table-cell>
          <table:table-cell office:value-type="string">
            <text:p>जग सब सागर मोहिं, कहु कैसे बूड़त तेरे । गहु सतगुरु की बाहिं जो जल थल रक्षा करै ॥</text:p>
          </table:table-cell>
        </table:table-row>
        <table:table-row>
          <table:table-cell office:value-type="float" office:value="463">
            <text:p>463</text:p>
          </table:table-cell>
          <table:table-cell office:value-type="string">
            <text:p>जानीता बूझा नहीं बूझि किया नहीं गौन । अन्धे को अन्धा मिला, राह बतावे कौन ॥</text:p>
          </table:table-cell>
        </table:table-row>
        <table:table-row>
          <table:table-cell office:value-type="float" office:value="464">
            <text:p>464</text:p>
          </table:table-cell>
          <table:table-cell office:value-type="string">
            <text:p>जाका गुरु है आँधरा, चेला खरा निरन्ध । अन्धे को अन्धा मिला, पड़ा काल के फन्द ॥</text:p>
          </table:table-cell>
        </table:table-row>
        <table:table-row>
          <table:table-cell office:value-type="float" office:value="465">
            <text:p>465</text:p>
          </table:table-cell>
          <table:table-cell office:value-type="string">
            <text:p>गुरु लोभ शिष लालची, दोनों खेले दाँव । दोनों बूड़े बापुरे, चढ़ि पाथर की नाँव ॥</text:p>
          </table:table-cell>
        </table:table-row>
        <table:table-row>
          <table:table-cell office:value-type="float" office:value="466">
            <text:p>466</text:p>
          </table:table-cell>
          <table:table-cell office:value-type="string">
            <text:p>आगे अंधा कूप में, दूजे लिया बुलाय । दोनों बूडछे बापुरे, निकसे कौन उपाय ॥</text:p>
          </table:table-cell>
        </table:table-row>
        <table:table-row>
          <table:table-cell office:value-type="float" office:value="467">
            <text:p>467</text:p>
          </table:table-cell>
          <table:table-cell office:value-type="string">
            <text:p>गुरु किया है देह का, सतगुरु चीन्हा नाहिं । भवसागर के जाल में, फिर फिर गोता खाहि ॥</text:p>
          </table:table-cell>
        </table:table-row>
        <table:table-row>
          <table:table-cell office:value-type="float" office:value="468">
            <text:p>468</text:p>
          </table:table-cell>
          <table:table-cell office:value-type="string">
            <text:p>पूरा सतगुरु न मिला, सुनी अधूरी सीख । स्वाँग यती का पहिनि के, घर घर माँगी भीख ॥</text:p>
          </table:table-cell>
        </table:table-row>
        <table:table-row>
          <table:table-cell office:value-type="float" office:value="469">
            <text:p>469</text:p>
          </table:table-cell>
          <table:table-cell office:value-type="string">
            <text:p>कबीर गुरु है घाट का, हाँटू बैठा चेल । मूड़ मुड़ाया साँझ कूँ गुरु सबेरे ठेल ॥</text:p>
          </table:table-cell>
        </table:table-row>
        <table:table-row>
          <table:table-cell office:value-type="float" office:value="470">
            <text:p>470</text:p>
          </table:table-cell>
          <table:table-cell office:value-type="string">
            <text:p>गुरु-गुरु में भेद है, गुरु-गुरु में भाव । सोइ गुरु नित बन्दिये, शब्द बतावे दाव ॥</text:p>
          </table:table-cell>
        </table:table-row>
        <table:table-row>
          <table:table-cell office:value-type="float" office:value="471">
            <text:p>471</text:p>
          </table:table-cell>
          <table:table-cell office:value-type="string">
            <text:p>जो गुरु ते भ्रम न मिटे, भ्रान्ति न जिसका जाय । सो गुरु झूठा जानिये, त्यागत देर न लाय ॥</text:p>
          </table:table-cell>
        </table:table-row>
        <table:table-row>
          <table:table-cell office:value-type="float" office:value="472">
            <text:p>472</text:p>
          </table:table-cell>
          <table:table-cell office:value-type="string">
            <text:p>झूठे गुरु के पक्ष की, तजत न कीजै वार । द्वार न पावै शब्द का, भटके बारम्बार ॥</text:p>
          </table:table-cell>
        </table:table-row>
        <table:table-row>
          <table:table-cell office:value-type="float" office:value="473">
            <text:p>473</text:p>
          </table:table-cell>
          <table:table-cell office:value-type="string">
            <text:p>सद्गुरु ऐसा कीजिये, लोभ मोह भ्रम नाहिं । दरिया सो न्यारा रहे, दीसे दरिया माहि ॥</text:p>
          </table:table-cell>
        </table:table-row>
        <table:table-row>
          <table:table-cell office:value-type="float" office:value="474">
            <text:p>474</text:p>
          </table:table-cell>
          <table:table-cell office:value-type="string">
            <text:p>कबीर बेड़ा सार का, ऊपर लादा सार । पापी का पापी गुरु, यो बूढ़ा संसार ॥</text:p>
          </table:table-cell>
        </table:table-row>
        <table:table-row>
          <table:table-cell office:value-type="float" office:value="475">
            <text:p>475</text:p>
          </table:table-cell>
          <table:table-cell office:value-type="string">
            <text:p>जो गुरु को तो गम नहीं, पाहन दिया बताय । शिष शोधे बिन सेइया, पार न पहुँचा जाए ॥</text:p>
          </table:table-cell>
        </table:table-row>
        <table:table-row>
          <table:table-cell office:value-type="float" office:value="476">
            <text:p>476</text:p>
          </table:table-cell>
          <table:table-cell office:value-type="string">
            <text:p>सोचे गुरु के पक्ष में, मन को दे ठहराय । चंचल से निश्चल भया, नहिं आवै नहीं जाय ॥</text:p>
          </table:table-cell>
        </table:table-row>
        <table:table-row>
          <table:table-cell office:value-type="float" office:value="477">
            <text:p>477</text:p>
          </table:table-cell>
          <table:table-cell office:value-type="string">
            <text:p>गु अँधियारी जानिये, रु कहिये परकाश । मिटि अज्ञाने ज्ञान दे, गुरु नाम है तास ॥</text:p>
          </table:table-cell>
        </table:table-row>
        <table:table-row>
          <table:table-cell office:value-type="float" office:value="478">
            <text:p>478</text:p>
          </table:table-cell>
          <table:table-cell office:value-type="string">
            <text:p>गुरु नाम है गम्य का, शीष सीख ले सोय । बिनु पद बिनु मरजाद नर, गुरु शीष नहिं कोय ॥</text:p>
          </table:table-cell>
        </table:table-row>
        <table:table-row>
          <table:table-cell office:value-type="float" office:value="479">
            <text:p>479</text:p>
          </table:table-cell>
          <table:table-cell office:value-type="string">
            <text:p>गुरुवा तो घर फिरे, दीक्षा हमारी लेह । कै बूड़ौ कै ऊबरो, टका परदानी देह ॥</text:p>
          </table:table-cell>
        </table:table-row>
        <table:table-row>
          <table:table-cell office:value-type="float" office:value="480">
            <text:p>480</text:p>
          </table:table-cell>
          <table:table-cell office:value-type="string">
            <text:p>गुरुवा तो सस्ता भया, कौड़ी अर्थ पचास । अपने तन की सुधि नहीं, शिष्य करन की आस ॥</text:p>
          </table:table-cell>
        </table:table-row>
        <table:table-row>
          <table:table-cell office:value-type="float" office:value="481">
            <text:p>481</text:p>
          </table:table-cell>
          <table:table-cell office:value-type="string">
            <text:p>जाका गुरु है गीरही, गिरही चेला होय । कीच-कीच के धोवते, दाग न छूटे कोय ॥</text:p>
          </table:table-cell>
        </table:table-row>
        <table:table-row>
          <table:table-cell office:value-type="float" office:value="482">
            <text:p>482</text:p>
          </table:table-cell>
          <table:table-cell office:value-type="string">
            <text:p>गुरु मिला तब जानिये, मिटै मोह तन ताप । हरष शोष व्यापे नहीं, तब गुरु आपे आप ॥</text:p>
          </table:table-cell>
        </table:table-row>
        <table:table-row>
          <table:table-cell office:value-type="float" office:value="483">
            <text:p>483</text:p>
          </table:table-cell>
          <table:table-cell office:value-type="string">
            <text:p>यह तन विषय की बेलरी, गुरु अमृत की खान । सीस दिये जो गुरु मिलै, तो भी सस्ता जान ॥</text:p>
          </table:table-cell>
        </table:table-row>
        <table:table-row>
          <table:table-cell office:value-type="float" office:value="484">
            <text:p>484</text:p>
          </table:table-cell>
          <table:table-cell office:value-type="string">
            <text:p>बँधे को बँधा मिला, छूटै कौन उपाय । कर सेवा निरबन्ध की पल में लेय छुड़ाय ॥</text:p>
          </table:table-cell>
        </table:table-row>
        <table:table-row>
          <table:table-cell office:value-type="float" office:value="485">
            <text:p>485</text:p>
          </table:table-cell>
          <table:table-cell office:value-type="string">
            <text:p>गुरु बिचारा क्या करै, शब्द न लागै अंग । कहैं कबीर मैक्ली गजी, कैसे लागू रंग ॥</text:p>
          </table:table-cell>
        </table:table-row>
        <table:table-row>
          <table:table-cell office:value-type="float" office:value="486">
            <text:p>486</text:p>
          </table:table-cell>
          <table:table-cell office:value-type="string">
            <text:p>गुरु बिचारा क्या करे, ह्रदय भया कठोर । नौ नेजा पानी चढ़ा पथर न भीजी कोर ॥</text:p>
          </table:table-cell>
        </table:table-row>
        <table:table-row>
          <table:table-cell office:value-type="float" office:value="487">
            <text:p>487</text:p>
          </table:table-cell>
          <table:table-cell office:value-type="string">
            <text:p>कहता हूँ कहि जात हूँ, देता हूँ हेला । गुरु की करनी गुरु जाने चेला की चेला ॥</text:p>
          </table:table-cell>
        </table:table-row>
        <table:table-row>
          <table:table-cell office:value-type="float" office:value="488">
            <text:p>488</text:p>
          </table:table-cell>
          <table:table-cell office:value-type="string">
            <text:p>शिष्य पुजै आपना, गुरु पूजै सब साध । कहैं कबीर गुरु शीष को, मत है अगम अगाध ॥</text:p>
          </table:table-cell>
        </table:table-row>
        <table:table-row>
          <table:table-cell office:value-type="float" office:value="489">
            <text:p>489</text:p>
          </table:table-cell>
          <table:table-cell office:value-type="string">
            <text:p>हिरदे ज्ञान न उपजै, मन परतीत न होय । ताके सद्गुरु कहा करें, घनघसि कुल्हरन होय ॥</text:p>
          </table:table-cell>
        </table:table-row>
        <table:table-row>
          <table:table-cell office:value-type="float" office:value="490">
            <text:p>490</text:p>
          </table:table-cell>
          <table:table-cell office:value-type="string">
            <text:p>ऐसा कोई न मिला, जासू कहूँ निसंक । जासो हिरदा की कहूँ, सो फिर मारे डंक ॥</text:p>
          </table:table-cell>
        </table:table-row>
        <table:table-row>
          <table:table-cell office:value-type="float" office:value="491">
            <text:p>491</text:p>
          </table:table-cell>
          <table:table-cell office:value-type="string">
            <text:p>शिष किरपिन गुरु स्वारथी, किले योग यह आय । कीच-कीच के दाग को, कैसे सके छुड़ाय ॥</text:p>
          </table:table-cell>
        </table:table-row>
        <table:table-row>
          <table:table-cell office:value-type="float" office:value="492">
            <text:p>492</text:p>
          </table:table-cell>
          <table:table-cell office:value-type="string">
            <text:p>स्वामी सेवक होय के, मनही में मिलि जाय । चतुराई रीझै नहीं, रहिये मन के माय ॥</text:p>
          </table:table-cell>
        </table:table-row>
        <table:table-row>
          <table:table-cell office:value-type="float" office:value="493">
            <text:p>493</text:p>
          </table:table-cell>
          <table:table-cell office:value-type="string">
            <text:p>गुरु कीजिए जानि के, पानी पीजै छानि । बिना विचारे गुरु करे, परे चौरासी खानि ॥</text:p>
          </table:table-cell>
        </table:table-row>
        <table:table-row>
          <table:table-cell office:value-type="float" office:value="494">
            <text:p>494</text:p>
          </table:table-cell>
          <table:table-cell office:value-type="string">
            <text:p>सत को खोजत मैं फिरूँ, सतिया न मिलै न कोय । जब सत को सतिया मिले, विष तजि अमृत होय ॥</text:p>
          </table:table-cell>
        </table:table-row>
        <table:table-row>
          <table:table-cell office:value-type="float" office:value="495">
            <text:p>495</text:p>
          </table:table-cell>
          <table:table-cell office:value-type="string">
            <text:p>देश-देशान्तर मैं फिरूँ, मानुष बड़ा सुकाल । जा देखै सुख उपजै, वाका पड़ा दुकाल ॥</text:p>
          </table:table-cell>
        </table:table-row>
        <table:table-row>
          <table:table-cell office:value-type="float" office:value="496">
            <text:p>496</text:p>
          </table:table-cell>
          <table:table-cell office:value-type="string">
            <text:p>कबीर गुरु की भक्ति बिन, राजा ससभ होय । माटी लदै कुम्हार की, घास न डारै कोय ॥</text:p>
          </table:table-cell>
        </table:table-row>
        <table:table-row>
          <table:table-cell office:value-type="float" office:value="497">
            <text:p>497</text:p>
          </table:table-cell>
          <table:table-cell office:value-type="string">
            <text:p>कबीर गुरु की भक्ति बिन, नारी कूकरी होय । गली-गली भूँकत फिरै, टूक न डारै कोय ॥</text:p>
          </table:table-cell>
        </table:table-row>
        <table:table-row>
          <table:table-cell office:value-type="float" office:value="498">
            <text:p>498</text:p>
          </table:table-cell>
          <table:table-cell office:value-type="string">
            <text:p>जो कामिनि परदै रहे, सुनै न गुरुगुण बात । सो तो होगी कूकरी, फिरै उघारे गात ॥</text:p>
          </table:table-cell>
        </table:table-row>
        <table:table-row>
          <table:table-cell office:value-type="float" office:value="499">
            <text:p>499</text:p>
          </table:table-cell>
          <table:table-cell office:value-type="string">
            <text:p>चौंसठ दीवा जोय के, चौदह चन्दा माहिं । तेहि घर किसका चाँदना, जिहि घर सतगुरु नाहिं ॥</text:p>
          </table:table-cell>
        </table:table-row>
        <table:table-row>
          <table:table-cell office:value-type="float" office:value="500">
            <text:p>500</text:p>
          </table:table-cell>
          <table:table-cell office:value-type="string">
            <text:p>हरिया जाने रूखाड़ा, उस पानी का नेह । सूखा काठ न जानिहै, कितहूँ बूड़ा गेह ॥</text:p>
          </table:table-cell>
        </table:table-row>
        <table:table-row>
          <table:table-cell office:value-type="float" office:value="501">
            <text:p>501</text:p>
          </table:table-cell>
          <table:table-cell office:value-type="string">
            <text:p>झिरमिर झिरमिर बरसिया, पाहन ऊपर मेह । माटी गलि पानी भई, पाहन वाही नेह ॥</text:p>
          </table:table-cell>
        </table:table-row>
        <table:table-row>
          <table:table-cell office:value-type="float" office:value="502">
            <text:p>502</text:p>
          </table:table-cell>
          <table:table-cell office:value-type="string">
            <text:p>कबीर ह्रदय कठोर के, शब्द न लागे सार । सुधि-सुधि के हिरदे विधे, उपजै ज्ञान विचार ॥</text:p>
          </table:table-cell>
        </table:table-row>
        <table:table-row>
          <table:table-cell office:value-type="float" office:value="503">
            <text:p>503</text:p>
          </table:table-cell>
          <table:table-cell office:value-type="string">
            <text:p>कबीर चन्दर के भिरै, नीम भी चन्दन होय । बूड़यो बाँस बड़ाइया, यों जनि बूड़ो कोय ॥</text:p>
          </table:table-cell>
        </table:table-row>
        <table:table-row>
          <table:table-cell office:value-type="float" office:value="504">
            <text:p>504</text:p>
          </table:table-cell>
          <table:table-cell office:value-type="string">
            <text:p>पशुआ सों पालो परो, रहू-रहू हिया न खीज । ऊसर बीज न उगसी, बोवै दूना बीज ॥</text:p>
          </table:table-cell>
        </table:table-row>
        <table:table-row>
          <table:table-cell office:value-type="float" office:value="505">
            <text:p>505</text:p>
          </table:table-cell>
          <table:table-cell office:value-type="string">
            <text:p>कंचन मेरू अरपही, अरपैं कनक भण्डार । कहैं कबीर गुरु बेमुखी, कबहूँ न पावै पार ॥</text:p>
          </table:table-cell>
        </table:table-row>
        <table:table-row>
          <table:table-cell office:value-type="float" office:value="506">
            <text:p>506</text:p>
          </table:table-cell>
          <table:table-cell office:value-type="string">
            <text:p>साकट का मुख बिम्ब है निकसत बचन भुवंग । ताकि औषण मौन है, विष नहिं व्यापै अंग ॥</text:p>
          </table:table-cell>
        </table:table-row>
        <table:table-row>
          <table:table-cell office:value-type="float" office:value="507">
            <text:p>507</text:p>
          </table:table-cell>
          <table:table-cell office:value-type="string">
            <text:p>शुकदेव सरीखा फेरिया, तो को पावे पार । बिनु गुरु निगुरा जो रहे, पड़े चौरासी धार ॥</text:p>
          </table:table-cell>
        </table:table-row>
        <table:table-row>
          <table:table-cell office:value-type="float" office:value="508">
            <text:p>508</text:p>
          </table:table-cell>
          <table:table-cell office:value-type="string">
            <text:p>कबीर लहरि समुन्द्र की, मोती बिखरे आय । बगुला परख न जानई, हंस चुनि-चुनि खाय ॥</text:p>
          </table:table-cell>
        </table:table-row>
        <table:table-row>
          <table:table-cell office:value-type="float" office:value="509">
            <text:p>509</text:p>
          </table:table-cell>
          <table:table-cell office:value-type="string">
            <text:p>साकट कहा न कहि चलै, सुनहा कहा न खाय । जो कौवा मठ हगि भरै, तो मठ को कहा नशाय ॥</text:p>
          </table:table-cell>
        </table:table-row>
        <table:table-row>
          <table:table-cell office:value-type="float" office:value="510">
            <text:p>510</text:p>
          </table:table-cell>
          <table:table-cell office:value-type="string">
            <text:p>साकट मन का जेवरा, भजै सो करराय । दो अच्छर गुरु बहिरा, बाधा जमपुर जाय ॥</text:p>
          </table:table-cell>
        </table:table-row>
        <table:table-row>
          <table:table-cell office:value-type="float" office:value="511">
            <text:p>511</text:p>
          </table:table-cell>
          <table:table-cell office:value-type="string">
            <text:p>कबीर साकट की सभा, तू मति बैठे जाय । एक गुवाड़े कदि बड़ै, रोज गदहरा गाय ॥</text:p>
          </table:table-cell>
        </table:table-row>
        <table:table-row>
          <table:table-cell office:value-type="float" office:value="512">
            <text:p>512</text:p>
          </table:table-cell>
          <table:table-cell office:value-type="string">
            <text:p>संगत सोई बिगुर्चई, जो है साकट साथ । कंचन कटोरा छाड़ि के, सनहक लीन्ही हाथ ॥</text:p>
          </table:table-cell>
        </table:table-row>
        <table:table-row>
          <table:table-cell office:value-type="float" office:value="513">
            <text:p>513</text:p>
          </table:table-cell>
          <table:table-cell office:value-type="string">
            <text:p>साकट संग न बैठिये करन कुबेर समान । ताके संग न चलिये, पड़ि हैं नरक निदान ॥</text:p>
          </table:table-cell>
        </table:table-row>
        <table:table-row>
          <table:table-cell office:value-type="float" office:value="514">
            <text:p>514</text:p>
          </table:table-cell>
          <table:table-cell office:value-type="string">
            <text:p>टेक न कीजै बावरे, टेक माहि है हानि । टेक छाड़ि मानिक मिलै, सत गुरु वचन प्रमानि ॥</text:p>
          </table:table-cell>
        </table:table-row>
        <table:table-row>
          <table:table-cell office:value-type="float" office:value="515">
            <text:p>515</text:p>
          </table:table-cell>
          <table:table-cell office:value-type="string">
            <text:p>साकट सूकर कीकरा, तीनों की गति एक है । कोटि जतन परमोघिये, तऊ न छाड़े टेक ॥</text:p>
          </table:table-cell>
        </table:table-row>
        <table:table-row>
          <table:table-cell office:value-type="float" office:value="516">
            <text:p>516</text:p>
          </table:table-cell>
          <table:table-cell office:value-type="string">
            <text:p>निगुरा ब्राह्म्ण नहिं भला, गुरुमुख भला चमार । देवतन से कुत्ता भला, नित उठि भूँके द्वार ॥</text:p>
          </table:table-cell>
        </table:table-row>
        <table:table-row>
          <table:table-cell office:value-type="float" office:value="517">
            <text:p>517</text:p>
          </table:table-cell>
          <table:table-cell office:value-type="string">
            <text:p>हरिजन आवत देखिके, मोहड़ो सूखि गयो । भाव भक्ति समझयो नहीं, मूरख चूकि गयो ॥</text:p>
          </table:table-cell>
        </table:table-row>
        <table:table-row>
          <table:table-cell office:value-type="float" office:value="518">
            <text:p>518</text:p>
          </table:table-cell>
          <table:table-cell office:value-type="string">
            <text:p>खसम कहावै बैरनव, घर में साकट जोय । एक धरा में दो मता, भक्ति कहाँ ते होय ॥</text:p>
          </table:table-cell>
        </table:table-row>
        <table:table-row>
          <table:table-cell office:value-type="float" office:value="519">
            <text:p>519</text:p>
          </table:table-cell>
          <table:table-cell office:value-type="string">
            <text:p>घर में साकट स्त्री, आप कहावे दास । वो तो होगी शूकरी, वो रखवाला पास ॥</text:p>
          </table:table-cell>
        </table:table-row>
        <table:table-row>
          <table:table-cell office:value-type="float" office:value="520">
            <text:p>520</text:p>
          </table:table-cell>
          <table:table-cell office:value-type="string">
            <text:p>आँखों देखा घी भला, न मुख मेला तेल । साघु सो झगड़ा भला, ना साकट सों मेल ॥</text:p>
          </table:table-cell>
        </table:table-row>
        <table:table-row>
          <table:table-cell office:value-type="float" office:value="521">
            <text:p>521</text:p>
          </table:table-cell>
          <table:table-cell office:value-type="string">
            <text:p>कबीर दर्शन साधु का, बड़े भाग दरशाय । जो होवै सूली सजा, काँटे ई टरि जाय ॥</text:p>
          </table:table-cell>
        </table:table-row>
        <table:table-row>
          <table:table-cell office:value-type="float" office:value="522">
            <text:p>522</text:p>
          </table:table-cell>
          <table:table-cell office:value-type="string">
            <text:p>कबीर सोई दिन भला, जा दिन साधु मिलाय । अंक भरे भारि भेटिये, पाप शरीर जाय ॥</text:p>
          </table:table-cell>
        </table:table-row>
        <table:table-row>
          <table:table-cell office:value-type="float" office:value="523">
            <text:p>523</text:p>
          </table:table-cell>
          <table:table-cell office:value-type="string">
            <text:p>कबीर दर्शन साधु के, करत न कीजै कानि । ज्यों उद्य्म से लक्ष्मी, आलस मन से हानि ॥</text:p>
          </table:table-cell>
        </table:table-row>
        <table:table-row>
          <table:table-cell office:value-type="float" office:value="524">
            <text:p>524</text:p>
          </table:table-cell>
          <table:table-cell office:value-type="string">
            <text:p>कई बार नाहिं कर सके, दोय बखत करिलेय । कबीर साधु दरश ते, काल दगा नहिं देय ॥</text:p>
          </table:table-cell>
        </table:table-row>
        <table:table-row>
          <table:table-cell office:value-type="float" office:value="525">
            <text:p>525</text:p>
          </table:table-cell>
          <table:table-cell office:value-type="string">
            <text:p>दूजे दिन नहिं करि सके, तीजे दिन करू जाय । कबीर साधु दरश ते मोक्ष मुक्ति फन पाय ॥</text:p>
          </table:table-cell>
        </table:table-row>
        <table:table-row>
          <table:table-cell office:value-type="float" office:value="526">
            <text:p>526</text:p>
          </table:table-cell>
          <table:table-cell office:value-type="string">
            <text:p>तीजे चौथे नहिं करे, बार-बार करू जाय । यामें विलंब न कीजिये, कहैं कबीर समुझाय ॥</text:p>
          </table:table-cell>
        </table:table-row>
        <table:table-row>
          <table:table-cell office:value-type="float" office:value="527">
            <text:p>527</text:p>
          </table:table-cell>
          <table:table-cell office:value-type="string">
            <text:p>दोय बखत नहिं करि सके, दिन में करूँ इक बार । कबीर साधु दरश ते, उतरैं भव जल पार ॥</text:p>
          </table:table-cell>
        </table:table-row>
        <table:table-row>
          <table:table-cell office:value-type="float" office:value="528">
            <text:p>528</text:p>
          </table:table-cell>
          <table:table-cell office:value-type="string">
            <text:p>बार-बार नहिं करि सके, पाख-पाख करिलेय । कहैं कबीरन सो भक्त जन, जन्म सुफल करि लेय ॥</text:p>
          </table:table-cell>
        </table:table-row>
        <table:table-row>
          <table:table-cell office:value-type="float" office:value="529">
            <text:p>529</text:p>
          </table:table-cell>
          <table:table-cell office:value-type="string">
            <text:p>पाख-पाख नहिं करि सकै, मास मास करू जाय । यामें देर न लाइये, कहैं कबीर समुदाय ॥</text:p>
          </table:table-cell>
        </table:table-row>
        <table:table-row>
          <table:table-cell office:value-type="float" office:value="530">
            <text:p>530</text:p>
          </table:table-cell>
          <table:table-cell office:value-type="string">
            <text:p>बरस-बरस नाहिं करि सकै ताको लागे दोष । कहै कबीर वा जीव सो, कबहु न पावै योष ॥</text:p>
          </table:table-cell>
        </table:table-row>
        <table:table-row>
          <table:table-cell office:value-type="float" office:value="531">
            <text:p>531</text:p>
          </table:table-cell>
          <table:table-cell office:value-type="string">
            <text:p>छठे मास नहिं करि सके, बरस दिना करि लेय । कहैं कबीर सो भक्तजन, जमहिं चुनौती देय ॥</text:p>
          </table:table-cell>
        </table:table-row>
        <table:table-row>
          <table:table-cell office:value-type="float" office:value="532">
            <text:p>532</text:p>
          </table:table-cell>
          <table:table-cell office:value-type="string">
            <text:p>मास-मास नहिं करि सकै, उठे मास अलबत्त । यामें ढील न कीजिये, कहै कबीर अविगत्त ॥</text:p>
          </table:table-cell>
        </table:table-row>
        <table:table-row>
          <table:table-cell office:value-type="float" office:value="533">
            <text:p>533</text:p>
          </table:table-cell>
          <table:table-cell office:value-type="string">
            <text:p>मात-पिता सुत इस्तरी आलस्य बन्धू कानि । साधु दरश को जब चलैं, ये अटकावै आनि ॥</text:p>
          </table:table-cell>
        </table:table-row>
        <table:table-row>
          <table:table-cell office:value-type="float" office:value="534">
            <text:p>534</text:p>
          </table:table-cell>
          <table:table-cell office:value-type="string">
            <text:p>साधु चलत रो दीजिये, कीजै अति सनमान । कहैं कबीर कछु भेट धरूँ, अपने बित्त अनुमान ॥</text:p>
          </table:table-cell>
        </table:table-row>
        <table:table-row>
          <table:table-cell office:value-type="float" office:value="535">
            <text:p>535</text:p>
          </table:table-cell>
          <table:table-cell office:value-type="string">
            <text:p>इन अटकाया न रुके, साधु दरश को जाय । कहै कबीर सोई सन्तजन, मोक्ष मुक्ति फल पाय ॥</text:p>
          </table:table-cell>
        </table:table-row>
        <table:table-row>
          <table:table-cell office:value-type="float" office:value="536">
            <text:p>536</text:p>
          </table:table-cell>
          <table:table-cell office:value-type="string">
            <text:p>खाली साधु न बिदा करूँ, सुन लीजै सब कोय । कहै कबीर कछु भेंट धरूँ, जो तेरे घर होय ॥</text:p>
          </table:table-cell>
        </table:table-row>
        <table:table-row>
          <table:table-cell office:value-type="float" office:value="537">
            <text:p>537</text:p>
          </table:table-cell>
          <table:table-cell office:value-type="string">
            <text:p>सुनिये पार जो पाइया, छाजन भोजन आनि । कहै कबीर संतन को, देत न कीजै कानि ॥</text:p>
          </table:table-cell>
        </table:table-row>
        <table:table-row>
          <table:table-cell office:value-type="float" office:value="538">
            <text:p>538</text:p>
          </table:table-cell>
          <table:table-cell office:value-type="string">
            <text:p>कबीर दरशन साधु के, खाली हाथ न जाय । यही सीख बुध लीजिए, कहै कबीर बुझाय ॥</text:p>
          </table:table-cell>
        </table:table-row>
        <table:table-row>
          <table:table-cell office:value-type="float" office:value="539">
            <text:p>539</text:p>
          </table:table-cell>
          <table:table-cell office:value-type="string">
            <text:p>टूका माही टूक दे, चीर माहि सो चीर । साधु देत न सकुचिये, यों कशि कहहिं कबीर ॥</text:p>
          </table:table-cell>
        </table:table-row>
        <table:table-row>
          <table:table-cell office:value-type="float" office:value="540">
            <text:p>540</text:p>
          </table:table-cell>
          <table:table-cell office:value-type="string">
            <text:p>कबीर लौंग-इलायची, दातुन, माटी पानि । कहै कबीर सन्तन को, देत न कीजै कानि ॥</text:p>
          </table:table-cell>
        </table:table-row>
        <table:table-row>
          <table:table-cell office:value-type="float" office:value="541">
            <text:p>541</text:p>
          </table:table-cell>
          <table:table-cell office:value-type="string">
            <text:p>साधु आवत देखिकर, हँसी हमारी देह । माथा का ग्रह उतरा, नैनन बढ़ा सनेह ॥</text:p>
          </table:table-cell>
        </table:table-row>
        <table:table-row>
          <table:table-cell office:value-type="float" office:value="542">
            <text:p>542</text:p>
          </table:table-cell>
          <table:table-cell office:value-type="string">
            <text:p>साधु शब्द समुद्र है, जामें रत्न भराय । मन्द भाग मट्टी भरे, कंकर हाथ लगाय ॥</text:p>
          </table:table-cell>
        </table:table-row>
        <table:table-row>
          <table:table-cell office:value-type="float" office:value="543">
            <text:p>543</text:p>
          </table:table-cell>
          <table:table-cell office:value-type="string">
            <text:p>साधु आया पाहुना, माँगे चार रतन । धूनी पानी साथरा, सरधा सेती अन्न ॥</text:p>
          </table:table-cell>
        </table:table-row>
        <table:table-row>
          <table:table-cell office:value-type="float" office:value="544">
            <text:p>544</text:p>
          </table:table-cell>
          <table:table-cell office:value-type="string">
            <text:p>साधु आवत देखिके, मन में करै भरोर । सो तो होसी चूह्रा, बसै गाँव की ओर ॥</text:p>
          </table:table-cell>
        </table:table-row>
        <table:table-row>
          <table:table-cell office:value-type="float" office:value="545">
            <text:p>545</text:p>
          </table:table-cell>
          <table:table-cell office:value-type="string">
            <text:p>साधु मिलै यह सब हलै, काल जाल जम चोट । शीश नवावत ढ़हि परै, अघ पावन को पोट ॥</text:p>
          </table:table-cell>
        </table:table-row>
        <table:table-row>
          <table:table-cell office:value-type="float" office:value="546">
            <text:p>546</text:p>
          </table:table-cell>
          <table:table-cell office:value-type="string">
            <text:p>साधु बिरछ सतज्ञान फल, शीतल शब्द विचार । जग में होते साधु नहिं, जर भरता संसार ॥</text:p>
          </table:table-cell>
        </table:table-row>
        <table:table-row>
          <table:table-cell office:value-type="float" office:value="547">
            <text:p>547</text:p>
          </table:table-cell>
          <table:table-cell office:value-type="string">
            <text:p>साधु बड़े परमारथी, शीतल जिनके अंग । तपन बुझावै ओर की, देदे अपनो रंग ॥</text:p>
          </table:table-cell>
        </table:table-row>
        <table:table-row>
          <table:table-cell office:value-type="float" office:value="548">
            <text:p>548</text:p>
          </table:table-cell>
          <table:table-cell office:value-type="string">
            <text:p>आवत साधु न हरखिया, जात न दीया रोय । कहै कबीर वा दास की, मुक्ति कहाँ से होय ॥</text:p>
          </table:table-cell>
        </table:table-row>
        <table:table-row>
          <table:table-cell office:value-type="float" office:value="549">
            <text:p>549</text:p>
          </table:table-cell>
          <table:table-cell office:value-type="string">
            <text:p>छाजन भोजन प्रीति सो, दीजै साधु बुलाय । जीवन जस है जगन में, अन्त परम पद पाय ॥</text:p>
          </table:table-cell>
        </table:table-row>
        <table:table-row>
          <table:table-cell office:value-type="float" office:value="550">
            <text:p>550</text:p>
          </table:table-cell>
          <table:table-cell office:value-type="string">
            <text:p>सरवर तरवर सन्त जन, चौथा बरसे मेह । परमारथ के कारने, चारों धारी देह ॥</text:p>
          </table:table-cell>
        </table:table-row>
        <table:table-row>
          <table:table-cell office:value-type="float" office:value="551">
            <text:p>551</text:p>
          </table:table-cell>
          <table:table-cell office:value-type="string">
            <text:p>बिरछा कबहुँ न फल भखै, नदी न अंचय नीर । परमारथ के कारने, साधु धरा शरीर ॥</text:p>
          </table:table-cell>
        </table:table-row>
        <table:table-row>
          <table:table-cell office:value-type="float" office:value="552">
            <text:p>552</text:p>
          </table:table-cell>
          <table:table-cell office:value-type="string">
            <text:p>सुख देवै दुख को हरे, दूर करे अपराध । कहै कबीर वह कब मिले, परम सनेही साध ॥</text:p>
          </table:table-cell>
        </table:table-row>
        <table:table-row>
          <table:table-cell office:value-type="float" office:value="553">
            <text:p>553</text:p>
          </table:table-cell>
          <table:table-cell office:value-type="string">
            <text:p>साधुन की झुपड़ी भली, न साकट के गाँव । चंदन की कुटकी भली, ना बूबल बनराव ॥</text:p>
          </table:table-cell>
        </table:table-row>
        <table:table-row>
          <table:table-cell office:value-type="float" office:value="554">
            <text:p>554</text:p>
          </table:table-cell>
          <table:table-cell office:value-type="string">
            <text:p>कह अकाश को फेर है, कह धरती को तोल । कहा साध की जाति है, कह पारस का मोल ॥</text:p>
          </table:table-cell>
        </table:table-row>
        <table:table-row>
          <table:table-cell office:value-type="float" office:value="555">
            <text:p>555</text:p>
          </table:table-cell>
          <table:table-cell office:value-type="string">
            <text:p>हयबर गयबर सधन धन, छत्रपति की नारि । तासु पटतरा न तुले, हरिजन की परिहारिन ॥</text:p>
          </table:table-cell>
        </table:table-row>
        <table:table-row>
          <table:table-cell office:value-type="float" office:value="556">
            <text:p>556</text:p>
          </table:table-cell>
          <table:table-cell office:value-type="string">
            <text:p>क्यों नृपनारि निन्दिये, पनिहारी को मान । वह माँग सँवारे पीववहित, नित वह सुमिरे राम ॥</text:p>
          </table:table-cell>
        </table:table-row>
        <table:table-row>
          <table:table-cell office:value-type="float" office:value="557">
            <text:p>557</text:p>
          </table:table-cell>
          <table:table-cell office:value-type="string">
            <text:p>जा सुख को मुनिवर रटैं, सुर नर करैं विलाप । जो सुख सहजै पाईया, सन्तों संगति आप ॥</text:p>
          </table:table-cell>
        </table:table-row>
        <table:table-row>
          <table:table-cell office:value-type="float" office:value="558">
            <text:p>558</text:p>
          </table:table-cell>
          <table:table-cell office:value-type="string">
            <text:p>साधु सिद्ध बहु अन्तरा, साधु मता परचण्ड । सिद्ध जु वारे आपको, साधु तारि नौ खण्ड ॥</text:p>
          </table:table-cell>
        </table:table-row>
        <table:table-row>
          <table:table-cell office:value-type="float" office:value="559">
            <text:p>559</text:p>
          </table:table-cell>
          <table:table-cell office:value-type="string">
            <text:p>कबीर शीतल जल नहीं, हिम न शीतल होय । कबीर शीतल सन्त जन, राम सनेही सोय ॥</text:p>
          </table:table-cell>
        </table:table-row>
        <table:table-row>
          <table:table-cell office:value-type="float" office:value="560">
            <text:p>560</text:p>
          </table:table-cell>
          <table:table-cell office:value-type="string">
            <text:p>आशा वासा सन्त का, ब्रह्मा लखै न वेद । षट दर्शन खटपट करै, बिरला पावै भेद ॥</text:p>
          </table:table-cell>
        </table:table-row>
        <table:table-row>
          <table:table-cell office:value-type="float" office:value="561">
            <text:p>561</text:p>
          </table:table-cell>
          <table:table-cell office:value-type="string">
            <text:p>कोटि-कोटि तीरथ करै, कोटि कोटि करु धाय । जब लग साधु न सेवई, तब लग काचा काम ॥</text:p>
          </table:table-cell>
        </table:table-row>
        <table:table-row>
          <table:table-cell office:value-type="float" office:value="562">
            <text:p>562</text:p>
          </table:table-cell>
          <table:table-cell office:value-type="string">
            <text:p>वेद थके, ब्रह्मा थके, याके सेस महेस । गीता हूँ कि गत नहीं, सन्त किया परवेस ॥</text:p>
          </table:table-cell>
        </table:table-row>
        <table:table-row>
          <table:table-cell office:value-type="float" office:value="563">
            <text:p>563</text:p>
          </table:table-cell>
          <table:table-cell office:value-type="string">
            <text:p>सन्त मिले जानि बीछुरों, बिछुरों यह मम प्रान । शब्द सनेही ना मिले, प्राण देह में आन ॥</text:p>
          </table:table-cell>
        </table:table-row>
        <table:table-row>
          <table:table-cell office:value-type="float" office:value="564">
            <text:p>564</text:p>
          </table:table-cell>
          <table:table-cell office:value-type="string">
            <text:p>साधु ऐसा चाहिए, दुखै दुखावै नाहिं । पान फूल छेड़े नहीं, बसै बगीचा माहिं ॥</text:p>
          </table:table-cell>
        </table:table-row>
        <table:table-row>
          <table:table-cell office:value-type="float" office:value="565">
            <text:p>565</text:p>
          </table:table-cell>
          <table:table-cell office:value-type="string">
            <text:p>साधु कहावन कठिन है, ज्यों खांड़े की धार । डगमगाय तो गिर पड़े निहचल उतरे पार ॥</text:p>
          </table:table-cell>
        </table:table-row>
        <table:table-row>
          <table:table-cell office:value-type="float" office:value="566">
            <text:p>566</text:p>
          </table:table-cell>
          <table:table-cell office:value-type="string">
            <text:p>साधु कहावत कठिन है, लम्बा पेड़ खजूर । चढ़े तो चाखै प्रेम रस, गिरै तो चकनाचूर ॥</text:p>
          </table:table-cell>
        </table:table-row>
        <table:table-row>
          <table:table-cell office:value-type="float" office:value="567">
            <text:p>567</text:p>
          </table:table-cell>
          <table:table-cell office:value-type="string">
            <text:p>साधु चाल जु चालई, साधु की चाल । बिन साधन तो सुधि नाहिं साधु कहाँ ते होय ॥</text:p>
          </table:table-cell>
        </table:table-row>
        <table:table-row>
          <table:table-cell office:value-type="float" office:value="568">
            <text:p>568</text:p>
          </table:table-cell>
          <table:table-cell office:value-type="string">
            <text:p>साधु सोई जानिये, चलै साधु की चाल । परमारथ राता रहै, बोलै बचन रसाल ॥</text:p>
          </table:table-cell>
        </table:table-row>
        <table:table-row>
          <table:table-cell office:value-type="float" office:value="569">
            <text:p>569</text:p>
          </table:table-cell>
          <table:table-cell office:value-type="string">
            <text:p>साधु भौरा जग कली, निशि दिन फिरै उदास । टुक-टुक तहाँ विलम्बिया, जहँ शीतल शब्द निवास ॥</text:p>
          </table:table-cell>
        </table:table-row>
        <table:table-row>
          <table:table-cell office:value-type="float" office:value="570">
            <text:p>570</text:p>
          </table:table-cell>
          <table:table-cell office:value-type="string">
            <text:p>साधू जन सब में रमैं, दुख न काहू देहि । अपने मत गाड़ा रहै, साधुन का मत येहि ॥</text:p>
          </table:table-cell>
        </table:table-row>
        <table:table-row>
          <table:table-cell office:value-type="float" office:value="571">
            <text:p>571</text:p>
          </table:table-cell>
          <table:table-cell office:value-type="string">
            <text:p>साधु सती और सूरमा, राखा रहै न ओट । माथा बाँधि पताक सों, नेजा घालैं चोट ॥</text:p>
          </table:table-cell>
        </table:table-row>
        <table:table-row>
          <table:table-cell office:value-type="float" office:value="572">
            <text:p>572</text:p>
          </table:table-cell>
          <table:table-cell office:value-type="string">
            <text:p>साधु सती औ सिं को, ज्यों लेघन त्यौं शोभ । सिंह न मारे मेढ़का, साधु न बाँघै लोभ ॥</text:p>
          </table:table-cell>
        </table:table-row>
        <table:table-row>
          <table:table-cell office:value-type="float" office:value="573">
            <text:p>573</text:p>
          </table:table-cell>
          <table:table-cell office:value-type="string">
            <text:p>साधु तो हीरा भया, न फूटै धन खाय । न वह बिनभ कुम्भ ज्यों ना वह आवै जाय ॥</text:p>
          </table:table-cell>
        </table:table-row>
        <table:table-row>
          <table:table-cell office:value-type="float" office:value="574">
            <text:p>574</text:p>
          </table:table-cell>
          <table:table-cell office:value-type="string">
            <text:p>साधू-साधू सबहीं बड़े, अपनी-अपनी ठौर । शब्द विवेकी पारखी, ते माथे के मौर ॥</text:p>
          </table:table-cell>
        </table:table-row>
        <table:table-row>
          <table:table-cell office:value-type="float" office:value="575">
            <text:p>575</text:p>
          </table:table-cell>
          <table:table-cell office:value-type="string">
            <text:p>सदा रहे सन्तोष में, धरम आप दृढ़ धार । आश एक गुरुदेव की, और चित्त विचार ॥</text:p>
          </table:table-cell>
        </table:table-row>
        <table:table-row>
          <table:table-cell office:value-type="float" office:value="576">
            <text:p>576</text:p>
          </table:table-cell>
          <table:table-cell office:value-type="string">
            <text:p>दुख-सुख एक समान है, हरष शोक नहिं व्याप । उपकारी निहकामता, उपजै छोह न ताप ॥</text:p>
          </table:table-cell>
        </table:table-row>
        <table:table-row>
          <table:table-cell office:value-type="float" office:value="577">
            <text:p>577</text:p>
          </table:table-cell>
          <table:table-cell office:value-type="string">
            <text:p>सदा कृपालु दु:ख परिहरन, बैर भाव नहिं दोय । छिमा ज्ञान सत भाखही, सिंह रहित तु होय ॥</text:p>
          </table:table-cell>
        </table:table-row>
        <table:table-row>
          <table:table-cell office:value-type="float" office:value="578">
            <text:p>578</text:p>
          </table:table-cell>
          <table:table-cell office:value-type="string">
            <text:p>साधु ऐसा चाहिए, जाके ज्ञान विवेक । बाहर मिलते सों मिलें, अन्तर सबसों एक ॥</text:p>
          </table:table-cell>
        </table:table-row>
        <table:table-row>
          <table:table-cell office:value-type="float" office:value="579">
            <text:p>579</text:p>
          </table:table-cell>
          <table:table-cell office:value-type="string">
            <text:p>सावधान और शीलता, सदा प्रफुल्लित गात । निर्विकार गम्भीर मत, धीरज दया बसात ॥</text:p>
          </table:table-cell>
        </table:table-row>
        <table:table-row>
          <table:table-cell office:value-type="float" office:value="580">
            <text:p>580</text:p>
          </table:table-cell>
          <table:table-cell office:value-type="string">
            <text:p>निबैंरी निहकामता, स्वामी सेती नेह । विषया सो न्यारा रहे, साधुन का मत येह ॥</text:p>
          </table:table-cell>
        </table:table-row>
        <table:table-row>
          <table:table-cell office:value-type="float" office:value="581">
            <text:p>581</text:p>
          </table:table-cell>
          <table:table-cell office:value-type="string">
            <text:p>मानपमान न चित धरै, औरन को सनमान । जो कोर्ठ आशा करै, उपदेशै तेहि ज्ञान ॥</text:p>
          </table:table-cell>
        </table:table-row>
        <table:table-row>
          <table:table-cell office:value-type="float" office:value="582">
            <text:p>582</text:p>
          </table:table-cell>
          <table:table-cell office:value-type="string">
            <text:p>और देव नहिं चित्त बसै, मन गुरु चरण बसाय । स्वल्पाहार भोजन करूँ, तृष्णा दूर पराय ॥</text:p>
          </table:table-cell>
        </table:table-row>
        <table:table-row>
          <table:table-cell office:value-type="float" office:value="583">
            <text:p>583</text:p>
          </table:table-cell>
          <table:table-cell office:value-type="string">
            <text:p>जौन चाल संसार की जौ साधु को नाहिं । डिंभ चाल करनी करे, साधु कहो मत ताहिं ॥</text:p>
          </table:table-cell>
        </table:table-row>
        <table:table-row>
          <table:table-cell office:value-type="float" office:value="584">
            <text:p>584</text:p>
          </table:table-cell>
          <table:table-cell office:value-type="string">
            <text:p>इन्द्रिय मन निग्रह करन, हिरदा कोमल होय । सदा शुद्ध आचरण में, रह विचार में सोय ॥</text:p>
          </table:table-cell>
        </table:table-row>
        <table:table-row>
          <table:table-cell office:value-type="float" office:value="585">
            <text:p>585</text:p>
          </table:table-cell>
          <table:table-cell office:value-type="string">
            <text:p>शीलवन्त दृढ़ ज्ञान मत, अति उदार चित होय । लज्जावान अति निछलता, कोमल हिरदा सोय ॥</text:p>
          </table:table-cell>
        </table:table-row>
        <table:table-row>
          <table:table-cell office:value-type="float" office:value="586">
            <text:p>586</text:p>
          </table:table-cell>
          <table:table-cell office:value-type="string">
            <text:p>कोई आवै भाव ले, कोई अभाव लै आव । साधु दोऊ को पोषते, भाव न गिनै अभाव ॥</text:p>
          </table:table-cell>
        </table:table-row>
        <table:table-row>
          <table:table-cell office:value-type="float" office:value="587">
            <text:p>587</text:p>
          </table:table-cell>
          <table:table-cell office:value-type="string">
            <text:p>सन्त न छाड़ै सन्तता, कोटिक मिलै असंत । मलय भुवंगय बेधिया, शीतलता न तजन्त ॥</text:p>
          </table:table-cell>
        </table:table-row>
        <table:table-row>
          <table:table-cell office:value-type="float" office:value="588">
            <text:p>588</text:p>
          </table:table-cell>
          <table:table-cell office:value-type="string">
            <text:p>कमल पत्र हैं साधु जन, बसैं जगत के माहिं । बालक केरि धाय ज्यों, अपना जानत नाहिं ॥</text:p>
          </table:table-cell>
        </table:table-row>
        <table:table-row>
          <table:table-cell office:value-type="float" office:value="589">
            <text:p>589</text:p>
          </table:table-cell>
          <table:table-cell office:value-type="string">
            <text:p>बहता पानी निरमला, बन्दा गन्दा होय । साधू जन रमा भला, दाग न लागै कोय ॥</text:p>
          </table:table-cell>
        </table:table-row>
        <table:table-row>
          <table:table-cell office:value-type="float" office:value="590">
            <text:p>590</text:p>
          </table:table-cell>
          <table:table-cell office:value-type="string">
            <text:p>बँधा पानी निरमला, जो टूक गहिरा होय । साधु जन बैठा भला, जो कुछ साधन होय ॥</text:p>
          </table:table-cell>
        </table:table-row>
        <table:table-row>
          <table:table-cell office:value-type="float" office:value="591">
            <text:p>591</text:p>
          </table:table-cell>
          <table:table-cell office:value-type="string">
            <text:p>एक छाड़ि पय को गहैं, ज्यों रे गऊ का बच्छ । अवगुण छाड़ै गुण गहै, ऐसा साधु लच्छ ॥</text:p>
          </table:table-cell>
        </table:table-row>
        <table:table-row>
          <table:table-cell office:value-type="float" office:value="592">
            <text:p>592</text:p>
          </table:table-cell>
          <table:table-cell office:value-type="string">
            <text:p>जौन भाव उपर रहै, भितर बसावै सोय । भीतर और न बसावई, ऊपर और न होय ॥</text:p>
          </table:table-cell>
        </table:table-row>
        <table:table-row>
          <table:table-cell office:value-type="float" office:value="593">
            <text:p>593</text:p>
          </table:table-cell>
          <table:table-cell office:value-type="string">
            <text:p>उड़गण और सुधाकरा, बसत नीर के संग । यों साधू संसार में, कबीर फड़त न फंद ॥</text:p>
          </table:table-cell>
        </table:table-row>
        <table:table-row>
          <table:table-cell office:value-type="float" office:value="594">
            <text:p>594</text:p>
          </table:table-cell>
          <table:table-cell office:value-type="string">
            <text:p>तन में शीतल शब्द है, बोले वचन रसाल । कहैं कबीर ता साधु को, गंजि सकै न काल ॥</text:p>
          </table:table-cell>
        </table:table-row>
        <table:table-row>
          <table:table-cell office:value-type="float" office:value="595">
            <text:p>595</text:p>
          </table:table-cell>
          <table:table-cell office:value-type="string">
            <text:p>तूटै बरत आकाश सौं, कौन सकत है झेल । साधु सती और सूर का, अनी ऊपर का खेल ॥</text:p>
          </table:table-cell>
        </table:table-row>
        <table:table-row>
          <table:table-cell office:value-type="float" office:value="596">
            <text:p>596</text:p>
          </table:table-cell>
          <table:table-cell office:value-type="string">
            <text:p>ढोल दमामा गड़झड़ी, सहनाई और तूर । तीनों निकसि न बाहुरैं, साधु सती औ सूर ॥</text:p>
          </table:table-cell>
        </table:table-row>
        <table:table-row>
          <table:table-cell office:value-type="float" office:value="597">
            <text:p>597</text:p>
          </table:table-cell>
          <table:table-cell office:value-type="string">
            <text:p>आज काल के लोग हैं, मिलि कै बिछुरी जाहिं । लाहा कारण आपने, सौगन्ध राम कि खाहिं ॥</text:p>
          </table:table-cell>
        </table:table-row>
        <table:table-row>
          <table:table-cell office:value-type="float" office:value="598">
            <text:p>598</text:p>
          </table:table-cell>
          <table:table-cell office:value-type="string">
            <text:p>जुवा चोरी मुखबिरी, ब्याज बिरानी नारि । जो चाहै दीदार को, इतनी वस्तु निवारि ॥</text:p>
          </table:table-cell>
        </table:table-row>
        <table:table-row>
          <table:table-cell office:value-type="float" office:value="599">
            <text:p>599</text:p>
          </table:table-cell>
          <table:table-cell office:value-type="string">
            <text:p>कबीर मेरा कोइ नहीं, हम काहू के नाहिं । पारै पहुँची नाव ज्यों, मिलि कै बिछुरी जाहिं ॥</text:p>
          </table:table-cell>
        </table:table-row>
        <table:table-row>
          <table:table-cell office:value-type="float" office:value="600">
            <text:p>600</text:p>
          </table:table-cell>
          <table:table-cell office:value-type="string">
            <text:p>सन्त समागम परम सुख, जान अल्प सुख और । मान सरोवर हंस है, बगुला ठौरे ठौर ॥</text:p>
          </table:table-cell>
        </table:table-row>
        <table:table-row>
          <table:table-cell office:value-type="float" office:value="601">
            <text:p>601</text:p>
          </table:table-cell>
          <table:table-cell office:value-type="string">
            <text:p>सन्त मिले सुख ऊपजै दुष्ट मिले दुख होय । सेवा कीजै साधु की, जन्म कृतारथ होय ॥</text:p>
          </table:table-cell>
        </table:table-row>
        <table:table-row>
          <table:table-cell office:value-type="float" office:value="602">
            <text:p>602</text:p>
          </table:table-cell>
          <table:table-cell office:value-type="string">
            <text:p>संगत कीजै साधु की कभी न निष्फल होय । लोहा पारस परस ते, सो भी कंचन होय ॥</text:p>
          </table:table-cell>
        </table:table-row>
        <table:table-row>
          <table:table-cell office:value-type="float" office:value="603">
            <text:p>603</text:p>
          </table:table-cell>
          <table:table-cell office:value-type="string">
            <text:p>मान नहीं अपमान नहीं, ऐसे शीतल सन्त । भव सागर से पार हैं, तोरे जम के दन्त ॥</text:p>
          </table:table-cell>
        </table:table-row>
        <table:table-row>
          <table:table-cell office:value-type="float" office:value="604">
            <text:p>604</text:p>
          </table:table-cell>
          <table:table-cell office:value-type="string">
            <text:p>दया गरीबी बन्दगी, समता शील सुभाव । येते लक्षण साधु के, कहैं कबीर सतभाव ॥</text:p>
          </table:table-cell>
        </table:table-row>
        <table:table-row>
          <table:table-cell office:value-type="float" office:value="605">
            <text:p>605</text:p>
          </table:table-cell>
          <table:table-cell office:value-type="string">
            <text:p>सो दिन गया इकारथे, संगत भई न सन्त । ज्ञान बिना पशु जीवना, भक्ति बिना भटकन्त ॥</text:p>
          </table:table-cell>
        </table:table-row>
        <table:table-row>
          <table:table-cell office:value-type="float" office:value="606">
            <text:p>606</text:p>
          </table:table-cell>
          <table:table-cell office:value-type="string">
            <text:p>आशा तजि माया तजै, मोह तजै अरू मान । हरष शोक निन्दा तजै, कहैं कबीर सन्त जान ॥</text:p>
          </table:table-cell>
        </table:table-row>
        <table:table-row>
          <table:table-cell office:value-type="float" office:value="607">
            <text:p>607</text:p>
          </table:table-cell>
          <table:table-cell office:value-type="string">
            <text:p>आसन तो इकान्त करैं, कामिनी संगत दूर । शीतल सन्त शिरोमनी, उनका ऐसा नूर ॥</text:p>
          </table:table-cell>
        </table:table-row>
        <table:table-row>
          <table:table-cell office:value-type="float" office:value="608">
            <text:p>608</text:p>
          </table:table-cell>
          <table:table-cell office:value-type="string">
            <text:p>यह कलियुग आयो अबै, साधु न जाने कोय । कामी क्रोधी मस्खरा, तिनकी पूजा होय ॥</text:p>
          </table:table-cell>
        </table:table-row>
        <table:table-row>
          <table:table-cell office:value-type="float" office:value="609">
            <text:p>609</text:p>
          </table:table-cell>
          <table:table-cell office:value-type="string">
            <text:p>कुलवन्ता कोटिक मिले, पण्डित कोटि पचीस । सुपच भक्त की पनहि में, तुलै न काहू शीश ॥</text:p>
          </table:table-cell>
        </table:table-row>
        <table:table-row>
          <table:table-cell office:value-type="float" office:value="610">
            <text:p>610</text:p>
          </table:table-cell>
          <table:table-cell office:value-type="string">
            <text:p>साधु दरशन महाफल, कोटि यज्ञ फल लेह । इक मन्दिर को का पड़ी, नगर शुद्ध करिलेह ॥</text:p>
          </table:table-cell>
        </table:table-row>
        <table:table-row>
          <table:table-cell office:value-type="float" office:value="611">
            <text:p>611</text:p>
          </table:table-cell>
          <table:table-cell office:value-type="string">
            <text:p>साधु दरश को जाइये, जेता धरिये पाँय । डग-डग पे असमेध जग, है कबीर समुझाय ॥</text:p>
          </table:table-cell>
        </table:table-row>
        <table:table-row>
          <table:table-cell office:value-type="float" office:value="612">
            <text:p>612</text:p>
          </table:table-cell>
          <table:table-cell office:value-type="string">
            <text:p>सन्त मता गजराज का, चालै बन्धन छोड़ । जग कुत्ता पीछे फिरैं, सुनै न वाको सोर ॥</text:p>
          </table:table-cell>
        </table:table-row>
        <table:table-row>
          <table:table-cell office:value-type="float" office:value="613">
            <text:p>613</text:p>
          </table:table-cell>
          <table:table-cell office:value-type="string">
            <text:p>आज काल दिन पाँच में, बरस पाँच जुग पंच । जब तब साधू तारसी, और सकल पर पंच ॥</text:p>
          </table:table-cell>
        </table:table-row>
        <table:table-row>
          <table:table-cell office:value-type="float" office:value="614">
            <text:p>614</text:p>
          </table:table-cell>
          <table:table-cell office:value-type="string">
            <text:p>साधु ऐसा चाहिए, जहाँ रहै तहँ गैब । बानी के बिस्तार में, ताकूँ कोटिक ऐब ॥</text:p>
          </table:table-cell>
        </table:table-row>
        <table:table-row>
          <table:table-cell office:value-type="float" office:value="615">
            <text:p>615</text:p>
          </table:table-cell>
          <table:table-cell office:value-type="string">
            <text:p>सन्त होत हैं, हेत के, हेतु तहाँ चलि जाय । कहैं कबीर के हेत बिन, गरज कहाँ पतियाय ॥</text:p>
          </table:table-cell>
        </table:table-row>
        <table:table-row>
          <table:table-cell office:value-type="float" office:value="616">
            <text:p>616</text:p>
          </table:table-cell>
          <table:table-cell office:value-type="string">
            <text:p>हेत बिना आवै नहीं, हेत तहाँ चलि जाय । कबीर जल और सन्तजन, नवैं तहाँ ठहराय ॥</text:p>
          </table:table-cell>
        </table:table-row>
        <table:table-row>
          <table:table-cell office:value-type="float" office:value="617">
            <text:p>617</text:p>
          </table:table-cell>
          <table:table-cell office:value-type="string">
            <text:p>साधु-ऐसा चाहिए, जाका पूरा मंग । विपत्ति पड़े छाड़ै नहीं, चढ़े चौगुना रंग ॥</text:p>
          </table:table-cell>
        </table:table-row>
        <table:table-row>
          <table:table-cell office:value-type="float" office:value="618">
            <text:p>618</text:p>
          </table:table-cell>
          <table:table-cell office:value-type="string">
            <text:p>सन्त सेव गुरु बन्दगी, गुरु सुमिरन वैराग । ये ता तबही पाइये, पूरन मस्तक भाग ॥</text:p>
          </table:table-cell>
        </table:table-row>
        <table:table-row>
          <table:table-cell office:value-type="float" office:value="619">
            <text:p>619</text:p>
          </table:table-cell>
          <table:table-cell office:value-type="string">
            <text:p>चाल बकुल की चलत हैं, बहुरि कहावै हंस । ते मुक्ता कैसे चुंगे, पड़े काल के फंस ॥</text:p>
          </table:table-cell>
        </table:table-row>
        <table:table-row>
          <table:table-cell office:value-type="float" office:value="620">
            <text:p>620</text:p>
          </table:table-cell>
          <table:table-cell office:value-type="string">
            <text:p>बाना पहिरे सिंह का, चलै भेड़ की चाल । बोली बोले सियार की, कुत्ता खवै फाल ॥</text:p>
          </table:table-cell>
        </table:table-row>
        <table:table-row>
          <table:table-cell office:value-type="float" office:value="621">
            <text:p>621</text:p>
          </table:table-cell>
          <table:table-cell office:value-type="string">
            <text:p>साधु भया तो क्या भया, माला पहिरी चार । बाहर भेष बनाइया, भीतर भरी भंगार ॥</text:p>
          </table:table-cell>
        </table:table-row>
        <table:table-row>
          <table:table-cell office:value-type="float" office:value="622">
            <text:p>622</text:p>
          </table:table-cell>
          <table:table-cell office:value-type="string">
            <text:p>तन को जोगी सब करै, मन को करै न कोय । सहजै सब सिधि पाइये, जो मन जोगी होय ॥</text:p>
          </table:table-cell>
        </table:table-row>
        <table:table-row>
          <table:table-cell office:value-type="float" office:value="623">
            <text:p>623</text:p>
          </table:table-cell>
          <table:table-cell office:value-type="string">
            <text:p>जौ मानुष गृह धर्म युत, राखै शील विचार । गुरुमुख बानी साधु संग, मन वच, सेवा सार ॥</text:p>
          </table:table-cell>
        </table:table-row>
        <table:table-row>
          <table:table-cell office:value-type="float" office:value="624">
            <text:p>624</text:p>
          </table:table-cell>
          <table:table-cell office:value-type="string">
            <text:p>शब्द विचारे पथ चलै, ज्ञान गली दे पाँव । क्या रमता क्या बैठता, क्या गृह कंदला छाँव ॥</text:p>
          </table:table-cell>
        </table:table-row>
        <table:table-row>
          <table:table-cell office:value-type="float" office:value="625">
            <text:p>625</text:p>
          </table:table-cell>
          <table:table-cell office:value-type="string">
            <text:p>गिरही सुवै साधु को, भाव भक्ति आनन्द । कहैं कबीर बैरागी को, निरबानी निरदुन्द ॥</text:p>
          </table:table-cell>
        </table:table-row>
        <table:table-row>
          <table:table-cell office:value-type="float" office:value="626">
            <text:p>626</text:p>
          </table:table-cell>
          <table:table-cell office:value-type="string">
            <text:p>पाँच सात सुमता भरी, गुरु सेवा चित लाय । तब गुरु आज्ञा लेय के, रहे देशान्तर जाय ॥</text:p>
          </table:table-cell>
        </table:table-row>
        <table:table-row>
          <table:table-cell office:value-type="float" office:value="627">
            <text:p>627</text:p>
          </table:table-cell>
          <table:table-cell office:value-type="string">
            <text:p>गुरु के सनमुख जो रहै, सहै कसौटी दुख । कहैं कबीर तो दुख पर वारों, कोटिक सूख ॥</text:p>
          </table:table-cell>
        </table:table-row>
        <table:table-row>
          <table:table-cell office:value-type="float" office:value="628">
            <text:p>628</text:p>
          </table:table-cell>
          <table:table-cell office:value-type="string">
            <text:p>मन मैला तन ऊजरा, बगुला कपटी अंग । तासों तो कौवा भला, तन मन एकहि रंग ॥</text:p>
          </table:table-cell>
        </table:table-row>
        <table:table-row>
          <table:table-cell office:value-type="float" office:value="629">
            <text:p>629</text:p>
          </table:table-cell>
          <table:table-cell office:value-type="string">
            <text:p>भेष देख मत भूलिये, बूझि लीजिये ज्ञान । बिना कसौटी होत नहीं, कंचन की पहिचान ॥</text:p>
          </table:table-cell>
        </table:table-row>
        <table:table-row>
          <table:table-cell office:value-type="float" office:value="630">
            <text:p>630</text:p>
          </table:table-cell>
          <table:table-cell office:value-type="string">
            <text:p>कवि तो कोटि-कोटि हैं, सिर के मुड़े कोट । मन के कूड़े देखि करि, ता संग लीजै ओट ॥</text:p>
          </table:table-cell>
        </table:table-row>
        <table:table-row>
          <table:table-cell office:value-type="float" office:value="631">
            <text:p>631</text:p>
          </table:table-cell>
          <table:table-cell office:value-type="string">
            <text:p>बोली ठोली मस्खरी, हँसी खेल हराम । मद माया और इस्तरी, नहिं सन्तन के काम ॥</text:p>
          </table:table-cell>
        </table:table-row>
        <table:table-row>
          <table:table-cell office:value-type="float" office:value="632">
            <text:p>632</text:p>
          </table:table-cell>
          <table:table-cell office:value-type="string">
            <text:p>फाली फूली गाडरी, ओढ़ि सिंह की खाल । साँच सिंह जब आ मिले, गाडर कौन हवाल ॥</text:p>
          </table:table-cell>
        </table:table-row>
        <table:table-row>
          <table:table-cell office:value-type="float" office:value="633">
            <text:p>633</text:p>
          </table:table-cell>
          <table:table-cell office:value-type="string">
            <text:p>बैरागी बिरकत भला, गिरही चित्त उदार । दोऊ चूकि खाली पड़े, ताको वार न पार ॥</text:p>
          </table:table-cell>
        </table:table-row>
        <table:table-row>
          <table:table-cell office:value-type="float" office:value="634">
            <text:p>634</text:p>
          </table:table-cell>
          <table:table-cell office:value-type="string">
            <text:p>धारा तो दोनों भली, बिरही के बैराग । गिरही दासातन करे बैरागी अनुराग ॥</text:p>
          </table:table-cell>
        </table:table-row>
        <table:table-row>
          <table:table-cell office:value-type="float" office:value="635">
            <text:p>635</text:p>
          </table:table-cell>
          <table:table-cell office:value-type="string">
            <text:p>घर में रहै तो भक्ति करूँ, ना तरू करू बैराग । बैरागी बन्ध करै, ताका बड़ा अभाग ॥</text:p>
          </table:table-cell>
        </table:table-row>
        <table:table-row>
          <table:table-cell office:value-type="float" office:value="636">
            <text:p>636</text:p>
          </table:table-cell>
          <table:table-cell office:value-type="string">
            <text:p>उदर समाता माँगि ले, ताको नाहिं दोष । कहैं कबीर अधिका गहै, ताकि गति न मोष ॥</text:p>
          </table:table-cell>
        </table:table-row>
        <table:table-row>
          <table:table-cell office:value-type="float" office:value="637">
            <text:p>637</text:p>
          </table:table-cell>
          <table:table-cell office:value-type="string">
            <text:p>अजहूँ तेरा सब मिटैं, जो मानै गुरु सीख । जब लग तू घर में रहै, मति कहुँ माँगे भीख ॥</text:p>
          </table:table-cell>
        </table:table-row>
        <table:table-row>
          <table:table-cell office:value-type="float" office:value="638">
            <text:p>638</text:p>
          </table:table-cell>
          <table:table-cell office:value-type="string">
            <text:p>माँगन गै सो भर रहै, भरे जु माँगन जाहिं । तिनते पहिले वे मरे, होत करत है नाहिं ॥</text:p>
          </table:table-cell>
        </table:table-row>
        <table:table-row>
          <table:table-cell office:value-type="float" office:value="639">
            <text:p>639</text:p>
          </table:table-cell>
          <table:table-cell office:value-type="string">
            <text:p>माँगन-मरण समान है, तोहि दई मैं सीख । कहैं कबीर समझाय के, मति कोई माँगे भीख ॥</text:p>
          </table:table-cell>
        </table:table-row>
        <table:table-row>
          <table:table-cell office:value-type="float" office:value="640">
            <text:p>640</text:p>
          </table:table-cell>
          <table:table-cell office:value-type="string">
            <text:p>उदर समाता अन्न ले, तनहिं समाता चीर । अधिकहिं संग्रह ना करै, तिसका नाम फकीर ॥</text:p>
          </table:table-cell>
        </table:table-row>
        <table:table-row>
          <table:table-cell office:value-type="float" office:value="641">
            <text:p>641</text:p>
          </table:table-cell>
          <table:table-cell office:value-type="string">
            <text:p>आब गया आदर गया, नैनन गया सनेह । यह तीनों तब ही गये, जबहिं कहा कुछ देह ॥</text:p>
          </table:table-cell>
        </table:table-row>
        <table:table-row>
          <table:table-cell office:value-type="float" office:value="642">
            <text:p>642</text:p>
          </table:table-cell>
          <table:table-cell office:value-type="string">
            <text:p>सहत मिलै सो दूध है, माँगि मिलै सा पानि । कहैं कबीर वह रक्त है, जामें एंचातानि ॥</text:p>
          </table:table-cell>
        </table:table-row>
        <table:table-row>
          <table:table-cell office:value-type="float" office:value="643">
            <text:p>643</text:p>
          </table:table-cell>
          <table:table-cell office:value-type="string">
            <text:p>अनमाँगा उत्तम कहा, मध्यम माँगि जो लेय । कहैं कबीर निकृष्टि सो, पर धर धरना देय ॥</text:p>
          </table:table-cell>
        </table:table-row>
        <table:table-row>
          <table:table-cell office:value-type="float" office:value="644">
            <text:p>644</text:p>
          </table:table-cell>
          <table:table-cell office:value-type="string">
            <text:p>अनमाँगा तो अति भला, माँगि लिया नहिं दोष । उदर समाता माँगि ले, निश्च्य पावै योष ॥</text:p>
          </table:table-cell>
        </table:table-row>
        <table:table-row>
          <table:table-cell office:value-type="float" office:value="645">
            <text:p>645</text:p>
          </table:table-cell>
          <table:table-cell office:value-type="string">
            <text:p>कबीरा संगत साधु की, नित प्रति कीर्ज जाय । दुरमति दूर बहावसी, देशी सुमति बताय ॥</text:p>
          </table:table-cell>
        </table:table-row>
        <table:table-row>
          <table:table-cell office:value-type="float" office:value="646">
            <text:p>646</text:p>
          </table:table-cell>
          <table:table-cell office:value-type="string">
            <text:p>एक घड़ी आधी घड़ी, आधी में पुनि आध । कबीर संगत साधु की, करै कोटि अपराध ॥</text:p>
          </table:table-cell>
        </table:table-row>
        <table:table-row>
          <table:table-cell office:value-type="float" office:value="647">
            <text:p>647</text:p>
          </table:table-cell>
          <table:table-cell office:value-type="string">
            <text:p>कबिरा संगति साधु की, जो करि जाने कोय । सकल बिरछ चन्दन भये, बांस न चन्दन होय ॥</text:p>
          </table:table-cell>
        </table:table-row>
        <table:table-row>
          <table:table-cell office:value-type="float" office:value="648">
            <text:p>648</text:p>
          </table:table-cell>
          <table:table-cell office:value-type="string">
            <text:p>मन दिया कहुँ और ही, तन साधुन के संग । कहैं कबीर कोरी गजी, कैसे लागै रंग ॥</text:p>
          </table:table-cell>
        </table:table-row>
        <table:table-row>
          <table:table-cell office:value-type="float" office:value="649">
            <text:p>649</text:p>
          </table:table-cell>
          <table:table-cell office:value-type="string">
            <text:p>साधुन के सतसंग से, थर-थर काँपे देह । कबहुँ भाव कुभाव ते, जनि मिटि जाय सनेह ॥</text:p>
          </table:table-cell>
        </table:table-row>
        <table:table-row>
          <table:table-cell office:value-type="float" office:value="650">
            <text:p>650</text:p>
          </table:table-cell>
          <table:table-cell office:value-type="string">
            <text:p>साखी शब्द बहुतै सुना, मिटा न मन का दाग । संगति सो सुधरा नहीं, ताका बड़ा अभाग ॥</text:p>
          </table:table-cell>
        </table:table-row>
        <table:table-row>
          <table:table-cell office:value-type="float" office:value="651">
            <text:p>651</text:p>
          </table:table-cell>
          <table:table-cell office:value-type="string">
            <text:p>साध संग अन्तर पड़े, यह मति कबहु न होय । कहैं कबीर तिहु लोक में, सुखी न देखा कोय ॥</text:p>
          </table:table-cell>
        </table:table-row>
        <table:table-row>
          <table:table-cell office:value-type="float" office:value="652">
            <text:p>652</text:p>
          </table:table-cell>
          <table:table-cell office:value-type="string">
            <text:p>गिरिये परबत सिखर ते, परिये धरिन मंझार । मूरख मित्र न कीजिये, बूड़ो काली धार ॥</text:p>
          </table:table-cell>
        </table:table-row>
        <table:table-row>
          <table:table-cell office:value-type="float" office:value="653">
            <text:p>653</text:p>
          </table:table-cell>
          <table:table-cell office:value-type="string">
            <text:p>संत कबीर गुरु के देश में, बसि जावै जो कोय । कागा ते हंसा बनै, जाति बरन कुछ खोय ॥</text:p>
          </table:table-cell>
        </table:table-row>
        <table:table-row>
          <table:table-cell office:value-type="float" office:value="654">
            <text:p>654</text:p>
          </table:table-cell>
          <table:table-cell office:value-type="string">
            <text:p>भुवंगम बास न बेधई, चन्दन दोष न लाय । सब अंग तो विष सों भरा, अमृत कहाँ समाय ॥</text:p>
          </table:table-cell>
        </table:table-row>
        <table:table-row>
          <table:table-cell office:value-type="float" office:value="655">
            <text:p>655</text:p>
          </table:table-cell>
          <table:table-cell office:value-type="string">
            <text:p>तोहि पीर जो प्रेम की, पाका सेती खेल । काची सरसों पेरिकै, खरी भया न तेल ॥</text:p>
          </table:table-cell>
        </table:table-row>
        <table:table-row>
          <table:table-cell office:value-type="float" office:value="656">
            <text:p>656</text:p>
          </table:table-cell>
          <table:table-cell office:value-type="string">
            <text:p>काचा सेती मति मिलै, पाका सेती बान । काचा सेती मिलत ही, है तन धन की हान ॥</text:p>
          </table:table-cell>
        </table:table-row>
        <table:table-row>
          <table:table-cell office:value-type="float" office:value="657">
            <text:p>657</text:p>
          </table:table-cell>
          <table:table-cell office:value-type="string">
            <text:p>कोयला भी हो ऊजला, जरि बरि है जो सेव । मूरख होय न ऊजला, ज्यों कालर का खेत ॥</text:p>
          </table:table-cell>
        </table:table-row>
        <table:table-row>
          <table:table-cell office:value-type="float" office:value="658">
            <text:p>658</text:p>
          </table:table-cell>
          <table:table-cell office:value-type="string">
            <text:p>मूरख को समुझावते, ज्ञान गाँठि का जाय । कोयला होय न ऊजला, सौ मन साबुन लाय ॥</text:p>
          </table:table-cell>
        </table:table-row>
        <table:table-row>
          <table:table-cell office:value-type="float" office:value="659">
            <text:p>659</text:p>
          </table:table-cell>
          <table:table-cell office:value-type="string">
            <text:p>ज्ञानी को ज्ञानी मिलै, रस की लूटम लूट । ज्ञानी को आनी मिलै, हौवै माथा कूट ॥</text:p>
          </table:table-cell>
        </table:table-row>
        <table:table-row>
          <table:table-cell office:value-type="float" office:value="660">
            <text:p>660</text:p>
          </table:table-cell>
          <table:table-cell office:value-type="string">
            <text:p>साखी शब्द बहुतक सुना, मिटा न मन क मोह । पारस तक पहुँचा नहीं, रहा लोह का लोह ॥</text:p>
          </table:table-cell>
        </table:table-row>
        <table:table-row>
          <table:table-cell office:value-type="float" office:value="661">
            <text:p>661</text:p>
          </table:table-cell>
          <table:table-cell office:value-type="string">
            <text:p>ब्राह्मण केरी बेटिया, मांस शराब न खाय । संगति भई कलाल की, मद बिना रहा न जाए ॥</text:p>
          </table:table-cell>
        </table:table-row>
        <table:table-row>
          <table:table-cell office:value-type="float" office:value="662">
            <text:p>662</text:p>
          </table:table-cell>
          <table:table-cell office:value-type="string">
            <text:p>जीवन जीवन रात मद, अविचल रहै न कोय । जु दिन जाय सत्संग में, जीवन का फल सोय ॥</text:p>
          </table:table-cell>
        </table:table-row>
        <table:table-row>
          <table:table-cell office:value-type="float" office:value="663">
            <text:p>663</text:p>
          </table:table-cell>
          <table:table-cell office:value-type="string">
            <text:p>दाग जु लागा नील का, सौ मन साबुन धोय । कोटि जतन परमोधिये, कागा हंस न होय ॥</text:p>
          </table:table-cell>
        </table:table-row>
        <table:table-row>
          <table:table-cell office:value-type="float" office:value="664">
            <text:p>664</text:p>
          </table:table-cell>
          <table:table-cell office:value-type="string">
            <text:p>जो छोड़े तो आँधरा, खाये तो मरि जाय । ऐसे संग छछून्दरी, दोऊ भाँति पछिताय ॥</text:p>
          </table:table-cell>
        </table:table-row>
        <table:table-row>
          <table:table-cell office:value-type="float" office:value="665">
            <text:p>665</text:p>
          </table:table-cell>
          <table:table-cell office:value-type="string">
            <text:p>प्रीति कर सुख लेने को, सो सुख गया हिराय । जैसे पाइ छछून्दरी, पकड़ि साँप पछिताय ॥</text:p>
          </table:table-cell>
        </table:table-row>
        <table:table-row>
          <table:table-cell office:value-type="float" office:value="666">
            <text:p>666</text:p>
          </table:table-cell>
          <table:table-cell office:value-type="string">
            <text:p>कबीर विषधर बहु मिले, मणिधर मिला न कोय । विषधर को मणिधर मिले, विष तजि अमृत होय ॥</text:p>
          </table:table-cell>
        </table:table-row>
        <table:table-row>
          <table:table-cell office:value-type="float" office:value="667">
            <text:p>667</text:p>
          </table:table-cell>
          <table:table-cell office:value-type="string">
            <text:p>सज्जन सों सज्जन मिले, होवे दो दो बात । गहदा सो गहदा मिले, खावे दो दो लात ॥</text:p>
          </table:table-cell>
        </table:table-row>
        <table:table-row>
          <table:table-cell office:value-type="float" office:value="668">
            <text:p>668</text:p>
          </table:table-cell>
          <table:table-cell office:value-type="string">
            <text:p>तरुवर जड़ से काटिया, जबै सम्हारो जहाज । तारै पर बोरे नहीं, बाँह गहे की लाज ॥</text:p>
          </table:table-cell>
        </table:table-row>
        <table:table-row>
          <table:table-cell office:value-type="float" office:value="669">
            <text:p>669</text:p>
          </table:table-cell>
          <table:table-cell office:value-type="string">
            <text:p>मैं सोचों हित जानिके, कठिन भयो है काठ । ओछी संगत नीच की सरि पर पाड़ी बाट ॥</text:p>
          </table:table-cell>
        </table:table-row>
        <table:table-row>
          <table:table-cell office:value-type="float" office:value="670">
            <text:p>670</text:p>
          </table:table-cell>
          <table:table-cell office:value-type="string">
            <text:p>लकड़ी जल डूबै नहीं, कहो कहाँ की प्रीति । अपनी सीची जानि के, यही बड़ने की रीति ॥</text:p>
          </table:table-cell>
        </table:table-row>
        <table:table-row>
          <table:table-cell office:value-type="float" office:value="671">
            <text:p>671</text:p>
          </table:table-cell>
          <table:table-cell office:value-type="string">
            <text:p>साधू संगत परिहरै, करै विषय का संग । कूप खनी जल बावरे, त्याग दिया जल गंग ॥</text:p>
          </table:table-cell>
        </table:table-row>
        <table:table-row>
          <table:table-cell office:value-type="float" office:value="672">
            <text:p>672</text:p>
          </table:table-cell>
          <table:table-cell office:value-type="string">
            <text:p>संगति ऐसी कीजिये, सरसा नर सो संग । लर-लर लोई हेत है, तऊ न छौड़ रंग ॥</text:p>
          </table:table-cell>
        </table:table-row>
        <table:table-row>
          <table:table-cell office:value-type="float" office:value="673">
            <text:p>673</text:p>
          </table:table-cell>
          <table:table-cell office:value-type="string">
            <text:p>तेल तिली सौ ऊपजै, सदा तेल को तेल । संगति को बेरो भयो, ताते नाम फुलेल ॥</text:p>
          </table:table-cell>
        </table:table-row>
        <table:table-row>
          <table:table-cell office:value-type="float" office:value="674">
            <text:p>674</text:p>
          </table:table-cell>
          <table:table-cell office:value-type="string">
            <text:p>साधु संग गुरु भक्ति अरू, बढ़त बढ़त बढ़ि जाय । ओछी संगत खर शब्द रू, घटत-घटत घटि जाय ॥</text:p>
          </table:table-cell>
        </table:table-row>
        <table:table-row>
          <table:table-cell office:value-type="float" office:value="675">
            <text:p>675</text:p>
          </table:table-cell>
          <table:table-cell office:value-type="string">
            <text:p>संगत कीजै साधु की, होवे दिन-दिन हेत । साकुट काली कामली, धोते होय न सेत ॥</text:p>
          </table:table-cell>
        </table:table-row>
        <table:table-row>
          <table:table-cell office:value-type="float" office:value="676">
            <text:p>676</text:p>
          </table:table-cell>
          <table:table-cell office:value-type="string">
            <text:p>चर्चा करूँ तब चौहटे, ज्ञान करो तब दोय । ध्यान धरो तब एकिला, और न दूजा कोय ॥</text:p>
          </table:table-cell>
        </table:table-row>
        <table:table-row>
          <table:table-cell office:value-type="float" office:value="677">
            <text:p>677</text:p>
          </table:table-cell>
          <table:table-cell office:value-type="string">
            <text:p>सन्त सुरसरी गंगा जल, आनि पखारा अंग । मैले से निरमल भये, साधू जन को संग ॥</text:p>
          </table:table-cell>
        </table:table-row>
        <table:table-row>
          <table:table-cell office:value-type="float" office:value="678">
            <text:p>678</text:p>
          </table:table-cell>
          <table:table-cell office:value-type="string">
            <text:p>सतगुरु शब्द उलंघ के, जो सेवक कहूँ जाय । जहाँ जाय तहँ काल है, कहैं कबीर समझाय ॥</text:p>
          </table:table-cell>
        </table:table-row>
        <table:table-row>
          <table:table-cell office:value-type="float" office:value="679">
            <text:p>679</text:p>
          </table:table-cell>
          <table:table-cell office:value-type="string">
            <text:p>तू तू करूं तो निकट है, दुर-दुर करू हो जाय । जों गुरु राखै त्यों रहै, जो देवै सो खाय ॥</text:p>
          </table:table-cell>
        </table:table-row>
        <table:table-row>
          <table:table-cell office:value-type="float" office:value="680">
            <text:p>680</text:p>
          </table:table-cell>
          <table:table-cell office:value-type="string">
            <text:p>सेवक सेवा में रहै, सेवक कहिये सोय । कहैं कबीर सेवा बिना, सेवक कभी न होय ॥</text:p>
          </table:table-cell>
        </table:table-row>
        <table:table-row>
          <table:table-cell office:value-type="float" office:value="681">
            <text:p>681</text:p>
          </table:table-cell>
          <table:table-cell office:value-type="string">
            <text:p>अनराते सुख सोवना, राते नींद न आय । यों जल छूटी माछरी, तलफत रैन बिहाय ॥</text:p>
          </table:table-cell>
        </table:table-row>
        <table:table-row>
          <table:table-cell office:value-type="float" office:value="682">
            <text:p>682</text:p>
          </table:table-cell>
          <table:table-cell office:value-type="string">
            <text:p>यह मन ताको दीजिये, साँचा सेवक होय । सिर ऊपर आरा सहै, तऊ न दूजा होय ॥</text:p>
          </table:table-cell>
        </table:table-row>
        <table:table-row>
          <table:table-cell office:value-type="float" office:value="683">
            <text:p>683</text:p>
          </table:table-cell>
          <table:table-cell office:value-type="string">
            <text:p>गुरु आज्ञा मानै नहीं, चलै अटपटी चाल । लोक वेद दोनों गये, आये सिर पर काल ॥</text:p>
          </table:table-cell>
        </table:table-row>
        <table:table-row>
          <table:table-cell office:value-type="float" office:value="684">
            <text:p>684</text:p>
          </table:table-cell>
          <table:table-cell office:value-type="string">
            <text:p>आशा करै बैकुण्ठ की, दुरमति तीनों काल । शुक्र कही बलि ना करीं, ताते गयो पताल ॥</text:p>
          </table:table-cell>
        </table:table-row>
        <table:table-row>
          <table:table-cell office:value-type="float" office:value="685">
            <text:p>685</text:p>
          </table:table-cell>
          <table:table-cell office:value-type="string">
            <text:p>द्वार थनी के पड़ि रहे, धका धनी का खाय । कबहुक धनी निवाजि है, जो दर छाड़ि न जाय ॥</text:p>
          </table:table-cell>
        </table:table-row>
        <table:table-row>
          <table:table-cell office:value-type="float" office:value="686">
            <text:p>686</text:p>
          </table:table-cell>
          <table:table-cell office:value-type="string">
            <text:p>उलटे सुलटे बचन के शीष न मानै दुख । कहैं कबीर संसार में, सो कहिये गुरुमुख ॥</text:p>
          </table:table-cell>
        </table:table-row>
        <table:table-row>
          <table:table-cell office:value-type="float" office:value="687">
            <text:p>687</text:p>
          </table:table-cell>
          <table:table-cell office:value-type="string">
            <text:p>कहैं कबीर गुरु प्रेम बस, क्या नियरै क्या दूर । जाका चित जासों बसै सौ तेहि सदा हजूर ॥</text:p>
          </table:table-cell>
        </table:table-row>
        <table:table-row>
          <table:table-cell office:value-type="float" office:value="688">
            <text:p>688</text:p>
          </table:table-cell>
          <table:table-cell office:value-type="string">
            <text:p>गुरु आज्ञा लै आवही, गुरु आज्ञा लै जाय । कहैं कबीर सो सन्त प्रिय, बहु विधि अमृत पाय ॥</text:p>
          </table:table-cell>
        </table:table-row>
        <table:table-row>
          <table:table-cell office:value-type="float" office:value="689">
            <text:p>689</text:p>
          </table:table-cell>
          <table:table-cell office:value-type="string">
            <text:p>गुरुमुख गुरु चितवत रहे, जैसे मणिहि भुजंग । कहैं कबीर बिसरे नहीं, यह गुरु मुख के अंग ॥</text:p>
          </table:table-cell>
        </table:table-row>
        <table:table-row>
          <table:table-cell office:value-type="float" office:value="690">
            <text:p>690</text:p>
          </table:table-cell>
          <table:table-cell office:value-type="string">
            <text:p>यह सब तच्छन चितधरे, अप लच्छन सब त्याग । सावधान सम ध्यान है, गुरु चरनन में लाग ॥</text:p>
          </table:table-cell>
        </table:table-row>
        <table:table-row>
          <table:table-cell office:value-type="float" office:value="691">
            <text:p>691</text:p>
          </table:table-cell>
          <table:table-cell office:value-type="string">
            <text:p>ज्ञानी अभिमानी नहीं, सब काहू सो हेत । सत्यवार परमारथी, आदर भाव सहेत ॥</text:p>
          </table:table-cell>
        </table:table-row>
        <table:table-row>
          <table:table-cell office:value-type="float" office:value="692">
            <text:p>692</text:p>
          </table:table-cell>
          <table:table-cell office:value-type="string">
            <text:p>दया और धरम का ध्वजा, धीरजवान प्रमान । सन्तोषी सुख दायका, सेवक परम सुजान ॥</text:p>
          </table:table-cell>
        </table:table-row>
        <table:table-row>
          <table:table-cell office:value-type="float" office:value="693">
            <text:p>693</text:p>
          </table:table-cell>
          <table:table-cell office:value-type="string">
            <text:p>शीतवन्त सुन ज्ञान मत, अति उदार चित होय । लज्जावान अति निछलता, कोमल हिरदा सोय ॥</text:p>
          </table:table-cell>
        </table:table-row>
        <table:table-row>
          <table:table-cell office:value-type="float" office:value="694">
            <text:p>694</text:p>
          </table:table-cell>
          <table:table-cell office:value-type="string">
            <text:p>कबीर गुरु कै भावते, दूरहि ते दीसन्त । तन छीना मन अनमना, जग से रूठि फिरन्त ॥</text:p>
          </table:table-cell>
        </table:table-row>
        <table:table-row>
          <table:table-cell office:value-type="float" office:value="695">
            <text:p>695</text:p>
          </table:table-cell>
          <table:table-cell office:value-type="string">
            <text:p>कबीर गुरु सबको चहै, गुरु को चहै न कोय । जब लग आश शरीर की, तब लग दास न होय ॥</text:p>
          </table:table-cell>
        </table:table-row>
        <table:table-row>
          <table:table-cell office:value-type="float" office:value="696">
            <text:p>696</text:p>
          </table:table-cell>
          <table:table-cell office:value-type="string">
            <text:p>सुख दुख सिर ऊपर सहै, कबहु न छोड़े संग । रंग न लागै का, व्यापै सतगुरु रंग ॥</text:p>
          </table:table-cell>
        </table:table-row>
        <table:table-row>
          <table:table-cell office:value-type="float" office:value="697">
            <text:p>697</text:p>
          </table:table-cell>
          <table:table-cell office:value-type="string">
            <text:p>गुरु समरथ सिर पर खड़े, कहा कभी तोहि दास । रिद्धि-सिद्धि सेवा करै, मुक्ति न छोड़े पास ॥</text:p>
          </table:table-cell>
        </table:table-row>
        <table:table-row>
          <table:table-cell office:value-type="float" office:value="698">
            <text:p>698</text:p>
          </table:table-cell>
          <table:table-cell office:value-type="string">
            <text:p>लगा रहै सत ज्ञान सो, सबही बन्धन तोड़ । कहैं कबीर वा दास सो, काल रहै हथजोड़ ॥</text:p>
          </table:table-cell>
        </table:table-row>
        <table:table-row>
          <table:table-cell office:value-type="float" office:value="699">
            <text:p>699</text:p>
          </table:table-cell>
          <table:table-cell office:value-type="string">
            <text:p>काहू को न संतापिये, जो सिर हन्ता होय । फिर फिर वाकूं बन्दिये, दास लच्छन है सोय ॥</text:p>
          </table:table-cell>
        </table:table-row>
        <table:table-row>
          <table:table-cell office:value-type="float" office:value="700">
            <text:p>700</text:p>
          </table:table-cell>
          <table:table-cell office:value-type="string">
            <text:p>दास कहावन कठिन है, मैं दासन का दास । अब तो ऐसा होय रहूँ पाँव तले की घास ॥</text:p>
          </table:table-cell>
        </table:table-row>
        <table:table-row>
          <table:table-cell office:value-type="float" office:value="701">
            <text:p>701</text:p>
          </table:table-cell>
          <table:table-cell office:value-type="string">
            <text:p>दासातन हिरदै बसै, साधुन सो अधीन । कहैं कबीर सो दास है, प्रेम भक्ति लवलीन ॥</text:p>
          </table:table-cell>
        </table:table-row>
        <table:table-row>
          <table:table-cell office:value-type="float" office:value="702">
            <text:p>702</text:p>
          </table:table-cell>
          <table:table-cell office:value-type="string">
            <text:p>दासातन हिरदै नहीं, नाम धरावै दास । पानी के पीये बिना, कैसे मिटै पियास ॥</text:p>
          </table:table-cell>
        </table:table-row>
        <table:table-row>
          <table:table-cell office:value-type="float" office:value="703">
            <text:p>703</text:p>
          </table:table-cell>
          <table:table-cell office:value-type="string">
            <text:p>भक्ति कठिन अति दुर्लभ, भेष सुगम नित सोय । भक्ति जु न्यारी भेष से, यह जनै सब कोय ॥</text:p>
          </table:table-cell>
        </table:table-row>
        <table:table-row>
          <table:table-cell office:value-type="float" office:value="704">
            <text:p>704</text:p>
          </table:table-cell>
          <table:table-cell office:value-type="string">
            <text:p>भक्ति बीज पलटै नहीं जो जुग जाय अनन्त । ऊँच-नीच धर अवतरै, होय सन्त का अन्त ॥</text:p>
          </table:table-cell>
        </table:table-row>
        <table:table-row>
          <table:table-cell office:value-type="float" office:value="705">
            <text:p>705</text:p>
          </table:table-cell>
          <table:table-cell office:value-type="string">
            <text:p>भक्ति भाव भादौं नदी, सबै चली घहराय । सरिता सोई सराहिये, जेठ मास ठहराय ॥</text:p>
          </table:table-cell>
        </table:table-row>
        <table:table-row>
          <table:table-cell office:value-type="float" office:value="706">
            <text:p>706</text:p>
          </table:table-cell>
          <table:table-cell office:value-type="string">
            <text:p>भक्ति जु सीढ़ी मुक्ति की, चढ़े भक्त हरषाय । और न कोई चढ़ि सकै, निज मन समझो आय ॥</text:p>
          </table:table-cell>
        </table:table-row>
        <table:table-row>
          <table:table-cell office:value-type="float" office:value="707">
            <text:p>707</text:p>
          </table:table-cell>
          <table:table-cell office:value-type="string">
            <text:p>भक्ति दुहेली गुरुन की, नहिं कायर का काम । सीस उतारे हाथ सों, ताहि मिलै निज धाम ॥</text:p>
          </table:table-cell>
        </table:table-row>
        <table:table-row>
          <table:table-cell office:value-type="float" office:value="708">
            <text:p>708</text:p>
          </table:table-cell>
          <table:table-cell office:value-type="string">
            <text:p>भक्ति पदारथ तब मिलै, जब गुरु होय सहाय । प्रेम प्रीति की भक्ति जो, पूरण भाग मिलाय ॥</text:p>
          </table:table-cell>
        </table:table-row>
        <table:table-row>
          <table:table-cell office:value-type="float" office:value="709">
            <text:p>709</text:p>
          </table:table-cell>
          <table:table-cell office:value-type="string">
            <text:p>भक्ति भेष बहु अन्तरा, जैसे धरनि अकाश । भक्त लीन गुरु चरण में, भेष जगत की आश ॥</text:p>
          </table:table-cell>
        </table:table-row>
        <table:table-row>
          <table:table-cell office:value-type="float" office:value="710">
            <text:p>710</text:p>
          </table:table-cell>
          <table:table-cell office:value-type="string">
            <text:p>कबीर गुरु की भक्ति करूँ, तज निषय रस चौंज । बार-बार नहिं पाइये, मानुष जन्म की मौज ॥</text:p>
          </table:table-cell>
        </table:table-row>
        <table:table-row>
          <table:table-cell office:value-type="float" office:value="711">
            <text:p>711</text:p>
          </table:table-cell>
          <table:table-cell office:value-type="string">
            <text:p>भक्ति दुवारा साँकरा, राई दशवें भाय । मन को मैगल होय रहा, कैसे आवै जाय ॥</text:p>
          </table:table-cell>
        </table:table-row>
        <table:table-row>
          <table:table-cell office:value-type="float" office:value="712">
            <text:p>712</text:p>
          </table:table-cell>
          <table:table-cell office:value-type="string">
            <text:p>भक्ति बिना नहिं निस्तरे, लाख करे जो कोय । शब्द सनेही होय रहे, घर को पहुँचे सोय ॥</text:p>
          </table:table-cell>
        </table:table-row>
        <table:table-row>
          <table:table-cell office:value-type="float" office:value="713">
            <text:p>713</text:p>
          </table:table-cell>
          <table:table-cell office:value-type="string">
            <text:p>भक्ति नसेनी मुक्ति की, संत चढ़े सब धाय । जिन-जिन आलस किया, जनम जनम पछिताय ॥</text:p>
          </table:table-cell>
        </table:table-row>
        <table:table-row>
          <table:table-cell office:value-type="float" office:value="714">
            <text:p>714</text:p>
          </table:table-cell>
          <table:table-cell office:value-type="string">
            <text:p>गुरु भक्ति अति कठिन है, ज्यों खाड़े की धार । बिना साँच पहुँचे नहीं, महा कठिन व्यवहार ॥</text:p>
          </table:table-cell>
        </table:table-row>
        <table:table-row>
          <table:table-cell office:value-type="float" office:value="715">
            <text:p>715</text:p>
          </table:table-cell>
          <table:table-cell office:value-type="string">
            <text:p>भाव बिना नहिं भक्ति जग, भक्ति बिना नहीं भाव । भक्ति भाव इक रूप है, दोऊ एक सुभाव ॥</text:p>
          </table:table-cell>
        </table:table-row>
        <table:table-row>
          <table:table-cell office:value-type="float" office:value="716">
            <text:p>716</text:p>
          </table:table-cell>
          <table:table-cell office:value-type="string">
            <text:p>कबीर गुरु की भक्ति का, मन में बहुत हुलास । मन मनसा माजै नहीं, होन चहत है दास ॥</text:p>
          </table:table-cell>
        </table:table-row>
        <table:table-row>
          <table:table-cell office:value-type="float" office:value="717">
            <text:p>717</text:p>
          </table:table-cell>
          <table:table-cell office:value-type="string">
            <text:p>कबीर गुरु की भक्ति बिन, धिक जीवन संसार । धुवाँ का सा धौरहरा, बिनसत लगै न बार ॥</text:p>
          </table:table-cell>
        </table:table-row>
        <table:table-row>
          <table:table-cell office:value-type="float" office:value="718">
            <text:p>718</text:p>
          </table:table-cell>
          <table:table-cell office:value-type="string">
            <text:p>जाति बरन कुल खोय के, भक्ति करै चितलाय । कहैं कबीर सतगुरु मिलै, आवागमन नशाय ॥</text:p>
          </table:table-cell>
        </table:table-row>
        <table:table-row>
          <table:table-cell office:value-type="float" office:value="719">
            <text:p>719</text:p>
          </table:table-cell>
          <table:table-cell office:value-type="string">
            <text:p>देखा देखी भक्ति का, कबहुँ न चढ़ सी रंग । बिपति पड़े यों छाड़सी, केचुलि तजत भुजंग ॥</text:p>
          </table:table-cell>
        </table:table-row>
        <table:table-row>
          <table:table-cell office:value-type="float" office:value="720">
            <text:p>720</text:p>
          </table:table-cell>
          <table:table-cell office:value-type="string">
            <text:p>आरत है गुरु भक्ति करूँ, सब कारज सिध होय । करम जाल भौजाल में, भक्त फँसे नहिं कोय ॥</text:p>
          </table:table-cell>
        </table:table-row>
        <table:table-row>
          <table:table-cell office:value-type="float" office:value="721">
            <text:p>721</text:p>
          </table:table-cell>
          <table:table-cell office:value-type="string">
            <text:p>जब लग भक्ति सकाम है, तब लग निष्फल सेव । कहैं कबीर वह क्यों मिलै, निहकामी निजदेव ॥</text:p>
          </table:table-cell>
        </table:table-row>
        <table:table-row>
          <table:table-cell office:value-type="float" office:value="722">
            <text:p>722</text:p>
          </table:table-cell>
          <table:table-cell office:value-type="string">
            <text:p>पेटे में भक्ति करै, ताका नाम सपूत । मायाधारी मसखरैं, लेते गये अऊत ॥</text:p>
          </table:table-cell>
        </table:table-row>
        <table:table-row>
          <table:table-cell office:value-type="float" office:value="723">
            <text:p>723</text:p>
          </table:table-cell>
          <table:table-cell office:value-type="string">
            <text:p>निर्पक्षा की भक्ति है, निर्मोही को ज्ञान । निरद्वंद्वी की भक्ति है, निर्लोभी निर्बान ॥</text:p>
          </table:table-cell>
        </table:table-row>
        <table:table-row>
          <table:table-cell office:value-type="float" office:value="724">
            <text:p>724</text:p>
          </table:table-cell>
          <table:table-cell office:value-type="string">
            <text:p>तिमिर गया रवि देखते, मुमति गयी गुरु ज्ञान । सुमति गयी अति लोभ ते, भक्ति गयी अभिमान ॥</text:p>
          </table:table-cell>
        </table:table-row>
        <table:table-row>
          <table:table-cell office:value-type="float" office:value="725">
            <text:p>725</text:p>
          </table:table-cell>
          <table:table-cell office:value-type="string">
            <text:p>खेत बिगारेउ खरतुआ, सभा बिगारी कूर । भक्ति बिगारी लालची, ज्यों केसर में घूर ॥</text:p>
          </table:table-cell>
        </table:table-row>
        <table:table-row>
          <table:table-cell office:value-type="float" office:value="726">
            <text:p>726</text:p>
          </table:table-cell>
          <table:table-cell office:value-type="string">
            <text:p>ज्ञान सपूरण न भिदा, हिरदा नाहिं जुड़ाय । देखा देखी भक्ति का, रंग नहीं ठहराय ॥</text:p>
          </table:table-cell>
        </table:table-row>
        <table:table-row>
          <table:table-cell office:value-type="float" office:value="727">
            <text:p>727</text:p>
          </table:table-cell>
          <table:table-cell office:value-type="string">
            <text:p>भक्ति पन्थ बहुत कठिन है, रती न चालै खोट । निराधार का खोल है, अधर धार की चोट ॥</text:p>
          </table:table-cell>
        </table:table-row>
        <table:table-row>
          <table:table-cell office:value-type="float" office:value="728">
            <text:p>728</text:p>
          </table:table-cell>
          <table:table-cell office:value-type="string">
            <text:p>भक्तन की यह रीति है, बंधे करे जो भाव । परमारथ के कारने यह तन रहो कि जाव ॥</text:p>
          </table:table-cell>
        </table:table-row>
        <table:table-row>
          <table:table-cell office:value-type="float" office:value="729">
            <text:p>729</text:p>
          </table:table-cell>
          <table:table-cell office:value-type="string">
            <text:p>भक्ति महल बहु ऊँच है, दूरहि ते दरशाय । जो कोई जन भक्ति करे, शोभा बरनि न जाय ॥</text:p>
          </table:table-cell>
        </table:table-row>
        <table:table-row>
          <table:table-cell office:value-type="float" office:value="730">
            <text:p>730</text:p>
          </table:table-cell>
          <table:table-cell office:value-type="string">
            <text:p>और कर्म सब कर्म है, भक्ति कर्म निहकर्म । कहैं कबीर पुकारि के, भक्ति करो तजि भर्म ॥</text:p>
          </table:table-cell>
        </table:table-row>
        <table:table-row>
          <table:table-cell office:value-type="float" office:value="731">
            <text:p>731</text:p>
          </table:table-cell>
          <table:table-cell office:value-type="string">
            <text:p>विषय त्याग बैराग है, समता कहिये ज्ञान । सुखदाई सब जीव सों, यही भक्ति परमान ॥</text:p>
          </table:table-cell>
        </table:table-row>
        <table:table-row>
          <table:table-cell office:value-type="float" office:value="732">
            <text:p>732</text:p>
          </table:table-cell>
          <table:table-cell office:value-type="string">
            <text:p>भक्ति निसेनी मुक्ति की, संत चढ़े सब आय । नीचे बाधिनि लुकि रही, कुचल पड़े कू खाय ॥</text:p>
          </table:table-cell>
        </table:table-row>
        <table:table-row>
          <table:table-cell office:value-type="float" office:value="733">
            <text:p>733</text:p>
          </table:table-cell>
          <table:table-cell office:value-type="string">
            <text:p>भक्ति भक्ति सब कोइ कहै, भक्ति न जाने मेव । पूरण भक्ति जब मिलै, कृपा करे गुरुदेव ॥</text:p>
          </table:table-cell>
        </table:table-row>
        <table:table-row>
          <table:table-cell office:value-type="float" office:value="734">
            <text:p>734</text:p>
          </table:table-cell>
          <table:table-cell office:value-type="string">
            <text:p>कबीर गर्ब न कीजिये, चाम लपेटी हाड़ । हयबर ऊपर छत्रवट, तो भी देवैं गाड़ ॥</text:p>
          </table:table-cell>
        </table:table-row>
        <table:table-row>
          <table:table-cell office:value-type="float" office:value="735">
            <text:p>735</text:p>
          </table:table-cell>
          <table:table-cell office:value-type="string">
            <text:p>कबीर गर्ब न कीजिये, ऊँचा देखि अवास । काल परौं भुंइ लेटना, ऊपर जमसी घास ॥</text:p>
          </table:table-cell>
        </table:table-row>
        <table:table-row>
          <table:table-cell office:value-type="float" office:value="736">
            <text:p>736</text:p>
          </table:table-cell>
          <table:table-cell office:value-type="string">
            <text:p>कबीर गर्ब न कीजिये, इस जीवन की आस । टेसू फूला दिवस दस, खंखर भया पलास ॥</text:p>
          </table:table-cell>
        </table:table-row>
        <table:table-row>
          <table:table-cell office:value-type="float" office:value="737">
            <text:p>737</text:p>
          </table:table-cell>
          <table:table-cell office:value-type="string">
            <text:p>कबीर गर्ब न कीजिये, काल गहे कर केस । ना जानो कित मारि हैं, कसा घर क्या परदेस ॥</text:p>
          </table:table-cell>
        </table:table-row>
        <table:table-row>
          <table:table-cell office:value-type="float" office:value="738">
            <text:p>738</text:p>
          </table:table-cell>
          <table:table-cell office:value-type="string">
            <text:p>कबीर मन्दिर लाख का, जाड़िया हीरा लाल । दिवस चारि का पेखना, विनशि जायगा काल ॥</text:p>
          </table:table-cell>
        </table:table-row>
        <table:table-row>
          <table:table-cell office:value-type="float" office:value="739">
            <text:p>739</text:p>
          </table:table-cell>
          <table:table-cell office:value-type="string">
            <text:p>कबीर धूल सकेलि के, पुड़ी जो बाँधी येह । दिवस चार का पेखना, अन्त खेह की खेह ॥</text:p>
          </table:table-cell>
        </table:table-row>
        <table:table-row>
          <table:table-cell office:value-type="float" office:value="740">
            <text:p>740</text:p>
          </table:table-cell>
          <table:table-cell office:value-type="string">
            <text:p>कबीर थोड़ा जीवना, माढ़ै बहुत मढ़ान । सबही ऊभ पन्थ सिर, राव रंक सुल्तान ॥</text:p>
          </table:table-cell>
        </table:table-row>
        <table:table-row>
          <table:table-cell office:value-type="float" office:value="741">
            <text:p>741</text:p>
          </table:table-cell>
          <table:table-cell office:value-type="string">
            <text:p>कबीर नौबत आपनी, दिन दस लेहु बजाय । यह पुर पटृन यह गली, बहुरि न देखहु आय ॥</text:p>
          </table:table-cell>
        </table:table-row>
        <table:table-row>
          <table:table-cell office:value-type="float" office:value="742">
            <text:p>742</text:p>
          </table:table-cell>
          <table:table-cell office:value-type="string">
            <text:p>कबीर गर्ब न कीजिये, जाम लपेटी हाड़ । इस दिन तेरा छत्र सिर, देगा काल उखाड़ ॥</text:p>
          </table:table-cell>
        </table:table-row>
        <table:table-row>
          <table:table-cell office:value-type="float" office:value="743">
            <text:p>743</text:p>
          </table:table-cell>
          <table:table-cell office:value-type="string">
            <text:p>कबीर यह तन जात है, सकै तो ठोर लगाव । कै सेवा करूँ साधु की, कै गुरु के गुन गाव ॥</text:p>
          </table:table-cell>
        </table:table-row>
        <table:table-row>
          <table:table-cell office:value-type="float" office:value="744">
            <text:p>744</text:p>
          </table:table-cell>
          <table:table-cell office:value-type="string">
            <text:p>कबीर जो दिन आज है, सो दिन नहीं काल । चेति सकै तो चेत ले, मीच परी है ख्याल ॥</text:p>
          </table:table-cell>
        </table:table-row>
        <table:table-row>
          <table:table-cell office:value-type="float" office:value="745">
            <text:p>745</text:p>
          </table:table-cell>
          <table:table-cell office:value-type="string">
            <text:p>कबीर खेत किसान का, मिरगन खाया झारि । खेत बिचारा क्या करे, धनी करे नहिं बारि ॥</text:p>
          </table:table-cell>
        </table:table-row>
        <table:table-row>
          <table:table-cell office:value-type="float" office:value="746">
            <text:p>746</text:p>
          </table:table-cell>
          <table:table-cell office:value-type="string">
            <text:p>कबीर यह संसार है, जैसा सेमल फूल । दिन दस के व्यवहार में, झूठे रंग न भूल ॥</text:p>
          </table:table-cell>
        </table:table-row>
        <table:table-row>
          <table:table-cell office:value-type="float" office:value="747">
            <text:p>747</text:p>
          </table:table-cell>
          <table:table-cell office:value-type="string">
            <text:p>कबीर सपनें रैन के, ऊधरी आये नैन । जीव परा बहू लूट में, जागूँ लेन न देन ॥</text:p>
          </table:table-cell>
        </table:table-row>
        <table:table-row>
          <table:table-cell office:value-type="float" office:value="748">
            <text:p>748</text:p>
          </table:table-cell>
          <table:table-cell office:value-type="string">
            <text:p>कबीर जन्त्र न बाजई, टूटि गये सब तार । जन्त्र बिचारा क्याय करे, गया बजावन हार ॥</text:p>
          </table:table-cell>
        </table:table-row>
        <table:table-row>
          <table:table-cell office:value-type="float" office:value="749">
            <text:p>749</text:p>
          </table:table-cell>
          <table:table-cell office:value-type="string">
            <text:p>कबीर रसरी पाँव में, कहँ सोवै सुख-चैन । साँस नगारा कुँच का, बाजत है दिन-रैन ॥</text:p>
          </table:table-cell>
        </table:table-row>
        <table:table-row>
          <table:table-cell office:value-type="float" office:value="750">
            <text:p>750</text:p>
          </table:table-cell>
          <table:table-cell office:value-type="string">
            <text:p>कबीर नाव तो झाँझरी, भरी बिराने भाए । केवट सो परचै नहीं, क्यों कर उतरे पाए ॥</text:p>
          </table:table-cell>
        </table:table-row>
        <table:table-row>
          <table:table-cell office:value-type="float" office:value="751">
            <text:p>751</text:p>
          </table:table-cell>
          <table:table-cell office:value-type="string">
            <text:p>कबीर पाँच पखेरूआ, राखा पोष लगाय । एक जु आया पारधी, लइ गया सबै उड़ाय ॥</text:p>
          </table:table-cell>
        </table:table-row>
        <table:table-row>
          <table:table-cell office:value-type="float" office:value="752">
            <text:p>752</text:p>
          </table:table-cell>
          <table:table-cell office:value-type="string">
            <text:p>कबीर बेड़ा जरजरा, कूड़ा खेनहार । हरूये-हरूये तरि गये, बूड़े जिन सिर भार ॥</text:p>
          </table:table-cell>
        </table:table-row>
        <table:table-row>
          <table:table-cell office:value-type="float" office:value="753">
            <text:p>753</text:p>
          </table:table-cell>
          <table:table-cell office:value-type="string">
            <text:p>एक दिन ऐसा होयगा, सबसों परै बिछोह । राजा राना राव एक, सावधान क्यों नहिं होय ॥</text:p>
          </table:table-cell>
        </table:table-row>
        <table:table-row>
          <table:table-cell office:value-type="float" office:value="754">
            <text:p>754</text:p>
          </table:table-cell>
          <table:table-cell office:value-type="string">
            <text:p>ढोल दमामा दुरबरी, सहनाई संग भेरि । औसर चले बजाय के, है कोई रखै फेरि ॥</text:p>
          </table:table-cell>
        </table:table-row>
        <table:table-row>
          <table:table-cell office:value-type="float" office:value="755">
            <text:p>755</text:p>
          </table:table-cell>
          <table:table-cell office:value-type="string">
            <text:p>मरेंगे मरि जायँगे, कोई न लेगा नाम । ऊजड़ जाय बसायेंगे, छेड़ि बसन्ता गाम ॥</text:p>
          </table:table-cell>
        </table:table-row>
        <table:table-row>
          <table:table-cell office:value-type="float" office:value="756">
            <text:p>756</text:p>
          </table:table-cell>
          <table:table-cell office:value-type="string">
            <text:p>कबीर पानी हौज की, देखत गया बिलाय । ऐसे ही जीव जायगा, काल जु पहुँचा आय ॥</text:p>
          </table:table-cell>
        </table:table-row>
        <table:table-row>
          <table:table-cell office:value-type="float" office:value="757">
            <text:p>757</text:p>
          </table:table-cell>
          <table:table-cell office:value-type="string">
            <text:p>कबीर गाफिल क्या करे, आया काल नजदीक । कान पकरि के ले चला, ज्यों अजियाहि खटीक ॥</text:p>
          </table:table-cell>
        </table:table-row>
        <table:table-row>
          <table:table-cell office:value-type="float" office:value="758">
            <text:p>758</text:p>
          </table:table-cell>
          <table:table-cell office:value-type="string">
            <text:p>कै खाना कै सोवना, और न कोई चीत । सतगुरु शब्द बिसारिया, आदि अन्त का मीत ॥</text:p>
          </table:table-cell>
        </table:table-row>
        <table:table-row>
          <table:table-cell office:value-type="float" office:value="759">
            <text:p>759</text:p>
          </table:table-cell>
          <table:table-cell office:value-type="string">
            <text:p>हाड़ जरै जस लाकड़ी, केस जरै ज्यों घास । सब जग जरता देखि करि, भये कबीर उदास ॥</text:p>
          </table:table-cell>
        </table:table-row>
        <table:table-row>
          <table:table-cell office:value-type="float" office:value="760">
            <text:p>760</text:p>
          </table:table-cell>
          <table:table-cell office:value-type="string">
            <text:p>आज काल के बीच में, जंगल होगा वास । ऊपर ऊपर हल फिरै, ढोर चरेंगे घास ॥</text:p>
          </table:table-cell>
        </table:table-row>
        <table:table-row>
          <table:table-cell office:value-type="float" office:value="761">
            <text:p>761</text:p>
          </table:table-cell>
          <table:table-cell office:value-type="string">
            <text:p>ऊजड़ खेड़े टेकरी, धड़ि धड़ि गये कुम्हार । रावन जैसा चलि गया, लंका का सरदार ॥</text:p>
          </table:table-cell>
        </table:table-row>
        <table:table-row>
          <table:table-cell office:value-type="float" office:value="762">
            <text:p>762</text:p>
          </table:table-cell>
          <table:table-cell office:value-type="string">
            <text:p>पाव पलक की सुधि नहीं, करै काल का साज । काल अचानक मारसी, ज्यों तीतर को बाज ॥</text:p>
          </table:table-cell>
        </table:table-row>
        <table:table-row>
          <table:table-cell office:value-type="float" office:value="763">
            <text:p>763</text:p>
          </table:table-cell>
          <table:table-cell office:value-type="string">
            <text:p>आछे दिन पाछे गये, गुरु सों किया न हैत । अब पछितावा क्या करे, चिड़िया चुग गई खेत ॥</text:p>
          </table:table-cell>
        </table:table-row>
        <table:table-row>
          <table:table-cell office:value-type="float" office:value="764">
            <text:p>764</text:p>
          </table:table-cell>
          <table:table-cell office:value-type="string">
            <text:p>आज कहै मैं कल भजूँ, काल फिर काल । आज काल के करत ही, औसर जासी चाल ॥</text:p>
          </table:table-cell>
        </table:table-row>
        <table:table-row>
          <table:table-cell office:value-type="float" office:value="765">
            <text:p>765</text:p>
          </table:table-cell>
          <table:table-cell office:value-type="string">
            <text:p>कहा चुनावै मेड़िया, चूना माटी लाय । मीच सुनेगी पापिनी, दौरि के लेगी आय ॥</text:p>
          </table:table-cell>
        </table:table-row>
        <table:table-row>
          <table:table-cell office:value-type="float" office:value="766">
            <text:p>766</text:p>
          </table:table-cell>
          <table:table-cell office:value-type="string">
            <text:p>सातों शब्द जु बाजते, घर-घर होते राग । ते मन्दिर खाले पड़े, बैठने लागे काग ॥</text:p>
          </table:table-cell>
        </table:table-row>
        <table:table-row>
          <table:table-cell office:value-type="float" office:value="767">
            <text:p>767</text:p>
          </table:table-cell>
          <table:table-cell office:value-type="string">
            <text:p>ऊँचा महल चुनाइया, सुबरदन कली ढुलाय । वे मन्दिर खाले पड़े, रहै मसाना जाय ॥</text:p>
          </table:table-cell>
        </table:table-row>
        <table:table-row>
          <table:table-cell office:value-type="float" office:value="768">
            <text:p>768</text:p>
          </table:table-cell>
          <table:table-cell office:value-type="string">
            <text:p>ऊँचा मन्दिर मेड़िया, चला कली ढुलाय । एकहिं गुरु के नाम बिन, जदि तदि परलय जाय ॥</text:p>
          </table:table-cell>
        </table:table-row>
        <table:table-row>
          <table:table-cell office:value-type="float" office:value="769">
            <text:p>769</text:p>
          </table:table-cell>
          <table:table-cell office:value-type="string">
            <text:p>ऊँचा दीसे धौहरा, भागे चीती पोल । एक गुरु के नाम बिन, जम मरेंगे रोज ॥</text:p>
          </table:table-cell>
        </table:table-row>
        <table:table-row>
          <table:table-cell office:value-type="float" office:value="770">
            <text:p>770</text:p>
          </table:table-cell>
          <table:table-cell office:value-type="string">
            <text:p>पाव पलक तो दूर है, मो पै कहा न जाय । ना जानो क्या होयगा, पाव के चौथे भाय ॥</text:p>
          </table:table-cell>
        </table:table-row>
        <table:table-row>
          <table:table-cell office:value-type="float" office:value="771">
            <text:p>771</text:p>
          </table:table-cell>
          <table:table-cell office:value-type="string">
            <text:p>मौत बिसारी बाहिरा, अचरज कीया कौन । मन माटी में मिल गया, ज्यों आटा में लौन ॥</text:p>
          </table:table-cell>
        </table:table-row>
        <table:table-row>
          <table:table-cell office:value-type="float" office:value="772">
            <text:p>772</text:p>
          </table:table-cell>
          <table:table-cell office:value-type="string">
            <text:p>घर रखवाला बाहिरा, चिड़िया खाई खेत । आधा परवा ऊबरे, चेति सके तो चेत ॥</text:p>
          </table:table-cell>
        </table:table-row>
        <table:table-row>
          <table:table-cell office:value-type="float" office:value="773">
            <text:p>773</text:p>
          </table:table-cell>
          <table:table-cell office:value-type="string">
            <text:p>हाड़ जले लकड़ी जले, जले जलवान हार । अजहुँ झोला बहुत है, घर आवै तब जान ॥</text:p>
          </table:table-cell>
        </table:table-row>
        <table:table-row>
          <table:table-cell office:value-type="float" office:value="774">
            <text:p>774</text:p>
          </table:table-cell>
          <table:table-cell office:value-type="string">
            <text:p>पकी हुई खेती देखि के, गरब किया किसान । अजहुँ झोला बहुत है, घर आवै तब जान ॥</text:p>
          </table:table-cell>
        </table:table-row>
        <table:table-row>
          <table:table-cell office:value-type="float" office:value="775">
            <text:p>775</text:p>
          </table:table-cell>
          <table:table-cell office:value-type="string">
            <text:p>पाँच तत्व का पूतरा, मानुष धरिया नाम । दिना चार के कारने, फिर-फिर रोके ठाम ॥</text:p>
          </table:table-cell>
        </table:table-row>
        <table:table-row>
          <table:table-cell office:value-type="float" office:value="776">
            <text:p>776</text:p>
          </table:table-cell>
          <table:table-cell office:value-type="string">
            <text:p>कहा चुनावै मेड़िया, लम्बी भीत उसारि । घर तो साढ़े तीन हाथ, घना तो पौने चारि ॥</text:p>
          </table:table-cell>
        </table:table-row>
        <table:table-row>
          <table:table-cell office:value-type="float" office:value="777">
            <text:p>777</text:p>
          </table:table-cell>
          <table:table-cell office:value-type="string">
            <text:p>यह तन काँचा कुंभ है, लिया फिरै थे साथ । टपका लागा फुटि गया, कछु न आया हाथ ॥</text:p>
          </table:table-cell>
        </table:table-row>
        <table:table-row>
          <table:table-cell office:value-type="float" office:value="778">
            <text:p>778</text:p>
          </table:table-cell>
          <table:table-cell office:value-type="string">
            <text:p>कहा किया हम आपके, कहा करेंगे जाय । इत के भये न ऊत के, चाले मूल गँवाय ॥</text:p>
          </table:table-cell>
        </table:table-row>
        <table:table-row>
          <table:table-cell office:value-type="float" office:value="779">
            <text:p>779</text:p>
          </table:table-cell>
          <table:table-cell office:value-type="string">
            <text:p>जनमै मरन विचार के, कूरे काम निवारि । जिन पंथा तोहि चालना, सोई पंथ सँवारि ॥</text:p>
          </table:table-cell>
        </table:table-row>
        <table:table-row>
          <table:table-cell office:value-type="float" office:value="780">
            <text:p>780</text:p>
          </table:table-cell>
          <table:table-cell office:value-type="string">
            <text:p>कुल खोये कुल ऊबरै, कुल राखे कुल जाय । राम निकुल कुल भेटिया, सब कुल गया बिलाय ॥</text:p>
          </table:table-cell>
        </table:table-row>
        <table:table-row>
          <table:table-cell office:value-type="float" office:value="781">
            <text:p>781</text:p>
          </table:table-cell>
          <table:table-cell office:value-type="string">
            <text:p>दुनिया के धोखे मुआ, चला कुटुम की कानि । तब कुल की क्या लाज है, जब ले धरा मसानि ॥</text:p>
          </table:table-cell>
        </table:table-row>
        <table:table-row>
          <table:table-cell office:value-type="float" office:value="782">
            <text:p>782</text:p>
          </table:table-cell>
          <table:table-cell office:value-type="string">
            <text:p>दुनिया सेती दोसती, मुआ, होत भजन में भंग । एका एकी राम सों, कै साधुन के संग ॥</text:p>
          </table:table-cell>
        </table:table-row>
        <table:table-row>
          <table:table-cell office:value-type="float" office:value="783">
            <text:p>783</text:p>
          </table:table-cell>
          <table:table-cell office:value-type="string">
            <text:p>यह तन काँचा कुंभ है, यहीं लिया रहिवास । कबीरा नैन निहारिया, नाहिं जीवन की आस ॥</text:p>
          </table:table-cell>
        </table:table-row>
        <table:table-row>
          <table:table-cell office:value-type="float" office:value="784">
            <text:p>784</text:p>
          </table:table-cell>
          <table:table-cell office:value-type="string">
            <text:p>यह तन काँचा कुंभ है, चोट चहूँ दिस खाय । एकहिं गुरु के नाम बिन, जदि तदि परलय जाय ॥</text:p>
          </table:table-cell>
        </table:table-row>
        <table:table-row>
          <table:table-cell office:value-type="float" office:value="785">
            <text:p>785</text:p>
          </table:table-cell>
          <table:table-cell office:value-type="string">
            <text:p>जंगल ढेरी राख की, उपरि उपरि हरियाय । ते भी होते मानवी, करते रंग रलियाय ॥</text:p>
          </table:table-cell>
        </table:table-row>
        <table:table-row>
          <table:table-cell office:value-type="float" office:value="786">
            <text:p>786</text:p>
          </table:table-cell>
          <table:table-cell office:value-type="string">
            <text:p>मलमल खासा पहिनते, खाते नागर पान । टेढ़ा होकर चलते, करते बहुत गुमान ॥</text:p>
          </table:table-cell>
        </table:table-row>
        <table:table-row>
          <table:table-cell office:value-type="float" office:value="787">
            <text:p>787</text:p>
          </table:table-cell>
          <table:table-cell office:value-type="string">
            <text:p>महलन माही पौढ़ते, परिमल अंग लगाय । ते सपने दीसे नहीं, देखत गये बिलाय ॥</text:p>
          </table:table-cell>
        </table:table-row>
        <table:table-row>
          <table:table-cell office:value-type="float" office:value="788">
            <text:p>788</text:p>
          </table:table-cell>
          <table:table-cell office:value-type="string">
            <text:p>ऊजल पीहने कापड़ा, पान-सुपारी खाय । कबीर गुरू की भक्ति बिन, बाँधा जमपुर जाय ॥</text:p>
          </table:table-cell>
        </table:table-row>
        <table:table-row>
          <table:table-cell office:value-type="float" office:value="789">
            <text:p>789</text:p>
          </table:table-cell>
          <table:table-cell office:value-type="string">
            <text:p>कुल करनी के कारने, ढिग ही रहिगो राम । कुल काकी लाजि है, जब जमकी धूमधाम ॥</text:p>
          </table:table-cell>
        </table:table-row>
        <table:table-row>
          <table:table-cell office:value-type="float" office:value="790">
            <text:p>790</text:p>
          </table:table-cell>
          <table:table-cell office:value-type="string">
            <text:p>कुल करनी के कारने, हंसा गया बिगोय । तब कुल काको लाजि है, चाकिर पाँव का होय ॥</text:p>
          </table:table-cell>
        </table:table-row>
        <table:table-row>
          <table:table-cell office:value-type="float" office:value="791">
            <text:p>791</text:p>
          </table:table-cell>
          <table:table-cell office:value-type="string">
            <text:p>मैं मेरी तू जानि करै, मेरी मूल बिनास । मेरी पग का पैखड़ा, मेरी गल की फाँस ॥</text:p>
          </table:table-cell>
        </table:table-row>
        <table:table-row>
          <table:table-cell office:value-type="float" office:value="792">
            <text:p>792</text:p>
          </table:table-cell>
          <table:table-cell office:value-type="string">
            <text:p>ज्यों कोरी रेजा बुनै, नीरा आवै छौर । ऐसा लेखा मीच का, दौरि सकै तो दौर ॥</text:p>
          </table:table-cell>
        </table:table-row>
        <table:table-row>
          <table:table-cell office:value-type="float" office:value="793">
            <text:p>793</text:p>
          </table:table-cell>
          <table:table-cell office:value-type="string">
            <text:p>इत पर धर उत है धरा, बनिजन आये हाथ । करम करीना बेचि के, उठि करि चालो काट ॥</text:p>
          </table:table-cell>
        </table:table-row>
        <table:table-row>
          <table:table-cell office:value-type="float" office:value="794">
            <text:p>794</text:p>
          </table:table-cell>
          <table:table-cell office:value-type="string">
            <text:p>जिसको रहना उतघरा, सो क्यों जोड़े मित्र । जैसे पर घर पाहुना, रहै उठाये चित्त ॥</text:p>
          </table:table-cell>
        </table:table-row>
        <table:table-row>
          <table:table-cell office:value-type="float" office:value="795">
            <text:p>795</text:p>
          </table:table-cell>
          <table:table-cell office:value-type="string">
            <text:p>मेरा संगी कोई नहीं, सबै स्वारथी लोय । मन परतीत न ऊपजै, जिय विस्वाय न होय ॥</text:p>
          </table:table-cell>
        </table:table-row>
        <table:table-row>
          <table:table-cell office:value-type="float" office:value="796">
            <text:p>796</text:p>
          </table:table-cell>
          <table:table-cell office:value-type="string">
            <text:p>मैं भौंरो तोहि बरजिया, बन बन बास न लेय । अटकेगा कहुँ बेलि में, तड़फि- तड़फि जिय देय ॥</text:p>
          </table:table-cell>
        </table:table-row>
        <table:table-row>
          <table:table-cell office:value-type="float" office:value="797">
            <text:p>797</text:p>
          </table:table-cell>
          <table:table-cell office:value-type="string">
            <text:p>दीन गँवायो दूनि संग, दुनी न चली साथ । पाँच कुल्हाड़ी मारिया, मूरख अपने हाथ ॥</text:p>
          </table:table-cell>
        </table:table-row>
        <table:table-row>
          <table:table-cell office:value-type="float" office:value="798">
            <text:p>798</text:p>
          </table:table-cell>
          <table:table-cell office:value-type="string">
            <text:p>तू मति जानै बावरे, मेरा है यह कोय । प्रान पिण्ड सो बँधि रहा, सो नहिं अपना होय ॥</text:p>
          </table:table-cell>
        </table:table-row>
        <table:table-row>
          <table:table-cell office:value-type="float" office:value="799">
            <text:p>799</text:p>
          </table:table-cell>
          <table:table-cell office:value-type="string">
            <text:p>या मन गहि जो थिर रहै, गहरी धूनी गाड़ि । चलती बिरयाँ उठि चला, हस्ती घोड़ा छाड़ि ॥</text:p>
          </table:table-cell>
        </table:table-row>
        <table:table-row>
          <table:table-cell office:value-type="float" office:value="800">
            <text:p>800</text:p>
          </table:table-cell>
          <table:table-cell office:value-type="string">
            <text:p>तन सराय मन पाहरू, मनसा उतरी आय । कोई काहू का है नहीं, देखा ठोंकि बजाय ॥</text:p>
          </table:table-cell>
        </table:table-row>
        <table:table-row>
          <table:table-cell office:value-type="float" office:value="801">
            <text:p>801</text:p>
          </table:table-cell>
          <table:table-cell office:value-type="string">
            <text:p>डर करनी डर परम गुरु, डर पारस डर सार । डरत रहै सो ऊबरे, गाफिल खाई मार ॥</text:p>
          </table:table-cell>
        </table:table-row>
        <table:table-row>
          <table:table-cell office:value-type="float" office:value="802">
            <text:p>802</text:p>
          </table:table-cell>
          <table:table-cell office:value-type="string">
            <text:p>भय से भक्ति करै सबै, भय से पूजा होय । भय पारस है जीव को, निरभय होय न कोय ॥</text:p>
          </table:table-cell>
        </table:table-row>
        <table:table-row>
          <table:table-cell office:value-type="float" office:value="803">
            <text:p>803</text:p>
          </table:table-cell>
          <table:table-cell office:value-type="string">
            <text:p>भय बिन भाव न ऊपजै, भय बिन होय न प्रीति । जब हिरदै से भय गया, मिटी सकल रस रीति ॥</text:p>
          </table:table-cell>
        </table:table-row>
        <table:table-row>
          <table:table-cell office:value-type="float" office:value="804">
            <text:p>804</text:p>
          </table:table-cell>
          <table:table-cell office:value-type="string">
            <text:p>काल चक्र चक्की चलै, बहुत दिवस औ रात । सुगन अगुन दोउ पाटला, तामें जीव पिसात ॥</text:p>
          </table:table-cell>
        </table:table-row>
        <table:table-row>
          <table:table-cell office:value-type="float" office:value="805">
            <text:p>805</text:p>
          </table:table-cell>
          <table:table-cell office:value-type="string">
            <text:p>बारी-बारी आपने, चले पियारे मीत । तेरी बारी जीयरा, नियरे आवै नीत ॥</text:p>
          </table:table-cell>
        </table:table-row>
        <table:table-row>
          <table:table-cell office:value-type="float" office:value="806">
            <text:p>806</text:p>
          </table:table-cell>
          <table:table-cell office:value-type="string">
            <text:p>एक दिन ऐसा होयगा, कोय काहु का नाहिं । घर की नारी को कहै, तन की नारी जाहिं ॥</text:p>
          </table:table-cell>
        </table:table-row>
        <table:table-row>
          <table:table-cell office:value-type="float" office:value="807">
            <text:p>807</text:p>
          </table:table-cell>
          <table:table-cell office:value-type="string">
            <text:p>बैल गढ़न्ता नर, चूका सींग रू पूँछ । एकहिं गुरुँ के ज्ञान बिनु, धिक दाढ़ी धिक मूँछ ॥</text:p>
          </table:table-cell>
        </table:table-row>
        <table:table-row>
          <table:table-cell office:value-type="float" office:value="808">
            <text:p>808</text:p>
          </table:table-cell>
          <table:table-cell office:value-type="string">
            <text:p>यह बिरियाँ तो फिर नहीं, मनमें देख विचार । आया लाभहिं कारनै, जनम जुवा मति हार ॥</text:p>
          </table:table-cell>
        </table:table-row>
        <table:table-row>
          <table:table-cell office:value-type="float" office:value="809">
            <text:p>809</text:p>
          </table:table-cell>
          <table:table-cell office:value-type="string">
            <text:p>खलक मिला खाली हुआ, बहुत किया बकवाद । बाँझ हिलावै पालना, तामें कौन सवाद ॥</text:p>
          </table:table-cell>
        </table:table-row>
        <table:table-row>
          <table:table-cell office:value-type="float" office:value="810">
            <text:p>810</text:p>
          </table:table-cell>
          <table:table-cell office:value-type="string">
            <text:p>चले गये सो ना मिले, किसको पूछूँ जात । मात-पिता-सुत बान्धवा, झूठा सब संघात ॥</text:p>
          </table:table-cell>
        </table:table-row>
        <table:table-row>
          <table:table-cell office:value-type="float" office:value="811">
            <text:p>811</text:p>
          </table:table-cell>
          <table:table-cell office:value-type="string">
            <text:p>विषय वासना उरझिकर जनम गँवाय जाद । अब पछितावा क्या करे, निज करनी कर याद ॥</text:p>
          </table:table-cell>
        </table:table-row>
        <table:table-row>
          <table:table-cell office:value-type="float" office:value="812">
            <text:p>812</text:p>
          </table:table-cell>
          <table:table-cell office:value-type="string">
            <text:p>हे मतिहीनी माछीरी! राखि न सकी शरीर । सो सरवर सेवा नहीं , जाल काल नहिं कीर ॥</text:p>
          </table:table-cell>
        </table:table-row>
        <table:table-row>
          <table:table-cell office:value-type="float" office:value="813">
            <text:p>813</text:p>
          </table:table-cell>
          <table:table-cell office:value-type="string">
            <text:p>मछरी यह छोड़ी नहीं, धीमर तेरो काल । जिहि जिहि डाबर धर करो, तहँ तहँ मेले जाल ॥</text:p>
          </table:table-cell>
        </table:table-row>
        <table:table-row>
          <table:table-cell office:value-type="float" office:value="814">
            <text:p>814</text:p>
          </table:table-cell>
          <table:table-cell office:value-type="string">
            <text:p>परदा रहती पदुमिनी, करती कुल की कान । घड़ी जु पहुँची काल की, छोड़ भई मैदान ॥</text:p>
          </table:table-cell>
        </table:table-row>
        <table:table-row>
          <table:table-cell office:value-type="float" office:value="815">
            <text:p>815</text:p>
          </table:table-cell>
          <table:table-cell office:value-type="string">
            <text:p>जागो लोगों मत सुवो, ना करूँ नींद से प्यार । जैसा सपना रैन का, ऐसा यह संसार ॥</text:p>
          </table:table-cell>
        </table:table-row>
        <table:table-row>
          <table:table-cell office:value-type="float" office:value="816">
            <text:p>816</text:p>
          </table:table-cell>
          <table:table-cell office:value-type="string">
            <text:p>क्या करिये क्या जोड़िये, तोड़े जीवन काज । छाड़ि छाड़ि सब जात है, देह गेह धन राज ॥</text:p>
          </table:table-cell>
        </table:table-row>
        <table:table-row>
          <table:table-cell office:value-type="float" office:value="817">
            <text:p>817</text:p>
          </table:table-cell>
          <table:table-cell office:value-type="string">
            <text:p>जिन घर नौबत बाजती, होत छतीसों राग । सो घर भी खाली पड़े, बैठने लागे काग ॥</text:p>
          </table:table-cell>
        </table:table-row>
        <table:table-row>
          <table:table-cell office:value-type="float" office:value="818">
            <text:p>818</text:p>
          </table:table-cell>
          <table:table-cell office:value-type="string">
            <text:p>कबीर काया पाहुनी, हंस बटाऊ माहिं । ना जानूं कब जायगा, मोहि भरोसा नाहिं ॥</text:p>
          </table:table-cell>
        </table:table-row>
        <table:table-row>
          <table:table-cell office:value-type="float" office:value="819">
            <text:p>819</text:p>
          </table:table-cell>
          <table:table-cell office:value-type="string">
            <text:p>जो तू परा है फंद में निकसेगा कब अंध । माया मद तोकूँ चढ़ा, मत भूले मतिमंद ॥</text:p>
          </table:table-cell>
        </table:table-row>
        <table:table-row>
          <table:table-cell office:value-type="float" office:value="820">
            <text:p>820</text:p>
          </table:table-cell>
          <table:table-cell office:value-type="string">
            <text:p>अहिरन की चोरी करै, करै सुई का दान । ऊँचा चढ़ि कर देखता, केतिक दुरि विमान ॥</text:p>
          </table:table-cell>
        </table:table-row>
        <table:table-row>
          <table:table-cell office:value-type="float" office:value="821">
            <text:p>821</text:p>
          </table:table-cell>
          <table:table-cell office:value-type="string">
            <text:p>नर नारायन रूप है, तू मति समझे देह । जो समझै तो समझ ले, खलक पलक में खोह ॥</text:p>
          </table:table-cell>
        </table:table-row>
        <table:table-row>
          <table:table-cell office:value-type="float" office:value="822">
            <text:p>822</text:p>
          </table:table-cell>
          <table:table-cell office:value-type="string">
            <text:p>मन मुवा माया मुई, संशय मुवा शरीर । अविनाशी जो न मरे, तो क्यों मरे कबीर ॥</text:p>
          </table:table-cell>
        </table:table-row>
        <table:table-row>
          <table:table-cell office:value-type="float" office:value="823">
            <text:p>823</text:p>
          </table:table-cell>
          <table:table-cell office:value-type="string">
            <text:p>मरूँ- मरूँ सब कोइ कहै, मेरी मरै बलाय । मरना था तो मरि चुका, अब को मरने जाय ॥</text:p>
          </table:table-cell>
        </table:table-row>
        <table:table-row>
          <table:table-cell office:value-type="float" office:value="824">
            <text:p>824</text:p>
          </table:table-cell>
          <table:table-cell office:value-type="string">
            <text:p>एक बून्द के कारने, रोता सब संसार । अनेक बून्द खाली गये, तिनका नहीं विचार ॥</text:p>
          </table:table-cell>
        </table:table-row>
        <table:table-row>
          <table:table-cell office:value-type="float" office:value="825">
            <text:p>825</text:p>
          </table:table-cell>
          <table:table-cell office:value-type="string">
            <text:p>समुझाये समुझे नहीं, धरे बहुत अभिमान । गुरु का शब्द उछेद है, कहत सकल हम जान ॥</text:p>
          </table:table-cell>
        </table:table-row>
        <table:table-row>
          <table:table-cell office:value-type="float" office:value="826">
            <text:p>826</text:p>
          </table:table-cell>
          <table:table-cell office:value-type="string">
            <text:p>राज पाट धन पायके, क्यों करता अभिमान । पड़ोसी की जो दशा, भई सो अपनी जान ॥</text:p>
          </table:table-cell>
        </table:table-row>
        <table:table-row>
          <table:table-cell office:value-type="float" office:value="827">
            <text:p>827</text:p>
          </table:table-cell>
          <table:table-cell office:value-type="string">
            <text:p>मूरख शब्द न मानई, धर्म न सुनै विचार । सत्य शब्द नहिं खोजई, जावै जम के द्वार ॥</text:p>
          </table:table-cell>
        </table:table-row>
        <table:table-row>
          <table:table-cell office:value-type="float" office:value="828">
            <text:p>828</text:p>
          </table:table-cell>
          <table:table-cell office:value-type="string">
            <text:p>चेत सवेरे बाचरे, फिर पाछे पछिताय । तोको जाना दूर है, कहैं कबीर बुझाय ॥</text:p>
          </table:table-cell>
        </table:table-row>
        <table:table-row>
          <table:table-cell office:value-type="float" office:value="829">
            <text:p>829</text:p>
          </table:table-cell>
          <table:table-cell office:value-type="string">
            <text:p>क्यों खोवे नरतन वृथा, परि विषयन के साथ । पाँच कुल्हाड़ी मारही, मूरख अपने हाथ ॥</text:p>
          </table:table-cell>
        </table:table-row>
        <table:table-row>
          <table:table-cell office:value-type="float" office:value="830">
            <text:p>830</text:p>
          </table:table-cell>
          <table:table-cell office:value-type="string">
            <text:p>आँखि न देखे बावरा, शब्द सुनै नहिं कान । सिर के केस उज्ज्वल भये, अबहु निपट अजान ॥</text:p>
          </table:table-cell>
        </table:table-row>
        <table:table-row>
          <table:table-cell office:value-type="float" office:value="831">
            <text:p>831</text:p>
          </table:table-cell>
          <table:table-cell office:value-type="string">
            <text:p>ज्ञानी होय सो मानही, बूझै शब्द हमार । कहैं कबीर सो बाँचि है, और सकल जमधार ॥</text:p>
          </table:table-cell>
        </table:table-row>
        <table:table-row>
          <table:table-cell office:value-type="float" office:value="832">
            <text:p>832</text:p>
          </table:table-cell>
          <table:table-cell office:value-type="string">
            <text:p>जोबन मिकदारी तजी, चली निशान बजाय । सिर पर सेत सिरायचा दिया बुढ़ापै आय ॥</text:p>
          </table:table-cell>
        </table:table-row>
        <table:table-row>
          <table:table-cell office:value-type="float" office:value="833">
            <text:p>833</text:p>
          </table:table-cell>
          <table:table-cell office:value-type="string">
            <text:p>कबीर टुक-टुक चोंगता, पल-पल गयी बिहाय । जिव जंजाले पड़ि रहा, दियरा दममा आय ॥</text:p>
          </table:table-cell>
        </table:table-row>
        <table:table-row>
          <table:table-cell office:value-type="float" office:value="834">
            <text:p>834</text:p>
          </table:table-cell>
          <table:table-cell office:value-type="string">
            <text:p>झूठे सुख को सुख कहै, मानत है मन मोद । जगत् चबैना काल का, कछु मूठी कछु गोद ॥</text:p>
          </table:table-cell>
        </table:table-row>
        <table:table-row>
          <table:table-cell office:value-type="float" office:value="835">
            <text:p>835</text:p>
          </table:table-cell>
          <table:table-cell office:value-type="string">
            <text:p>काल जीव को ग्रासई, बहुत कह्यो समुझाय । कहैं कबीर में क्या करूँ, कोई नहीं पतियाय ॥</text:p>
          </table:table-cell>
        </table:table-row>
        <table:table-row>
          <table:table-cell office:value-type="float" office:value="836">
            <text:p>836</text:p>
          </table:table-cell>
          <table:table-cell office:value-type="string">
            <text:p>निश्चय काल गरासही, बहुत कहा समुझाय । कहैं कबीर मैं का कहूँ, देखत न पतियाय ॥</text:p>
          </table:table-cell>
        </table:table-row>
        <table:table-row>
          <table:table-cell office:value-type="float" office:value="837">
            <text:p>837</text:p>
          </table:table-cell>
          <table:table-cell office:value-type="string">
            <text:p>जो उगै तो आथवै, फूलै सो कुम्हिलाय । जो चुने सो ढ़हि पड़ै, जनमें सो मरि जाय ॥</text:p>
          </table:table-cell>
        </table:table-row>
        <table:table-row>
          <table:table-cell office:value-type="float" office:value="838">
            <text:p>838</text:p>
          </table:table-cell>
          <table:table-cell office:value-type="string">
            <text:p>कुशल-कुशल जो पूछता, जग में रहा न कोय । जरा मुई न भय मुवा, कुशल कहाँ ते होय ॥</text:p>
          </table:table-cell>
        </table:table-row>
        <table:table-row>
          <table:table-cell office:value-type="float" office:value="839">
            <text:p>839</text:p>
          </table:table-cell>
          <table:table-cell office:value-type="string">
            <text:p>जरा श्वान जोबन ससा, काल अहेरी नित्त । दो बैरी बिच झोंपड़ा कुशल कहाँ सो मित्र ॥</text:p>
          </table:table-cell>
        </table:table-row>
        <table:table-row>
          <table:table-cell office:value-type="float" office:value="840">
            <text:p>840</text:p>
          </table:table-cell>
          <table:table-cell office:value-type="string">
            <text:p>बिरिया बीती बल घटा, केश पलटि भये और । बिगरा काज सँभारि ले, करि छूटने की ठौर ॥</text:p>
          </table:table-cell>
        </table:table-row>
        <table:table-row>
          <table:table-cell office:value-type="float" office:value="841">
            <text:p>841</text:p>
          </table:table-cell>
          <table:table-cell office:value-type="string">
            <text:p>यह जीव आया दूर ते, जाना है बहु दूर । बिच के बासे बसि गया, काल रहा सिर पूर ॥</text:p>
          </table:table-cell>
        </table:table-row>
        <table:table-row>
          <table:table-cell office:value-type="float" office:value="842">
            <text:p>842</text:p>
          </table:table-cell>
          <table:table-cell office:value-type="string">
            <text:p>कबीर गाफिल क्यों फिरै क्या सोता घनघोर । तेरे सिराने जम खड़ा, ज्यूँ अँधियारे चोर ॥</text:p>
          </table:table-cell>
        </table:table-row>
        <table:table-row>
          <table:table-cell office:value-type="float" office:value="843">
            <text:p>843</text:p>
          </table:table-cell>
          <table:table-cell office:value-type="string">
            <text:p>कबीर पगरा दूर है, बीच पड़ी है रात । न जानों क्या होयेगा, ऊगन्ता परभात ॥</text:p>
          </table:table-cell>
        </table:table-row>
        <table:table-row>
          <table:table-cell office:value-type="float" office:value="844">
            <text:p>844</text:p>
          </table:table-cell>
          <table:table-cell office:value-type="string">
            <text:p>कबीर मन्दिर आपने, नित उठि करता आल । मरहट देखी डरपता, चौडढ़े दीया डाल ॥</text:p>
          </table:table-cell>
        </table:table-row>
        <table:table-row>
          <table:table-cell office:value-type="float" office:value="845">
            <text:p>845</text:p>
          </table:table-cell>
          <table:table-cell office:value-type="string">
            <text:p>धरती करते एक पग, समुंद्र करते फाल । हाथों परबत लौलते, ते भी खाये काल ॥</text:p>
          </table:table-cell>
        </table:table-row>
        <table:table-row>
          <table:table-cell office:value-type="float" office:value="846">
            <text:p>846</text:p>
          </table:table-cell>
          <table:table-cell office:value-type="string">
            <text:p>आस पास जोधा खड़े, सबै बजावै गाल । मंझ महल से ले चला, ऐसा परबल काल ॥</text:p>
          </table:table-cell>
        </table:table-row>
        <table:table-row>
          <table:table-cell office:value-type="float" office:value="847">
            <text:p>847</text:p>
          </table:table-cell>
          <table:table-cell office:value-type="string">
            <text:p>चहुँ दिसि पाका कोट था, मन्दिर नगर मझार । खिरकी खिरकी पाहरू, गज बन्दा दरबार ॥</text:p>
          </table:table-cell>
        </table:table-row>
        <table:table-row>
          <table:table-cell office:value-type="float" office:value="848">
            <text:p>848</text:p>
          </table:table-cell>
          <table:table-cell office:value-type="string">
            <text:p>हम जाने थे खायेंगे, बहुत जिमि बहु माल । ज्यों का त्यों ही रहि गया, पकरि ले गया काल ॥</text:p>
          </table:table-cell>
        </table:table-row>
        <table:table-row>
          <table:table-cell office:value-type="float" office:value="849">
            <text:p>849</text:p>
          </table:table-cell>
          <table:table-cell office:value-type="string">
            <text:p>काची काया मन अथिर, थिर थिर कर्म करन्त । ज्यों-ज्यों नर निधड़क फिरै, त्यों-त्यों काल हसन्त ॥</text:p>
          </table:table-cell>
        </table:table-row>
        <table:table-row>
          <table:table-cell office:value-type="float" office:value="850">
            <text:p>850</text:p>
          </table:table-cell>
          <table:table-cell office:value-type="string">
            <text:p>हाथी परबत फाड़ते, समुन्दर छूट भराय । ते मुनिवर धरती गले, का कोई गरब कराय ॥</text:p>
          </table:table-cell>
        </table:table-row>
        <table:table-row>
          <table:table-cell office:value-type="float" office:value="851">
            <text:p>851</text:p>
          </table:table-cell>
          <table:table-cell office:value-type="string">
            <text:p>संसै काल शरीर में, विषम काल है दूर । जाको कोई जाने नहीं, जारि करै सब धूर ॥</text:p>
          </table:table-cell>
        </table:table-row>
        <table:table-row>
          <table:table-cell office:value-type="float" office:value="852">
            <text:p>852</text:p>
          </table:table-cell>
          <table:table-cell office:value-type="string">
            <text:p>बालपना भोले गया, और जुवा महमंत । वृद्धपने आलस गयो, चला जरन्ते अन्त ॥</text:p>
          </table:table-cell>
        </table:table-row>
        <table:table-row>
          <table:table-cell office:value-type="float" office:value="853">
            <text:p>853</text:p>
          </table:table-cell>
          <table:table-cell office:value-type="string">
            <text:p>बेटा जाये क्या हुआ, कहा बजावै थाल । आवन-जावन होय रहा, ज्यों कीड़ी का नाल ॥</text:p>
          </table:table-cell>
        </table:table-row>
        <table:table-row>
          <table:table-cell office:value-type="float" office:value="854">
            <text:p>854</text:p>
          </table:table-cell>
          <table:table-cell office:value-type="string">
            <text:p>ताजी छूटा शहर ते, कसबे पड़ी पुकार । दरवाजा जड़ा ही रहा, निकस गया असवार ॥</text:p>
          </table:table-cell>
        </table:table-row>
        <table:table-row>
          <table:table-cell office:value-type="float" office:value="855">
            <text:p>855</text:p>
          </table:table-cell>
          <table:table-cell office:value-type="string">
            <text:p>खुलि खेलो संसार में, बाँधि न सक्कै कोय । घाट जगाती क्या करै, सिर पर पोट न होय ॥</text:p>
          </table:table-cell>
        </table:table-row>
        <table:table-row>
          <table:table-cell office:value-type="float" office:value="856">
            <text:p>856</text:p>
          </table:table-cell>
          <table:table-cell office:value-type="string">
            <text:p>घाट जगाती धर्मराय, गुरुमुख ले पहिचान । छाप बिना गुरु नाम के, साकट रहा निदान ॥</text:p>
          </table:table-cell>
        </table:table-row>
        <table:table-row>
          <table:table-cell office:value-type="float" office:value="857">
            <text:p>857</text:p>
          </table:table-cell>
          <table:table-cell office:value-type="string">
            <text:p>संसै काल शरीर में, जारि करै सब धूरि । काल से बांचे दास जन जिन पै द्दाल हुजूर ॥</text:p>
          </table:table-cell>
        </table:table-row>
        <table:table-row>
          <table:table-cell office:value-type="float" office:value="858">
            <text:p>858</text:p>
          </table:table-cell>
          <table:table-cell office:value-type="string">
            <text:p>ऐसे साँच न मानई, तिलकी देखो जाय । जारि बारि कोयला करे, जमते देखा सोय ॥</text:p>
          </table:table-cell>
        </table:table-row>
        <table:table-row>
          <table:table-cell office:value-type="float" office:value="859">
            <text:p>859</text:p>
          </table:table-cell>
          <table:table-cell office:value-type="string">
            <text:p>जारि बारि मिस्सी करे, मिस्सी करि है छार । कहैं कबीर कोइला करै, फिर दै दै औतार ॥</text:p>
          </table:table-cell>
        </table:table-row>
        <table:table-row>
          <table:table-cell office:value-type="float" office:value="860">
            <text:p>860</text:p>
          </table:table-cell>
          <table:table-cell office:value-type="string">
            <text:p>काल पाय जब ऊपजो, काल पाय सब जाय । काल पाय सबि बिनिश है, काल काल कहँ खाय ॥</text:p>
          </table:table-cell>
        </table:table-row>
        <table:table-row>
          <table:table-cell office:value-type="float" office:value="861">
            <text:p>861</text:p>
          </table:table-cell>
          <table:table-cell office:value-type="string">
            <text:p>पात झरन्ता देखि के, हँसती कूपलियाँ । हम चाले तु मचालिहौं, धीरी बापलियाँ ॥</text:p>
          </table:table-cell>
        </table:table-row>
        <table:table-row>
          <table:table-cell office:value-type="float" office:value="862">
            <text:p>862</text:p>
          </table:table-cell>
          <table:table-cell office:value-type="string">
            <text:p>फागुन आवत देखि के, मन झूरे बनराय । जिन डाली हम केलि, सो ही ब्योरे जाय ॥</text:p>
          </table:table-cell>
        </table:table-row>
        <table:table-row>
          <table:table-cell office:value-type="float" office:value="863">
            <text:p>863</text:p>
          </table:table-cell>
          <table:table-cell office:value-type="string">
            <text:p>मूस्या डरपैं काल सों, कठिन काल को जोर । स्वर्ग भूमि पाताल में जहाँ जावँ तहँ गोर ॥</text:p>
          </table:table-cell>
        </table:table-row>
        <table:table-row>
          <table:table-cell office:value-type="float" office:value="864">
            <text:p>864</text:p>
          </table:table-cell>
          <table:table-cell office:value-type="string">
            <text:p>सब जग डरपै काल सों, ब्रह्मा, विष्णु महेश । सुर नर मुनि औ लोक सब, सात रसातल सेस ॥</text:p>
          </table:table-cell>
        </table:table-row>
        <table:table-row>
          <table:table-cell office:value-type="float" office:value="865">
            <text:p>865</text:p>
          </table:table-cell>
          <table:table-cell office:value-type="string">
            <text:p>कबीरा पगरा दूरि है, आय पहुँची साँझ । जन-जन को मन राखता, वेश्या रहि गयी बाँझ ॥</text:p>
          </table:table-cell>
        </table:table-row>
        <table:table-row>
          <table:table-cell office:value-type="float" office:value="866">
            <text:p>866</text:p>
          </table:table-cell>
          <table:table-cell office:value-type="string">
            <text:p>जाय झरोखे सोवता, फूलन सेज बिछाय । सो अब कहँ दीसै नहीं, छिन में गयो बोलाय ॥</text:p>
          </table:table-cell>
        </table:table-row>
        <table:table-row>
          <table:table-cell office:value-type="float" office:value="867">
            <text:p>867</text:p>
          </table:table-cell>
          <table:table-cell office:value-type="string">
            <text:p>काल फिरे सिर ऊपरै, हाथों धरी कमान । कहैं कबीर गहु ज्ञान को, छोड़ सकल अभिमान ॥</text:p>
          </table:table-cell>
        </table:table-row>
        <table:table-row>
          <table:table-cell office:value-type="float" office:value="868">
            <text:p>868</text:p>
          </table:table-cell>
          <table:table-cell office:value-type="string">
            <text:p>काल काल सब कोई कहै, काल न चीन्है कोय । जेती मन की कल्पना, काल कहवै सोय ॥</text:p>
          </table:table-cell>
        </table:table-row>
        <table:table-row>
          <table:table-cell office:value-type="float" office:value="869">
            <text:p>869</text:p>
          </table:table-cell>
          <table:table-cell office:value-type="string">
            <text:p>काल काम तत्काल है, बुरा न कीजै कोय । भले भलई पे लहै, बुरे बुराई होय ॥</text:p>
          </table:table-cell>
        </table:table-row>
        <table:table-row>
          <table:table-cell office:value-type="float" office:value="870">
            <text:p>870</text:p>
          </table:table-cell>
          <table:table-cell office:value-type="string">
            <text:p>काल काम तत्काल है, बुरा न कीजै कोय । अनबोवे लुनता नहीं, बोवे लुनता होय ॥</text:p>
          </table:table-cell>
        </table:table-row>
        <table:table-row>
          <table:table-cell office:value-type="float" office:value="871">
            <text:p>871</text:p>
          </table:table-cell>
          <table:table-cell office:value-type="string">
            <text:p>लेना है सो जल्द ले, कही सुनी मान । कहीं सुनी जुग जुग चली, आवागमन बँधान ॥</text:p>
          </table:table-cell>
        </table:table-row>
        <table:table-row>
          <table:table-cell office:value-type="float" office:value="872">
            <text:p>872</text:p>
          </table:table-cell>
          <table:table-cell office:value-type="string">
            <text:p>खाय-पकाय लुटाय के, करि ले अपना काम । चलती बिरिया रे नरा, संग न चले छदाम ॥</text:p>
          </table:table-cell>
        </table:table-row>
        <table:table-row>
          <table:table-cell office:value-type="float" office:value="873">
            <text:p>873</text:p>
          </table:table-cell>
          <table:table-cell office:value-type="string">
            <text:p>खाय-पकाय लुटाय के, यह मनुवा मिजमान । लेना होय सो लेई ले, यही गोय मैदान ॥</text:p>
          </table:table-cell>
        </table:table-row>
        <table:table-row>
          <table:table-cell office:value-type="float" office:value="874">
            <text:p>874</text:p>
          </table:table-cell>
          <table:table-cell office:value-type="string">
            <text:p>गाँठि होय सो हाथ कर, हाथ होय सी देह । आगे हाट न बानिया, लेना होय सो लेह ॥</text:p>
          </table:table-cell>
        </table:table-row>
        <table:table-row>
          <table:table-cell office:value-type="float" office:value="875">
            <text:p>875</text:p>
          </table:table-cell>
          <table:table-cell office:value-type="string">
            <text:p>देह खेह खोय जायगी, कौन कहेगा देह । निश्चय कर उपकार ही, जीवन का फल येह ॥</text:p>
          </table:table-cell>
        </table:table-row>
        <table:table-row>
          <table:table-cell office:value-type="float" office:value="876">
            <text:p>876</text:p>
          </table:table-cell>
          <table:table-cell office:value-type="string">
            <text:p>कहै कबीर देय तू, सब लग तेरी देह । देह खेह होय जायगी, कौन कहेगा देह ॥</text:p>
          </table:table-cell>
        </table:table-row>
        <table:table-row>
          <table:table-cell office:value-type="float" office:value="877">
            <text:p>877</text:p>
          </table:table-cell>
          <table:table-cell office:value-type="string">
            <text:p>देह धरे का गुन यही, देह देह कछु देह । बहुरि न देही पाइये, अकी देह सुदेह ॥</text:p>
          </table:table-cell>
        </table:table-row>
        <table:table-row>
          <table:table-cell office:value-type="float" office:value="878">
            <text:p>878</text:p>
          </table:table-cell>
          <table:table-cell office:value-type="string">
            <text:p>सह ही में सत बाटई, रोटी में ते टूक । कहैं कबीर ता दास को, कबहुँ न आवे चूक ॥</text:p>
          </table:table-cell>
        </table:table-row>
        <table:table-row>
          <table:table-cell office:value-type="float" office:value="879">
            <text:p>879</text:p>
          </table:table-cell>
          <table:table-cell office:value-type="string">
            <text:p>कहते तो कहि जान दे, गुरु की सीख तु लेय । साकट जन औ श्वान को, फेरि जवाब न देय ॥</text:p>
          </table:table-cell>
        </table:table-row>
        <table:table-row>
          <table:table-cell office:value-type="float" office:value="880">
            <text:p>880</text:p>
          </table:table-cell>
          <table:table-cell office:value-type="string">
            <text:p>हस्ती चढ़िये ज्ञान की, सहज दुलीचा डार । श्वान रूप संसार है, भूकन दे झक मार ॥</text:p>
          </table:table-cell>
        </table:table-row>
        <table:table-row>
          <table:table-cell office:value-type="float" office:value="881">
            <text:p>881</text:p>
          </table:table-cell>
          <table:table-cell office:value-type="string">
            <text:p>या दुनिया दो रोज की, मत कर या सो हेत । गुरु चरनन चित लाइये, जो पूरन सुख हेत ॥</text:p>
          </table:table-cell>
        </table:table-row>
        <table:table-row>
          <table:table-cell office:value-type="float" office:value="882">
            <text:p>882</text:p>
          </table:table-cell>
          <table:table-cell office:value-type="string">
            <text:p>कबीर यह तन जात है, सको तो राखु बहोर । खाली हाथों वह गये, जिनके लाख करोर ॥</text:p>
          </table:table-cell>
        </table:table-row>
        <table:table-row>
          <table:table-cell office:value-type="float" office:value="883">
            <text:p>883</text:p>
          </table:table-cell>
          <table:table-cell office:value-type="string">
            <text:p>सरगुन की सेवा करो, निरगुन का करो ज्ञान । निरगुन सरगुन के परे, तहीं हमारा ध्यान ॥</text:p>
          </table:table-cell>
        </table:table-row>
        <table:table-row>
          <table:table-cell office:value-type="float" office:value="884">
            <text:p>884</text:p>
          </table:table-cell>
          <table:table-cell office:value-type="string">
            <text:p>घन गरजै, दामिनि दमकै, बूँदैं बरसैं, झर लाग गए। हर तलाब में कमल खिले, तहाँ भानु परगट भये॥</text:p>
          </table:table-cell>
        </table:table-row>
        <table:table-row>
          <table:table-cell office:value-type="float" office:value="885">
            <text:p>885</text:p>
          </table:table-cell>
          <table:table-cell office:value-type="string">
            <text:p>क्या काशी क्या ऊसर मगहर, राम हृदय बस मोरा। जो कासी तन तजै कबीरा, रामे कौन निहोरा ॥</text:p>
          </table:table-cell>
        </table:table-row>
        <table:table-row>
          <table:table-cell office:value-type="float" office:value="886">
            <text:p>886</text:p>
          </table:table-cell>
          <table:table-cell office:value-type="string">
            <text:p>चहुँ दिसि ठाढ़े सूरमा, हाथ लिये हाथियार । सबही यह तन देखता, काल ले गया मात ॥</text:p>
          </table:table-cell>
        </table:table-row>
        <table:table-row>
          <table:table-cell office:value-type="float" office:value="887">
            <text:p>887</text:p>
          </table:table-cell>
          <table:table-cell office:value-type="string">
            <text:p>साधु-साधु सब एक है, जस अफीम का खेत । कोई विवेकी लाल है, और सेत का सेत ॥</text:p>
          </table:table-cell>
        </table:table-row>
        <table:table-row>
          <table:table-cell office:value-type="float" office:value="888">
            <text:p>888</text:p>
          </table:table-cell>
          <table:table-cell office:value-type="string">
            <text:p>तब लग तारा जगमगे, जब लग उगे न सूर । तब लग जीव जग कर्मवश, ज्यों लग ज्ञान न पूर ॥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0.6deb1</meta:generator>
    <meta:initial-creator>phpMyAdmin 4.0.6deb1</meta:initial-creator>
    <meta:creation-date>2014-01-31T18:25:19</meta:creation-date>
  </office:meta>
</office:document-meta>
</file>